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3" svg:font-family="'Wingdings 3'" style:font-adornments="Regular" style:font-charset="x-symbol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74cm"/>
    </style:style>
    <style:style style:name="co2" style:family="table-column">
      <style:table-column-properties fo:break-before="auto" style:column-width="0.504cm"/>
    </style:style>
    <style:style style:name="co3" style:family="table-column">
      <style:table-column-properties fo:break-before="auto" style:column-width="1.462cm"/>
    </style:style>
    <style:style style:name="co4" style:family="table-column">
      <style:table-column-properties fo:break-before="auto" style:column-width="2.191cm"/>
    </style:style>
    <style:style style:name="co5" style:family="table-column">
      <style:table-column-properties fo:break-before="auto" style:column-width="3.997cm"/>
    </style:style>
    <style:style style:name="co6" style:family="table-column">
      <style:table-column-properties fo:break-before="auto" style:column-width="0.848cm"/>
    </style:style>
    <style:style style:name="co7" style:family="table-column">
      <style:table-column-properties fo:break-before="auto" style:column-width="2.739cm"/>
    </style:style>
    <style:style style:name="co8" style:family="table-column">
      <style:table-column-properties fo:break-before="auto" style:column-width="2.923cm"/>
    </style:style>
    <style:style style:name="co9" style:family="table-column">
      <style:table-column-properties fo:break-before="auto" style:column-width="2.722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1.409cm"/>
    </style:style>
    <style:style style:name="co12" style:family="table-column">
      <style:table-column-properties fo:break-before="auto" style:column-width="8.927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none" fo:border-left="0.99pt solid #000000" fo:border-right="0.99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99pt solid #000000" fo:border-left="0.99pt solid #000000" fo:border-right="0.99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99pt solid #000000" fo:border-right="0.99pt solid #000000" fo:border-top="none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  <style:text-properties style:font-name="Wingdings 3" style:font-name-asian="Wingdings 3" style:font-name-complex="Wingdings 3"/>
    </style:style>
    <style:style style:name="ce7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0.99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99pt solid #000000" fo:border-left="none" fo:border-right="0.99pt solid #000000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0.99pt solid #000000" fo:border-top="none"/>
    </style:style>
    <style:style style:name="ce11" style:family="table-cell" style:parent-style-name="Default" style:data-style-name="N0">
      <style:table-cell-properties fo:border-bottom="none" fo:border-left="none" fo:border-right="0.99pt solid #000000" fo:border-top="none"/>
    </style:style>
    <style:style style:name="ce12" style:family="table-cell" style:parent-style-name="Default">
      <style:table-cell-properties fo:border-bottom="none" fo:border-left="none" fo:border-right="0.99pt solid #000000" fo:border-top="none"/>
      <style:text-properties style:font-name="Liberation Sans" style:font-name-asian="WenQuanYi Zen Hei" style:font-name-complex="Lohit Devanagari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0.99pt solid #000000" fo:border-right="none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99pt solid #000000" fo:border-left="0.99pt solid #000000" fo:border-right="none" fo:border-top="none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order-left="0.99pt solid #000000" fo:border-right="none" fo:border-top="none"/>
    </style:style>
    <style:style style:name="ce20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="none"/>
    </style:style>
    <style:style style:name="ce25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1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">
      <style:table-cell-properties fo:border-bottom="0.99pt solid #000000" style:text-align-source="fix" style:repeat-content="false" fo:border-left="0.99pt solid #000000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29" style:family="table-cell" style:parent-style-name="Default" style:data-style-name="N1">
      <style:table-cell-properties fo:border-bottom="none" fo:border-left="0.99pt solid #000000" fo:border-right="none" fo:border-top="none"/>
    </style:style>
    <style:style style:name="ce30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1">
      <style:table-cell-properties fo:border-bottom="0.99pt solid #000000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"/>
    <style:style style:name="ce33" style:family="table-cell" style:parent-style-name="Default" style:data-style-name="N1">
      <style:table-cell-properties fo:border-bottom="none" style:text-align-source="fix" style:repeat-content="false" fo:border-left="none" fo:border-right="0.99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1">
      <style:table-cell-properties fo:border-bottom="0.99pt solid #000000" style:text-align-source="fix" style:repeat-content="false" fo:border-left="none" fo:border-right="0.99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1">
      <style:table-cell-properties fo:border-bottom="none" fo:border-left="none" fo:border-right="0.99pt solid #000000" fo:border-top="none"/>
    </style:style>
    <style:style style:name="ce36" style:family="table-cell" style:parent-style-name="Default" style:data-style-name="N2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 style:data-style-name="N2">
      <style:table-cell-properties fo:border-bottom="0.99pt solid #000000" style:text-align-source="fix" style:repeat-content="false" fo:border-left="0.99pt solid #000000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2">
      <style:table-cell-properties fo:border-bottom="none" fo:border-left="0.99pt solid #000000" fo:border-right="none" fo:border-top="none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0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2"/>
    <style:style style:name="ce42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2">
      <style:table-cell-properties fo:border-bottom="0.99pt solid #000000" style:text-align-source="fix" style:repeat-content="false" fo:border-left="none" fo:border-right="0.99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2">
      <style:table-cell-properties fo:border-bottom="none" fo:border-left="none" fo:border-right="0.99pt solid #000000" fo:border-top="none"/>
    </style:style>
    <style:style style:name="ce45" style:family="table-cell" style:parent-style-name="Default" style:data-style-name="N1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 style:data-style-name="N1">
      <style:table-cell-properties fo:border="none"/>
    </style:style>
    <style:style style:name="ce47" style:family="table-cell" style:parent-style-name="Default">
      <style:text-properties style:font-name="Liberation Mono"/>
    </style:style>
  </office:automatic-styles>
  <office:body>
    <office:spreadsheet>
      <table:table table:name="partitions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6" table:default-cell-style-name="Default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number-columns-repeated="2" table:default-cell-style-name="ce15"/>
        <table:table-column table:style-name="co7" table:default-cell-style-name="ce19"/>
        <table:table-column table:style-name="co8" table:default-cell-style-name="ce19"/>
        <table:table-column table:style-name="co8" table:default-cell-style-name="Default"/>
        <table:table-column table:style-name="co9" table:default-cell-style-name="ce10"/>
        <table:table-column table:style-name="co10" table:default-cell-style-name="ce29"/>
        <table:table-column table:style-name="co10" table:default-cell-style-name="ce32"/>
        <table:table-column table:style-name="co10" table:default-cell-style-name="ce35"/>
        <table:table-column table:style-name="co11" table:default-cell-style-name="ce38"/>
        <table:table-column table:style-name="co11" table:default-cell-style-name="ce41"/>
        <table:table-column table:style-name="co11" table:default-cell-style-name="ce44"/>
        <table:table-column table:style-name="co10" table:default-cell-style-name="ce46"/>
        <table:table-column table:style-name="co10" table:default-cell-style-name="ce35"/>
        <table:table-column table:style-name="co12" table:default-cell-style-name="ce47"/>
        <table:table-column table:style-name="co13" table:number-columns-repeated="989" table:default-cell-style-name="Default"/>
        <table:table-row table:style-name="ro1">
          <table:table-cell table:style-name="ce1"/>
          <table:table-cell table:style-name="ce4" table:number-columns-repeated="6"/>
          <table:table-cell table:style-name="ce8" table:number-columns-repeated="3"/>
          <table:table-cell table:style-name="ce13" office:value-type="string" table:number-columns-spanned="2" table:number-rows-spanned="1">
            <text:p>Siblings</text:p>
          </table:table-cell>
          <table:covered-table-cell table:style-name="ce16"/>
          <table:table-cell table:style-name="ce17"/>
          <table:table-cell table:style-name="ce20" office:value-type="string" table:number-columns-spanned="3" table:number-rows-spanned="1">
            <text:p>Size (bytes)</text:p>
          </table:table-cell>
          <table:covered-table-cell table:style-name="ce22"/>
          <table:covered-table-cell table:style-name="ce25"/>
          <table:table-cell table:style-name="ce27" office:value-type="string" table:number-columns-spanned="3" table:number-rows-spanned="1">
            <text:p>Size (MiB)</text:p>
          </table:table-cell>
          <table:covered-table-cell table:style-name="ce30"/>
          <table:covered-table-cell table:style-name="ce33"/>
          <table:table-cell table:style-name="ce36" office:value-type="string" table:number-columns-spanned="3" table:number-rows-spanned="1">
            <text:p>Size (GiB)</text:p>
          </table:table-cell>
          <table:covered-table-cell table:style-name="ce39"/>
          <table:covered-table-cell table:style-name="ce42"/>
          <table:table-cell table:style-name="ce45" office:value-type="string" table:number-columns-spanned="2" table:number-rows-spanned="1">
            <text:p>Percentage</text:p>
          </table:table-cell>
          <table:covered-table-cell table:style-name="ce33"/>
          <table:table-cell/>
          <table:table-cell table:style-name="ce4" table:number-columns-repeated="989"/>
        </table:table-row>
        <table:table-row table:style-name="ro1">
          <table:table-cell table:style-name="ce2" office:value-type="string">
            <text:p>Container Type</text:p>
          </table:table-cell>
          <table:table-cell table:style-name="ce5" office:value-type="string" table:number-columns-spanned="7" table:number-rows-spanned="1">
            <text:p>Name</text:p>
          </table:table-cell>
          <table:covered-table-cell table:number-columns-repeated="5" table:style-name="ce7"/>
          <table:covered-table-cell table:style-name="ce9"/>
          <table:table-cell table:style-name="ce9" office:value-type="string">
            <text:p>Block Size</text:p>
          </table:table-cell>
          <table:table-cell table:style-name="ce9" office:value-type="string">
            <text:p>Label</text:p>
          </table:table-cell>
          <table:table-cell table:style-name="ce14" office:value-type="string" table:number-columns-spanned="2" table:number-rows-spanned="1">
            <text:p>Part/Of</text:p>
          </table:table-cell>
          <table:covered-table-cell table:style-name="ce14"/>
          <table:table-cell table:style-name="ce18" office:value-type="string">
            <text:p>Offset</text:p>
          </table:table-cell>
          <table:table-cell table:style-name="ce21" office:value-type="string">
            <text:p>Total</text:p>
          </table:table-cell>
          <table:table-cell table:style-name="ce23" office:value-type="string">
            <text:p>Used</text:p>
          </table:table-cell>
          <table:table-cell table:style-name="ce26" office:value-type="string">
            <text:p>Free</text:p>
          </table:table-cell>
          <table:table-cell table:style-name="ce28" office:value-type="string">
            <text:p>Total</text:p>
          </table:table-cell>
          <table:table-cell table:style-name="ce31" office:value-type="string">
            <text:p>Used</text:p>
          </table:table-cell>
          <table:table-cell table:style-name="ce34" office:value-type="string">
            <text:p>Free</text:p>
          </table:table-cell>
          <table:table-cell table:style-name="ce37" office:value-type="string">
            <text:p>Total</text:p>
          </table:table-cell>
          <table:table-cell table:style-name="ce40" office:value-type="string">
            <text:p>Used</text:p>
          </table:table-cell>
          <table:table-cell table:style-name="ce43" office:value-type="string">
            <text:p>Free</text:p>
          </table:table-cell>
          <table:table-cell table:style-name="ce31" office:value-type="string">
            <text:p>Used</text:p>
          </table:table-cell>
          <table:table-cell table:style-name="ce34" office:value-type="string">
            <text:p>Free</text:p>
          </table:table-cell>
          <table:table-cell table:style-name="ce7" office:value-type="string">
            <text:p>UUID</text:p>
          </table:table-cell>
          <table:table-cell table:style-name="ce7" table:number-columns-repeated="989"/>
        </table:table-row>
        <table:table-row table:style-name="ro1">
          <table:table-cell table:style-name="ce1" office:value-type="string">
            <text:p>Disk</text:p>
          </table:table-cell>
          <table:table-cell table:style-name="ce6" office:value-type="string">
            <text:p></text:p>
          </table:table-cell>
          <table:table-cell table:style-name="ce4" office:value-type="string">
            <text:p>sda</text:p>
          </table:table-cell>
          <table:table-cell table:number-columns-repeated="5"/>
          <table:table-cell office:value-type="float" office:value="512">
            <text:p>512</text:p>
          </table:table-cell>
          <table:table-cell office:value-type="string">
            <text:p>WDC WD5000AAVS-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500107862016">
            <text:p>500107862016</text:p>
          </table:table-cell>
          <table:table-cell table:style-name="ce24" office:value-type="float" office:value="500107862016">
            <text:p>500107862016</text:p>
          </table:table-cell>
          <table:table-cell table:formula="of:=[.N3]-[.O3]" office:value-type="float" office:value="0">
            <text:p>0</text:p>
          </table:table-cell>
          <table:table-cell table:formula="of:=[.N3]/1024/1024" office:value-type="float" office:value="476940.0234375">
            <text:p>476940</text:p>
          </table:table-cell>
          <table:table-cell table:formula="of:=[.O3]/1024/1024" office:value-type="float" office:value="476940.0234375">
            <text:p>476940</text:p>
          </table:table-cell>
          <table:table-cell table:formula="of:=[.P3]/1024/1024" office:value-type="float" office:value="0">
            <text:p>0</text:p>
          </table:table-cell>
          <table:table-cell table:formula="of:=[.N3]/1024/1024/1024" office:value-type="float" office:value="465.761741638184">
            <text:p>465.76</text:p>
          </table:table-cell>
          <table:table-cell table:formula="of:=[.O3]/1024/1024/1024" office:value-type="float" office:value="465.761741638184">
            <text:p>465.76</text:p>
          </table:table-cell>
          <table:table-cell table:formula="of:=[.P3]/1024/1024/1024" office:value-type="float" office:value="0">
            <text:p>0.00</text:p>
          </table:table-cell>
          <table:table-cell table:formula="of:=[.O3]/[.N3]*100" office:value-type="float" office:value="100">
            <text:p>100</text:p>
          </table:table-cell>
          <table:table-cell table:formula="of:=[.P3]/[.N3]*100" office:value-type="float" office:value="0">
            <text:p>0</text:p>
          </table:table-cell>
          <table:table-cell office:value-type="string">
            <text:p>0x8e691921</text:p>
          </table:table-cell>
          <table:table-cell table:number-columns-repeated="989"/>
        </table:table-row>
        <table:table-row table:style-name="ro1">
          <table:table-cell office:value-type="string">
            <text:p>MSDOS</text:p>
          </table:table-cell>
          <table:table-cell/>
          <table:table-cell table:style-name="ce6" office:value-type="string">
            <text:p></text:p>
          </table:table-cell>
          <table:table-cell office:value-type="string">
            <text:p>msdos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500107862016">
            <text:p>500107862016</text:p>
          </table:table-cell>
          <table:table-cell table:style-name="ce24" office:value-type="float" office:value="500107862016">
            <text:p>500107862016</text:p>
          </table:table-cell>
          <table:table-cell table:formula="of:=[.N4]-[.O4]" office:value-type="float" office:value="0">
            <text:p>0</text:p>
          </table:table-cell>
          <table:table-cell table:formula="of:=[.N4]/1024/1024" office:value-type="float" office:value="476940.0234375">
            <text:p>476940</text:p>
          </table:table-cell>
          <table:table-cell table:formula="of:=[.O4]/1024/1024" office:value-type="float" office:value="476940.0234375">
            <text:p>476940</text:p>
          </table:table-cell>
          <table:table-cell table:formula="of:=[.P4]/1024/1024" office:value-type="float" office:value="0">
            <text:p>0</text:p>
          </table:table-cell>
          <table:table-cell table:formula="of:=[.N4]/1024/1024/1024" office:value-type="float" office:value="465.761741638184">
            <text:p>465.76</text:p>
          </table:table-cell>
          <table:table-cell table:formula="of:=[.O4]/1024/1024/1024" office:value-type="float" office:value="465.761741638184">
            <text:p>465.76</text:p>
          </table:table-cell>
          <table:table-cell table:formula="of:=[.P4]/1024/1024/1024" office:value-type="float" office:value="0">
            <text:p>0.00</text:p>
          </table:table-cell>
          <table:table-cell table:formula="of:=[.O4]/[.N4]*100" office:value-type="float" office:value="100">
            <text:p>100</text:p>
          </table:table-cell>
          <table:table-cell table:formula="of:=[.P4]/[.N4]*100" office:value-type="float" office:value="0">
            <text:p>0</text:p>
          </table:table-cell>
          <table:table-cell table:number-columns-repeated="990"/>
        </table:table-row>
        <table:table-row table:style-name="ro1">
          <table:table-cell office:value-type="string">
            <text:p>Reserved</text:p>
          </table:table-cell>
          <table:table-cell/>
          <table:table-cell table:style-name="ce6"/>
          <table:table-cell/>
          <table:table-cell office:value-type="string">
            <text:p>reserved</text:p>
          </table:table-cell>
          <table:table-cell table:number-columns-repeated="7"/>
          <table:table-cell office:value-type="float" office:value="0">
            <text:p>0</text:p>
          </table:table-cell>
          <table:table-cell office:value-type="float" office:value="32256">
            <text:p>32256</text:p>
          </table:table-cell>
          <table:table-cell table:style-name="ce24" office:value-type="float" office:value="32256">
            <text:p>32256</text:p>
          </table:table-cell>
          <table:table-cell table:formula="of:=[.N5]-[.O5]" office:value-type="float" office:value="0">
            <text:p>0</text:p>
          </table:table-cell>
          <table:table-cell table:formula="of:=[.N5]/1024/1024" office:value-type="float" office:value="0.03076171875">
            <text:p>0</text:p>
          </table:table-cell>
          <table:table-cell table:formula="of:=[.O5]/1024/1024" office:value-type="float" office:value="0.03076171875">
            <text:p>0</text:p>
          </table:table-cell>
          <table:table-cell table:formula="of:=[.P5]/1024/1024" office:value-type="float" office:value="0">
            <text:p>0</text:p>
          </table:table-cell>
          <table:table-cell table:formula="of:=[.N5]/1024/1024/1024" office:value-type="float" office:value="0.0000300407409667969">
            <text:p>0.00</text:p>
          </table:table-cell>
          <table:table-cell table:formula="of:=[.O5]/1024/1024/1024" office:value-type="float" office:value="0.0000300407409667969">
            <text:p>0.00</text:p>
          </table:table-cell>
          <table:table-cell table:formula="of:=[.P5]/1024/1024/1024" office:value-type="float" office:value="0">
            <text:p>0.00</text:p>
          </table:table-cell>
          <table:table-cell table:formula="of:=[.O5]/[.N5]*100" office:value-type="float" office:value="100">
            <text:p>100</text:p>
          </table:table-cell>
          <table:table-cell table:formula="of:=[.P5]/[.N5]*100" office:value-type="float" office:value="0">
            <text:p>0</text:p>
          </table:table-cell>
          <table:table-cell table:number-columns-repeated="990"/>
        </table:table-row>
        <table:table-row table:style-name="ro1">
          <table:table-cell office:value-type="string">
            <text:p>Partition</text:p>
          </table:table-cell>
          <table:table-cell table:number-columns-repeated="2"/>
          <table:table-cell table:style-name="ce6" office:value-type="string">
            <text:p></text:p>
          </table:table-cell>
          <table:table-cell office:value-type="string">
            <text:p>sda1</text:p>
          </table:table-cell>
          <table:table-cell table:number-columns-repeated="7"/>
          <table:table-cell office:value-type="float" office:value="32256">
            <text:p>32256</text:p>
          </table:table-cell>
          <table:table-cell office:value-type="float" office:value="21476173824">
            <text:p>21476173824</text:p>
          </table:table-cell>
          <table:table-cell office:value-type="float" office:value="21474836480">
            <text:p>21474836480</text:p>
          </table:table-cell>
          <table:table-cell table:formula="of:=[.N6]-[.O6]" office:value-type="float" office:value="1337344">
            <text:p>1337344</text:p>
          </table:table-cell>
          <table:table-cell table:formula="of:=[.N6]/1024/1024" office:value-type="float" office:value="20481.275390625">
            <text:p>20481</text:p>
          </table:table-cell>
          <table:table-cell table:formula="of:=[.O6]/1024/1024" office:value-type="float" office:value="20480">
            <text:p>20480</text:p>
          </table:table-cell>
          <table:table-cell table:formula="of:=[.P6]/1024/1024" office:value-type="float" office:value="1.275390625">
            <text:p>1</text:p>
          </table:table-cell>
          <table:table-cell table:formula="of:=[.N6]/1024/1024/1024" office:value-type="float" office:value="20.0012454986572">
            <text:p>20.00</text:p>
          </table:table-cell>
          <table:table-cell table:formula="of:=[.O6]/1024/1024/1024" office:value-type="float" office:value="20">
            <text:p>20.00</text:p>
          </table:table-cell>
          <table:table-cell table:formula="of:=[.P6]/1024/1024/1024" office:value-type="float" office:value="0.00124549865722656">
            <text:p>0.00</text:p>
          </table:table-cell>
          <table:table-cell table:formula="of:=[.O6]/[.N6]*100" office:value-type="float" office:value="99.9937728945064">
            <text:p>100</text:p>
          </table:table-cell>
          <table:table-cell table:formula="of:=[.P6]/[.N6]*100" office:value-type="float" office:value="0.00622710549355628">
            <text:p>0</text:p>
          </table:table-cell>
          <table:table-cell table:number-columns-repeated="990"/>
        </table:table-row>
        <table:table-row table:style-name="ro1">
          <table:table-cell office:value-type="string">
            <text:p>Filesystem</text:p>
          </table:table-cell>
          <table:table-cell table:number-columns-repeated="3"/>
          <table:table-cell table:style-name="ce6"/>
          <table:table-cell office:value-type="string">
            <text:p>ext4</text:p>
          </table:table-cell>
          <table:table-cell table:number-columns-repeated="2"/>
          <table:table-cell office:value-type="float" office:value="4096">
            <text:p>4096</text:p>
          </table:table-cell>
          <table:table-cell office:value-type="string">
            <text:p>root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1474836480">
            <text:p>21474836480</text:p>
          </table:table-cell>
          <table:table-cell office:value-type="float" office:value="12015779840">
            <text:p>12015779840</text:p>
          </table:table-cell>
          <table:table-cell table:formula="of:=[.N7]-[.O7]" office:value-type="float" office:value="9459056640">
            <text:p>9459056640</text:p>
          </table:table-cell>
          <table:table-cell table:formula="of:=[.N7]/1024/1024" office:value-type="float" office:value="20480">
            <text:p>20480</text:p>
          </table:table-cell>
          <table:table-cell table:formula="of:=[.O7]/1024/1024" office:value-type="float" office:value="11459.140625">
            <text:p>11459</text:p>
          </table:table-cell>
          <table:table-cell table:formula="of:=[.P7]/1024/1024" office:value-type="float" office:value="9020.859375">
            <text:p>9021</text:p>
          </table:table-cell>
          <table:table-cell table:formula="of:=[.N7]/1024/1024/1024" office:value-type="float" office:value="20">
            <text:p>20.00</text:p>
          </table:table-cell>
          <table:table-cell table:formula="of:=[.O7]/1024/1024/1024" office:value-type="float" office:value="11.1905670166016">
            <text:p>11.19</text:p>
          </table:table-cell>
          <table:table-cell table:formula="of:=[.P7]/1024/1024/1024" office:value-type="float" office:value="8.80943298339844">
            <text:p>8.81</text:p>
          </table:table-cell>
          <table:table-cell table:formula="of:=[.O7]/[.N7]*100" office:value-type="float" office:value="55.9528350830078">
            <text:p>56</text:p>
          </table:table-cell>
          <table:table-cell table:formula="of:=[.P7]/[.N7]*100" office:value-type="float" office:value="44.0471649169922">
            <text:p>44</text:p>
          </table:table-cell>
          <table:table-cell office:value-type="string">
            <text:p>17d021dd-64dd-4ff6-ab40-97d24407f27e</text:p>
          </table:table-cell>
          <table:table-cell table:number-columns-repeated="989"/>
        </table:table-row>
        <table:table-row table:style-name="ro1">
          <table:table-cell office:value-type="string">
            <text:p>Partition</text:p>
          </table:table-cell>
          <table:table-cell table:number-columns-repeated="3"/>
          <table:table-cell office:value-type="string">
            <text:p>sda2</text:p>
          </table:table-cell>
          <table:table-cell table:number-columns-repeated="7"/>
          <table:table-cell office:value-type="float" office:value="21476933632">
            <text:p>21476933632</text:p>
          </table:table-cell>
          <table:table-cell office:value-type="float" office:value="478630903808">
            <text:p>478630903808</text:p>
          </table:table-cell>
          <table:table-cell office:value-type="float" office:value="478627758080">
            <text:p>478627758080</text:p>
          </table:table-cell>
          <table:table-cell table:formula="of:=[.N8]-[.O8]" office:value-type="float" office:value="3145728">
            <text:p>3145728</text:p>
          </table:table-cell>
          <table:table-cell table:formula="of:=[.N8]/1024/1024" office:value-type="float" office:value="456458">
            <text:p>456458</text:p>
          </table:table-cell>
          <table:table-cell table:formula="of:=[.O8]/1024/1024" office:value-type="float" office:value="456455">
            <text:p>456455</text:p>
          </table:table-cell>
          <table:table-cell table:formula="of:=[.P8]/1024/1024" office:value-type="float" office:value="3">
            <text:p>3</text:p>
          </table:table-cell>
          <table:table-cell table:formula="of:=[.N8]/1024/1024/1024" office:value-type="float" office:value="445.759765625">
            <text:p>445.76</text:p>
          </table:table-cell>
          <table:table-cell table:formula="of:=[.O8]/1024/1024/1024" office:value-type="float" office:value="445.7568359375">
            <text:p>445.76</text:p>
          </table:table-cell>
          <table:table-cell table:formula="of:=[.P8]/1024/1024/1024" office:value-type="float" office:value="0.0029296875">
            <text:p>0.00</text:p>
          </table:table-cell>
          <table:table-cell table:formula="of:=[.O8]/[.N8]*100" office:value-type="float" office:value="99.9993427653804">
            <text:p>100</text:p>
          </table:table-cell>
          <table:table-cell table:formula="of:=[.P8]/[.N8]*100" office:value-type="float" office:value="0.00065723461961451">
            <text:p>0</text:p>
          </table:table-cell>
          <table:table-cell table:number-columns-repeated="990"/>
        </table:table-row>
        <table:table-row table:style-name="ro1">
          <table:table-cell office:value-type="string">
            <text:p>Reserved</text:p>
          </table:table-cell>
          <table:table-cell table:number-columns-repeated="4"/>
          <table:table-cell office:value-type="string">
            <text:p>reserved</text:p>
          </table:table-cell>
          <table:table-cell table:number-columns-repeated="6"/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Partition</text:p>
          </table:table-cell>
          <table:table-cell table:number-columns-repeated="3"/>
          <table:table-cell table:style-name="ce6" office:value-type="string">
            <text:p></text:p>
          </table:table-cell>
          <table:table-cell office:value-type="string">
            <text:p>sda5</text:p>
          </table:table-cell>
          <table:table-cell table:number-columns-repeated="6"/>
          <table:table-cell office:value-type="float" office:value="21477982208">
            <text:p>21477982208</text:p>
          </table:table-cell>
          <table:table-cell office:value-type="float" office:value="143589900288">
            <text:p>143589900288</text:p>
          </table:table-cell>
          <table:table-cell table:style-name="ce24" office:value-type="float" office:value="141336567808">
            <text:p>141336567808</text:p>
          </table:table-cell>
          <table:table-cell table:formula="of:=[.N10]-[.O10]" office:value-type="float" office:value="2253332480">
            <text:p>2253332480</text:p>
          </table:table-cell>
          <table:table-cell table:formula="of:=[.N10]/1024/1024" office:value-type="float" office:value="136938">
            <text:p>136938</text:p>
          </table:table-cell>
          <table:table-cell table:formula="of:=[.O10]/1024/1024" office:value-type="float" office:value="134789.0546875">
            <text:p>134789</text:p>
          </table:table-cell>
          <table:table-cell table:formula="of:=[.P10]/1024/1024" office:value-type="float" office:value="2148.9453125">
            <text:p>2149</text:p>
          </table:table-cell>
          <table:table-cell table:formula="of:=[.N10]/1024/1024/1024" office:value-type="float" office:value="133.728515625">
            <text:p>133.73</text:p>
          </table:table-cell>
          <table:table-cell table:formula="of:=[.O10]/1024/1024/1024" office:value-type="float" office:value="131.629936218262">
            <text:p>131.63</text:p>
          </table:table-cell>
          <table:table-cell table:formula="of:=[.P10]/1024/1024/1024" office:value-type="float" office:value="2.09857940673828">
            <text:p>2.10</text:p>
          </table:table-cell>
          <table:table-cell table:formula="of:=[.O10]/[.N10]*100" office:value-type="float" office:value="98.4307165925455">
            <text:p>98</text:p>
          </table:table-cell>
          <table:table-cell table:formula="of:=[.P10]/[.N10]*100" office:value-type="float" office:value="1.56928340745447">
            <text:p>2</text:p>
          </table:table-cell>
          <table:table-cell table:number-columns-repeated="990"/>
        </table:table-row>
        <table:table-row table:style-name="ro1">
          <table:table-cell office:value-type="string">
            <text:p>Filesystem</text:p>
          </table:table-cell>
          <table:table-cell table:number-columns-repeated="4"/>
          <table:table-cell table:style-name="ce6"/>
          <table:table-cell office:value-type="string">
            <text:p>ext2</text:p>
          </table:table-cell>
          <table:table-cell/>
          <table:table-cell office:value-type="float" office:value="4096">
            <text:p>4096</text:p>
          </table:table-cell>
          <table:table-cell office:value-type="string">
            <text:p>peter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41336567808">
            <text:p>141336567808</text:p>
          </table:table-cell>
          <table:table-cell office:value-type="float" office:value="62386176">
            <text:p>62386176</text:p>
          </table:table-cell>
          <table:table-cell table:formula="of:=[.N11]-[.O11]" office:value-type="float" office:value="141274181632">
            <text:p>141274181632</text:p>
          </table:table-cell>
          <table:table-cell table:formula="of:=[.N11]/1024/1024" office:value-type="float" office:value="134789.0546875">
            <text:p>134789</text:p>
          </table:table-cell>
          <table:table-cell table:formula="of:=[.O11]/1024/1024" office:value-type="float" office:value="59.49609375">
            <text:p>59</text:p>
          </table:table-cell>
          <table:table-cell table:formula="of:=[.P11]/1024/1024" office:value-type="float" office:value="134729.55859375">
            <text:p>134730</text:p>
          </table:table-cell>
          <table:table-cell table:formula="of:=[.N11]/1024/1024/1024" office:value-type="float" office:value="131.629936218262">
            <text:p>131.63</text:p>
          </table:table-cell>
          <table:table-cell table:formula="of:=[.O11]/1024/1024/1024" office:value-type="float" office:value="0.0581016540527344">
            <text:p>0.06</text:p>
          </table:table-cell>
          <table:table-cell table:formula="of:=[.P11]/1024/1024/1024" office:value-type="float" office:value="131.571834564209">
            <text:p>131.57</text:p>
          </table:table-cell>
          <table:table-cell table:formula="of:=[.O11]/[.N11]*100" office:value-type="float" office:value="0.044140152097615">
            <text:p>0</text:p>
          </table:table-cell>
          <table:table-cell table:formula="of:=[.P11]/[.N11]*100" office:value-type="float" office:value="99.9558598479024">
            <text:p>100</text:p>
          </table:table-cell>
          <table:table-cell office:value-type="string">
            <text:p>451bde74-ee66-40bf-8ce3-0df55fe995a7</text:p>
          </table:table-cell>
          <table:table-cell table:number-columns-repeated="989"/>
        </table:table-row>
        <table:table-row table:style-name="ro1">
          <table:table-cell office:value-type="string">
            <text:p>Partition</text:p>
          </table:table-cell>
          <table:table-cell table:number-columns-repeated="3"/>
          <table:table-cell table:style-name="ce6" office:value-type="string">
            <text:p></text:p>
          </table:table-cell>
          <table:table-cell office:value-type="string">
            <text:p>sda6</text:p>
          </table:table-cell>
          <table:table-cell table:number-columns-repeated="6"/>
          <table:table-cell office:value-type="float" office:value="165068931072">
            <text:p>165068931072</text:p>
          </table:table-cell>
          <table:table-cell office:value-type="float" office:value="141386842112">
            <text:p>141386842112</text:p>
          </table:table-cell>
          <table:table-cell office:value-type="float" office:value="141317816320">
            <text:p>141317816320</text:p>
          </table:table-cell>
          <table:table-cell table:formula="of:=[.N12]-[.O12]" office:value-type="float" office:value="69025792">
            <text:p>69025792</text:p>
          </table:table-cell>
          <table:table-cell table:formula="of:=[.N12]/1024/1024" office:value-type="float" office:value="134837">
            <text:p>134837</text:p>
          </table:table-cell>
          <table:table-cell table:formula="of:=[.O12]/1024/1024" office:value-type="float" office:value="134771.171875">
            <text:p>134771</text:p>
          </table:table-cell>
          <table:table-cell table:formula="of:=[.P12]/1024/1024" office:value-type="float" office:value="65.828125">
            <text:p>66</text:p>
          </table:table-cell>
          <table:table-cell table:formula="of:=[.N12]/1024/1024/1024" office:value-type="float" office:value="131.6767578125">
            <text:p>131.68</text:p>
          </table:table-cell>
          <table:table-cell table:formula="of:=[.O12]/1024/1024/1024" office:value-type="float" office:value="131.61247253418">
            <text:p>131.61</text:p>
          </table:table-cell>
          <table:table-cell table:formula="of:=[.P12]/1024/1024/1024" office:value-type="float" office:value="0.0642852783203125">
            <text:p>0.06</text:p>
          </table:table-cell>
          <table:table-cell table:formula="of:=[.O12]/[.N12]*100" office:value-type="float" office:value="99.951179479668">
            <text:p>100</text:p>
          </table:table-cell>
          <table:table-cell table:formula="of:=[.P12]/[.N12]*100" office:value-type="float" office:value="0.0488205203319564">
            <text:p>0</text:p>
          </table:table-cell>
          <table:table-cell table:number-columns-repeated="990"/>
        </table:table-row>
        <table:table-row table:style-name="ro1">
          <table:table-cell office:value-type="string">
            <text:p>Filesystem</text:p>
          </table:table-cell>
          <table:table-cell table:number-columns-repeated="4"/>
          <table:table-cell table:style-name="ce6"/>
          <table:table-cell office:value-type="string">
            <text:p>fat32</text:p>
          </table:table-cell>
          <table:table-cell table:number-columns-repeated="2"/>
          <table:table-cell office:value-type="string">
            <text:p>quinn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41317816320">
            <text:p>141317816320</text:p>
          </table:table-cell>
          <table:table-cell office:value-type="float" office:value="73478144">
            <text:p>73478144</text:p>
          </table:table-cell>
          <table:table-cell table:formula="of:=[.N13]-[.O13]" office:value-type="float" office:value="141244338176">
            <text:p>141244338176</text:p>
          </table:table-cell>
          <table:table-cell table:formula="of:=[.N13]/1024/1024" office:value-type="float" office:value="134771.171875">
            <text:p>134771</text:p>
          </table:table-cell>
          <table:table-cell table:formula="of:=[.O13]/1024/1024" office:value-type="float" office:value="70.07421875">
            <text:p>70</text:p>
          </table:table-cell>
          <table:table-cell table:formula="of:=[.P13]/1024/1024" office:value-type="float" office:value="134701.09765625">
            <text:p>134701</text:p>
          </table:table-cell>
          <table:table-cell table:formula="of:=[.N13]/1024/1024/1024" office:value-type="float" office:value="131.61247253418">
            <text:p>131.61</text:p>
          </table:table-cell>
          <table:table-cell table:formula="of:=[.O13]/1024/1024/1024" office:value-type="float" office:value="0.0684318542480469">
            <text:p>0.07</text:p>
          </table:table-cell>
          <table:table-cell table:formula="of:=[.P13]/1024/1024/1024" office:value-type="float" office:value="131.544040679932">
            <text:p>131.54</text:p>
          </table:table-cell>
          <table:table-cell table:formula="of:=[.O13]/[.N13]*100" office:value-type="float" office:value="0.0519949613668075">
            <text:p>0</text:p>
          </table:table-cell>
          <table:table-cell table:formula="of:=[.P13]/[.N13]*100" office:value-type="float" office:value="99.9480050386332">
            <text:p>100</text:p>
          </table:table-cell>
          <table:table-cell office:value-type="string">
            <text:p>0x32f5b255</text:p>
          </table:table-cell>
          <table:table-cell table:number-columns-repeated="989"/>
        </table:table-row>
        <table:table-row table:style-name="ro1">
          <table:table-cell office:value-type="string">
            <text:p>Partition</text:p>
          </table:table-cell>
          <table:table-cell table:number-columns-repeated="3"/>
          <table:table-cell table:style-name="ce6" office:value-type="string">
            <text:p></text:p>
          </table:table-cell>
          <table:table-cell office:value-type="string">
            <text:p>sda7</text:p>
          </table:table-cell>
          <table:table-cell table:number-columns-repeated="6"/>
          <table:table-cell office:value-type="float" office:value="306456821760">
            <text:p>306456821760</text:p>
          </table:table-cell>
          <table:table-cell office:value-type="float" office:value="193651015680">
            <text:p>193651015680</text:p>
          </table:table-cell>
          <table:table-cell office:value-type="float" office:value="193651011584">
            <text:p>193651011584</text:p>
          </table:table-cell>
          <table:table-cell table:formula="of:=[.N14]-[.O14]" office:value-type="float" office:value="4096">
            <text:p>4096</text:p>
          </table:table-cell>
          <table:table-cell table:formula="of:=[.N14]/1024/1024" office:value-type="float" office:value="184680">
            <text:p>184680</text:p>
          </table:table-cell>
          <table:table-cell table:formula="of:=[.O14]/1024/1024" office:value-type="float" office:value="184679.99609375">
            <text:p>184680</text:p>
          </table:table-cell>
          <table:table-cell table:formula="of:=[.P14]/1024/1024" office:value-type="float" office:value="0.00390625">
            <text:p>0</text:p>
          </table:table-cell>
          <table:table-cell table:formula="of:=[.N14]/1024/1024/1024" office:value-type="float" office:value="180.3515625">
            <text:p>180.35</text:p>
          </table:table-cell>
          <table:table-cell table:formula="of:=[.O14]/1024/1024/1024" office:value-type="float" office:value="180.351558685303">
            <text:p>180.35</text:p>
          </table:table-cell>
          <table:table-cell table:formula="of:=[.P14]/1024/1024/1024" office:value-type="float" office:value="0.000003814697265625">
            <text:p>0.00</text:p>
          </table:table-cell>
          <table:table-cell table:formula="of:=[.O14]/[.N14]*100" office:value-type="float" office:value="99.9999978848549">
            <text:p>100</text:p>
          </table:table-cell>
          <table:table-cell table:formula="of:=[.P14]/[.N14]*100" office:value-type="float" office:value="0.00000211514511587611">
            <text:p>0</text:p>
          </table:table-cell>
          <table:table-cell table:number-columns-repeated="990"/>
        </table:table-row>
        <table:table-row table:style-name="ro1">
          <table:table-cell office:value-type="string">
            <text:p>Filesystem</text:p>
          </table:table-cell>
          <table:table-cell table:number-columns-repeated="4"/>
          <table:table-cell table:style-name="ce6"/>
          <table:table-cell office:value-type="string">
            <text:p>ntfs</text:p>
          </table:table-cell>
          <table:table-cell/>
          <table:table-cell office:value-type="float" office:value="4096">
            <text:p>4096</text:p>
          </table:table-cell>
          <table:table-cell office:value-type="string">
            <text:p>robert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93651011584">
            <text:p>193651011584</text:p>
          </table:table-cell>
          <table:table-cell office:value-type="float" office:value="16384">
            <text:p>16384</text:p>
          </table:table-cell>
          <table:table-cell table:formula="of:=[.N15]-[.O15]" office:value-type="float" office:value="193650995200">
            <text:p>193650995200</text:p>
          </table:table-cell>
          <table:table-cell table:formula="of:=[.N15]/1024/1024" office:value-type="float" office:value="184679.99609375">
            <text:p>184680</text:p>
          </table:table-cell>
          <table:table-cell table:formula="of:=[.O15]/1024/1024" office:value-type="float" office:value="0.015625">
            <text:p>0</text:p>
          </table:table-cell>
          <table:table-cell table:formula="of:=[.P15]/1024/1024" office:value-type="float" office:value="184679.98046875">
            <text:p>184680</text:p>
          </table:table-cell>
          <table:table-cell table:formula="of:=[.N15]/1024/1024/1024" office:value-type="float" office:value="180.351558685303">
            <text:p>180.35</text:p>
          </table:table-cell>
          <table:table-cell table:formula="of:=[.O15]/1024/1024/1024" office:value-type="float" office:value="0.0000152587890625">
            <text:p>0.00</text:p>
          </table:table-cell>
          <table:table-cell table:formula="of:=[.P15]/1024/1024/1024" office:value-type="float" office:value="180.351543426514">
            <text:p>180.35</text:p>
          </table:table-cell>
          <table:table-cell table:formula="of:=[.O15]/[.N15]*100" office:value-type="float" office:value="0.000008460580642458">
            <text:p>0</text:p>
          </table:table-cell>
          <table:table-cell table:formula="of:=[.P15]/[.N15]*100" office:value-type="float" office:value="99.9999915394194">
            <text:p>100</text:p>
          </table:table-cell>
          <table:table-cell office:value-type="string">
            <text:p>0x033295DD4F3E3651</text:p>
          </table:table-cell>
          <table:table-cell table:number-columns-repeated="989"/>
        </table:table-row>
        <table:table-row table:style-name="ro1">
          <table:table-cell table:number-columns-repeated="1014"/>
        </table:table-row>
        <table:table-row table:style-name="ro1">
          <table:table-cell table:style-name="ce1" office:value-type="string">
            <text:p>Disk</text:p>
          </table:table-cell>
          <table:table-cell table:style-name="ce6" office:value-type="string">
            <text:p></text:p>
          </table:table-cell>
          <table:table-cell table:style-name="ce4" office:value-type="string">
            <text:p>sdb</text:p>
          </table:table-cell>
          <table:table-cell table:number-columns-repeated="5"/>
          <table:table-cell office:value-type="float" office:value="512">
            <text:p>512</text:p>
          </table:table-cell>
          <table:table-cell office:value-type="string">
            <text:p>SAMSUNG HD103SJ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000204886016">
            <text:p>1000204886016</text:p>
          </table:table-cell>
          <table:table-cell office:value-type="float" office:value="1000203091968">
            <text:p>1000203091968</text:p>
          </table:table-cell>
          <table:table-cell table:formula="of:=[.N17]-[.O17]" office:value-type="float" office:value="1794048">
            <text:p>1794048</text:p>
          </table:table-cell>
          <table:table-cell table:formula="of:=[.N17]/1024/1024" office:value-type="float" office:value="953869.7109375">
            <text:p>953870</text:p>
          </table:table-cell>
          <table:table-cell table:formula="of:=[.O17]/1024/1024" office:value-type="float" office:value="953868">
            <text:p>953868</text:p>
          </table:table-cell>
          <table:table-cell table:formula="of:=[.P17]/1024/1024" office:value-type="float" office:value="1.7109375">
            <text:p>2</text:p>
          </table:table-cell>
          <table:table-cell table:formula="of:=[.N17]/1024/1024/1024" office:value-type="float" office:value="931.513389587402">
            <text:p>931.51</text:p>
          </table:table-cell>
          <table:table-cell table:formula="of:=[.O17]/1024/1024/1024" office:value-type="float" office:value="931.51171875">
            <text:p>931.51</text:p>
          </table:table-cell>
          <table:table-cell table:formula="of:=[.P17]/1024/1024/1024" office:value-type="float" office:value="0.00167083740234375">
            <text:p>0.00</text:p>
          </table:table-cell>
          <table:table-cell table:formula="of:=[.O17]/[.N17]*100" office:value-type="float" office:value="99.99982063195">
            <text:p>100</text:p>
          </table:table-cell>
          <table:table-cell table:formula="of:=[.P17]/[.N17]*100" office:value-type="float" office:value="0.000179368049994839">
            <text:p>0</text:p>
          </table:table-cell>
          <table:table-cell table:number-columns-repeated="990"/>
        </table:table-row>
        <table:table-row table:style-name="ro1">
          <table:table-cell office:value-type="string">
            <text:p>LVM</text:p>
          </table:table-cell>
          <table:table-cell/>
          <table:table-cell table:style-name="ce6" office:value-type="string">
            <text:p></text:p>
          </table:table-cell>
          <table:table-cell office:value-type="string">
            <text:p>volumes</text:p>
          </table:table-cell>
          <table:table-cell table:number-columns-repeated="4"/>
          <table:table-cell office:value-type="float" office:value="4194304">
            <text:p>4194304</text:p>
          </table:table-cell>
          <table:table-cell office:value-type="string">
            <text:p>volumes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1000203091968">
            <text:p>1000203091968</text:p>
          </table:table-cell>
          <table:table-cell table:formula="of:=[.N18]-[.O18]" office:value-type="float" office:value="0">
            <text:p>0</text:p>
          </table:table-cell>
          <table:table-cell table:formula="of:=[.N18]/1024/1024" office:value-type="float" office:value="953868">
            <text:p>953868</text:p>
          </table:table-cell>
          <table:table-cell table:formula="of:=[.O18]/1024/1024" office:value-type="float" office:value="953868">
            <text:p>953868</text:p>
          </table:table-cell>
          <table:table-cell table:formula="of:=[.P18]/1024/1024" office:value-type="float" office:value="0">
            <text:p>0</text:p>
          </table:table-cell>
          <table:table-cell table:formula="of:=[.N18]/1024/1024/1024" office:value-type="float" office:value="931.51171875">
            <text:p>931.51</text:p>
          </table:table-cell>
          <table:table-cell table:formula="of:=[.O18]/1024/1024/1024" office:value-type="float" office:value="931.51171875">
            <text:p>931.51</text:p>
          </table:table-cell>
          <table:table-cell table:formula="of:=[.P18]/1024/1024/1024" office:value-type="float" office:value="0">
            <text:p>0.00</text:p>
          </table:table-cell>
          <table:table-cell table:formula="of:=[.O18]/[.N18]*100" office:value-type="float" office:value="100">
            <text:p>100</text:p>
          </table:table-cell>
          <table:table-cell table:formula="of:=[.P18]/[.N18]*100" office:value-type="float" office:value="0">
            <text:p>0</text:p>
          </table:table-cell>
          <table:table-cell office:value-type="string">
            <text:p>pzzgUG-I1YG-QT26-5f0L-UTGP-HSOn-M8Ck6S</text:p>
          </table:table-cell>
          <table:table-cell table:number-columns-repeated="989"/>
        </table:table-row>
        <table:table-row table:style-name="ro1">
          <table:table-cell office:value-type="string">
            <text:p>Reserved</text:p>
          </table:table-cell>
          <table:table-cell/>
          <table:table-cell table:style-name="ce6"/>
          <table:table-cell/>
          <table:table-cell office:value-type="string">
            <text:p>reserved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2" office:value-type="float" office:value="1048576">
            <text:p>1048576</text:p>
          </table:table-cell>
          <table:table-cell table:formula="of:=[.N19]-[.O19]" office:value-type="float" office:value="0">
            <text:p>0</text:p>
          </table:table-cell>
          <table:table-cell table:formula="of:=[.N19]/1024/1024" office:value-type="float" office:value="1">
            <text:p>1</text:p>
          </table:table-cell>
          <table:table-cell table:formula="of:=[.O19]/1024/1024" office:value-type="float" office:value="1">
            <text:p>1</text:p>
          </table:table-cell>
          <table:table-cell table:formula="of:=[.P19]/1024/1024" office:value-type="float" office:value="0">
            <text:p>0</text:p>
          </table:table-cell>
          <table:table-cell table:formula="of:=[.N19]/1024/1024/1024" office:value-type="float" office:value="0.0009765625">
            <text:p>0.00</text:p>
          </table:table-cell>
          <table:table-cell table:formula="of:=[.O19]/1024/1024/1024" office:value-type="float" office:value="0.0009765625">
            <text:p>0.00</text:p>
          </table:table-cell>
          <table:table-cell table:formula="of:=[.P19]/1024/1024/1024" office:value-type="float" office:value="0">
            <text:p>0.00</text:p>
          </table:table-cell>
          <table:table-cell table:formula="of:=[.O19]/[.N19]*100" office:value-type="float" office:value="100">
            <text:p>100</text:p>
          </table:table-cell>
          <table:table-cell table:formula="of:=[.P19]/[.N19]*100" office:value-type="float" office:value="0">
            <text:p>0</text:p>
          </table:table-cell>
          <table:table-cell table:number-columns-repeated="990"/>
        </table:table-row>
        <table:table-row table:style-name="ro1">
          <table:table-cell office:value-type="string">
            <text:p>Partition</text:p>
          </table:table-cell>
          <table:table-cell table:number-columns-repeated="2"/>
          <table:table-cell table:style-name="ce6" office:value-type="string">
            <text:p></text:p>
          </table:table-cell>
          <table:table-cell office:value-type="string">
            <text:p>data</text:p>
          </table:table-cell>
          <table:table-cell table:number-columns-repeated="4"/>
          <table:table-cell office:value-type="string">
            <text:p>data</text:p>
          </table:table-cell>
          <table:table-cell table:number-columns-repeated="2"/>
          <table:table-cell office:value-type="float" office:value="1048576">
            <text:p>1048576</text:p>
          </table:table-cell>
          <table:table-cell table:number-columns-repeated="2" office:value-type="float" office:value="1000203091968">
            <text:p>1000203091968</text:p>
          </table:table-cell>
          <table:table-cell table:formula="of:=[.N20]-[.O20]" office:value-type="float" office:value="0">
            <text:p>0</text:p>
          </table:table-cell>
          <table:table-cell table:formula="of:=[.N20]/1024/1024" office:value-type="float" office:value="953868">
            <text:p>953868</text:p>
          </table:table-cell>
          <table:table-cell table:formula="of:=[.O20]/1024/1024" office:value-type="float" office:value="953868">
            <text:p>953868</text:p>
          </table:table-cell>
          <table:table-cell table:formula="of:=[.P20]/1024/1024" office:value-type="float" office:value="0">
            <text:p>0</text:p>
          </table:table-cell>
          <table:table-cell table:formula="of:=[.N20]/1024/1024/1024" office:value-type="float" office:value="931.51171875">
            <text:p>931.51</text:p>
          </table:table-cell>
          <table:table-cell table:formula="of:=[.O20]/1024/1024/1024" office:value-type="float" office:value="931.51171875">
            <text:p>931.51</text:p>
          </table:table-cell>
          <table:table-cell table:formula="of:=[.P20]/1024/1024/1024" office:value-type="float" office:value="0">
            <text:p>0.00</text:p>
          </table:table-cell>
          <table:table-cell table:formula="of:=[.O20]/[.N20]*100" office:value-type="float" office:value="100">
            <text:p>100</text:p>
          </table:table-cell>
          <table:table-cell table:formula="of:=[.P20]/[.N20]*100" office:value-type="float" office:value="0">
            <text:p>0</text:p>
          </table:table-cell>
          <table:table-cell office:value-type="string">
            <text:p>DHVTP5-HXYP-r1P4-loFc-NNco-a1T2-6cY3u6</text:p>
          </table:table-cell>
          <table:table-cell table:number-columns-repeated="989"/>
        </table:table-row>
        <table:table-row table:style-name="ro1">
          <table:table-cell office:value-type="string">
            <text:p>Filesystem</text:p>
          </table:table-cell>
          <table:table-cell table:number-columns-repeated="3"/>
          <table:table-cell table:style-name="ce6"/>
          <table:table-cell office:value-type="string">
            <text:p>ext4</text:p>
          </table:table-cell>
          <table:table-cell table:number-columns-repeated="2"/>
          <table:table-cell office:value-type="float" office:value="4096">
            <text:p>4096</text:p>
          </table:table-cell>
          <table:table-cell office:value-type="string">
            <text:p>tera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000203091968">
            <text:p>1000203091968</text:p>
          </table:table-cell>
          <table:table-cell office:value-type="float" office:value="958478524416">
            <text:p>958478524416</text:p>
          </table:table-cell>
          <table:table-cell table:formula="of:=[.N21]-[.O21]" office:value-type="float" office:value="41724567552">
            <text:p>41724567552</text:p>
          </table:table-cell>
          <table:table-cell table:formula="of:=[.N21]/1024/1024" office:value-type="float" office:value="953868">
            <text:p>953868</text:p>
          </table:table-cell>
          <table:table-cell table:formula="of:=[.O21]/1024/1024" office:value-type="float" office:value="914076.3515625">
            <text:p>914076</text:p>
          </table:table-cell>
          <table:table-cell table:formula="of:=[.P21]/1024/1024" office:value-type="float" office:value="39791.6484375">
            <text:p>39792</text:p>
          </table:table-cell>
          <table:table-cell table:formula="of:=[.N21]/1024/1024/1024" office:value-type="float" office:value="931.51171875">
            <text:p>931.51</text:p>
          </table:table-cell>
          <table:table-cell table:formula="of:=[.O21]/1024/1024/1024" office:value-type="float" office:value="892.652687072754">
            <text:p>892.65</text:p>
          </table:table-cell>
          <table:table-cell table:formula="of:=[.P21]/1024/1024/1024" office:value-type="float" office:value="38.8590316772461">
            <text:p>38.86</text:p>
          </table:table-cell>
          <table:table-cell table:formula="of:=[.O21]/[.N21]*100" office:value-type="float" office:value="95.8283904651902">
            <text:p>96</text:p>
          </table:table-cell>
          <table:table-cell table:formula="of:=[.P21]/[.N21]*100" office:value-type="float" office:value="4.17160953480985">
            <text:p>4</text:p>
          </table:table-cell>
          <table:table-cell office:value-type="string">
            <text:p>b8c3f907-43d7-4eb8-9b48-a4e67f1be5cc</text:p>
          </table:table-cell>
          <table:table-cell table:number-columns-repeated="989"/>
        </table:table-row>
        <table:table-row table:style-name="ro1">
          <table:table-cell table:number-columns-repeated="1014"/>
        </table:table-row>
        <table:table-row table:style-name="ro1">
          <table:table-cell table:style-name="ce1" office:value-type="string">
            <text:p>Disk</text:p>
          </table:table-cell>
          <table:table-cell table:style-name="ce6" office:value-type="string">
            <text:p></text:p>
          </table:table-cell>
          <table:table-cell table:style-name="ce4" office:value-type="string">
            <text:p>sdc</text:p>
          </table:table-cell>
          <table:table-cell table:number-columns-repeated="5"/>
          <table:table-cell office:value-type="float" office:value="512">
            <text:p>512</text:p>
          </table:table-cell>
          <table:table-cell office:value-type="string">
            <text:p>MAXTOR STM332082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320072933376">
            <text:p>320072933376</text:p>
          </table:table-cell>
          <table:table-cell table:formula="of:=[.N23]-[.O23]" office:value-type="float" office:value="0">
            <text:p>0</text:p>
          </table:table-cell>
          <table:table-cell table:formula="of:=[.N23]/1024/1024" office:value-type="float" office:value="305245.3359375">
            <text:p>305245</text:p>
          </table:table-cell>
          <table:table-cell table:formula="of:=[.O23]/1024/1024" office:value-type="float" office:value="305245.3359375">
            <text:p>305245</text:p>
          </table:table-cell>
          <table:table-cell table:formula="of:=[.P23]/1024/1024" office:value-type="float" office:value="0">
            <text:p>0</text:p>
          </table:table-cell>
          <table:table-cell table:formula="of:=[.N23]/1024/1024/1024" office:value-type="float" office:value="298.091148376465">
            <text:p>298.09</text:p>
          </table:table-cell>
          <table:table-cell table:formula="of:=[.O23]/1024/1024/1024" office:value-type="float" office:value="298.091148376465">
            <text:p>298.09</text:p>
          </table:table-cell>
          <table:table-cell table:formula="of:=[.P23]/1024/1024/1024" office:value-type="float" office:value="0">
            <text:p>0.00</text:p>
          </table:table-cell>
          <table:table-cell table:formula="of:=[.O23]/[.N23]*100" office:value-type="float" office:value="100">
            <text:p>100</text:p>
          </table:table-cell>
          <table:table-cell table:formula="of:=[.P23]/[.N23]*100" office:value-type="float" office:value="0">
            <text:p>0</text:p>
          </table:table-cell>
          <table:table-cell office:value-type="string">
            <text:p>0x00049c6f</text:p>
          </table:table-cell>
          <table:table-cell table:number-columns-repeated="989"/>
        </table:table-row>
        <table:table-row table:style-name="ro1">
          <table:table-cell office:value-type="string">
            <text:p>MSDOS</text:p>
          </table:table-cell>
          <table:table-cell/>
          <table:table-cell table:style-name="ce6" office:value-type="string">
            <text:p></text:p>
          </table:table-cell>
          <table:table-cell office:value-type="string">
            <text:p>msdos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320072933376">
            <text:p>320072933376</text:p>
          </table:table-cell>
          <table:table-cell office:value-type="float" office:value="320071563264">
            <text:p>320071563264</text:p>
          </table:table-cell>
          <table:table-cell table:formula="of:=[.N24]-[.O24]" office:value-type="float" office:value="1370112">
            <text:p>1370112</text:p>
          </table:table-cell>
          <table:table-cell table:formula="of:=[.N24]/1024/1024" office:value-type="float" office:value="305245.3359375">
            <text:p>305245</text:p>
          </table:table-cell>
          <table:table-cell table:formula="of:=[.O24]/1024/1024" office:value-type="float" office:value="305244.029296875">
            <text:p>305244</text:p>
          </table:table-cell>
          <table:table-cell table:formula="of:=[.P24]/1024/1024" office:value-type="float" office:value="1.306640625">
            <text:p>1</text:p>
          </table:table-cell>
          <table:table-cell table:formula="of:=[.N24]/1024/1024/1024" office:value-type="float" office:value="298.091148376465">
            <text:p>298.09</text:p>
          </table:table-cell>
          <table:table-cell table:formula="of:=[.O24]/1024/1024/1024" office:value-type="float" office:value="298.089872360229">
            <text:p>298.09</text:p>
          </table:table-cell>
          <table:table-cell table:formula="of:=[.P24]/1024/1024/1024" office:value-type="float" office:value="0.00127601623535156">
            <text:p>0.00</text:p>
          </table:table-cell>
          <table:table-cell table:formula="of:=[.O24]/[.N24]*100" office:value-type="float" office:value="99.9995719375626">
            <text:p>100</text:p>
          </table:table-cell>
          <table:table-cell table:formula="of:=[.P24]/[.N24]*100" office:value-type="float" office:value="0.000428062437379072">
            <text:p>0</text:p>
          </table:table-cell>
          <table:table-cell table:number-columns-repeated="990"/>
        </table:table-row>
        <table:table-row table:style-name="ro1">
          <table:table-cell office:value-type="string">
            <text:p>Reserved</text:p>
          </table:table-cell>
          <table:table-cell/>
          <table:table-cell table:style-name="ce6"/>
          <table:table-cell/>
          <table:table-cell office:value-type="string">
            <text:p>reserved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2" office:value-type="float" office:value="32256">
            <text:p>32256</text:p>
          </table:table-cell>
          <table:table-cell table:formula="of:=[.N25]-[.O25]" office:value-type="float" office:value="0">
            <text:p>0</text:p>
          </table:table-cell>
          <table:table-cell table:formula="of:=[.N25]/1024/1024" office:value-type="float" office:value="0.03076171875">
            <text:p>0</text:p>
          </table:table-cell>
          <table:table-cell table:formula="of:=[.O25]/1024/1024" office:value-type="float" office:value="0.03076171875">
            <text:p>0</text:p>
          </table:table-cell>
          <table:table-cell table:formula="of:=[.P25]/1024/1024" office:value-type="float" office:value="0">
            <text:p>0</text:p>
          </table:table-cell>
          <table:table-cell table:formula="of:=[.N25]/1024/1024/1024" office:value-type="float" office:value="0.0000300407409667969">
            <text:p>0.00</text:p>
          </table:table-cell>
          <table:table-cell table:formula="of:=[.O25]/1024/1024/1024" office:value-type="float" office:value="0.0000300407409667969">
            <text:p>0.00</text:p>
          </table:table-cell>
          <table:table-cell table:formula="of:=[.P25]/1024/1024/1024" office:value-type="float" office:value="0">
            <text:p>0.00</text:p>
          </table:table-cell>
          <table:table-cell table:formula="of:=[.O25]/[.N25]*100" office:value-type="float" office:value="100">
            <text:p>100</text:p>
          </table:table-cell>
          <table:table-cell table:formula="of:=[.P25]/[.N25]*100" office:value-type="float" office:value="0">
            <text:p>0</text:p>
          </table:table-cell>
          <table:table-cell table:number-columns-repeated="990"/>
        </table:table-row>
        <table:table-row table:style-name="ro1">
          <table:table-cell office:value-type="string">
            <text:p>Partition</text:p>
          </table:table-cell>
          <table:table-cell table:number-columns-repeated="2"/>
          <table:table-cell table:style-name="ce6" office:value-type="string">
            <text:p></text:p>
          </table:table-cell>
          <table:table-cell office:value-type="string">
            <text:p>sdc1</text:p>
          </table:table-cell>
          <table:table-cell table:number-columns-repeated="7"/>
          <table:table-cell office:value-type="float" office:value="32256">
            <text:p>32256</text:p>
          </table:table-cell>
          <table:table-cell office:value-type="float" office:value="7336916992">
            <text:p>7336916992</text:p>
          </table:table-cell>
          <table:table-cell table:style-name="ce24" office:value-type="float" office:value="7336910848">
            <text:p>7336910848</text:p>
          </table:table-cell>
          <table:table-cell table:formula="of:=[.N26]-[.O26]" office:value-type="float" office:value="6144">
            <text:p>6144</text:p>
          </table:table-cell>
          <table:table-cell table:formula="of:=[.N26]/1024/1024" office:value-type="float" office:value="6997.029296875">
            <text:p>6997</text:p>
          </table:table-cell>
          <table:table-cell table:formula="of:=[.O26]/1024/1024" office:value-type="float" office:value="6997.0234375">
            <text:p>6997</text:p>
          </table:table-cell>
          <table:table-cell table:formula="of:=[.P26]/1024/1024" office:value-type="float" office:value="0.005859375">
            <text:p>0</text:p>
          </table:table-cell>
          <table:table-cell table:formula="of:=[.N26]/1024/1024/1024" office:value-type="float" office:value="6.83303642272949">
            <text:p>6.83</text:p>
          </table:table-cell>
          <table:table-cell table:formula="of:=[.O26]/1024/1024/1024" office:value-type="float" office:value="6.83303070068359">
            <text:p>6.83</text:p>
          </table:table-cell>
          <table:table-cell table:formula="of:=[.P26]/1024/1024/1024" office:value-type="float" office:value="0.0000057220458984375">
            <text:p>0.00</text:p>
          </table:table-cell>
          <table:table-cell table:formula="of:=[.O26]/[.N26]*100" office:value-type="float" office:value="99.9999162591044">
            <text:p>100</text:p>
          </table:table-cell>
          <table:table-cell table:formula="of:=[.P26]/[.N26]*100" office:value-type="float" office:value="0.0000837408956200441">
            <text:p>0</text:p>
          </table:table-cell>
          <table:table-cell table:number-columns-repeated="990"/>
        </table:table-row>
        <table:table-row table:style-name="ro1">
          <table:table-cell office:value-type="string">
            <text:p>Filesystem</text:p>
          </table:table-cell>
          <table:table-cell table:number-columns-repeated="3"/>
          <table:table-cell table:style-name="ce6"/>
          <table:table-cell office:value-type="string">
            <text:p>swap</text:p>
          </table:table-cell>
          <table:table-cell table:number-columns-repeated="3"/>
          <table:table-cell office:value-type="string">
            <text:p>swap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7336910848">
            <text:p>7336910848</text:p>
          </table:table-cell>
          <table:table-cell office:value-type="float" office:value="117256192">
            <text:p>117256192</text:p>
          </table:table-cell>
          <table:table-cell table:formula="of:=[.N27]-[.O27]" office:value-type="float" office:value="7219654656">
            <text:p>7219654656</text:p>
          </table:table-cell>
          <table:table-cell table:formula="of:=[.N27]/1024/1024" office:value-type="float" office:value="6997.0234375">
            <text:p>6997</text:p>
          </table:table-cell>
          <table:table-cell table:formula="of:=[.O27]/1024/1024" office:value-type="float" office:value="111.82421875">
            <text:p>112</text:p>
          </table:table-cell>
          <table:table-cell table:formula="of:=[.P27]/1024/1024" office:value-type="float" office:value="6885.19921875">
            <text:p>6885</text:p>
          </table:table-cell>
          <table:table-cell table:formula="of:=[.N27]/1024/1024/1024" office:value-type="float" office:value="6.83303070068359">
            <text:p>6.83</text:p>
          </table:table-cell>
          <table:table-cell table:formula="of:=[.O27]/1024/1024/1024" office:value-type="float" office:value="0.109203338623047">
            <text:p>0.11</text:p>
          </table:table-cell>
          <table:table-cell table:formula="of:=[.P27]/1024/1024/1024" office:value-type="float" office:value="6.72382736206055">
            <text:p>6.72</text:p>
          </table:table-cell>
          <table:table-cell table:formula="of:=[.O27]/[.N27]*100" office:value-type="float" office:value="1.59816841759721">
            <text:p>2</text:p>
          </table:table-cell>
          <table:table-cell table:formula="of:=[.P27]/[.N27]*100" office:value-type="float" office:value="98.4018315824028">
            <text:p>98</text:p>
          </table:table-cell>
          <table:table-cell office:value-type="string">
            <text:p>c818c17e-ca4c-4b86-8166-f050f9828abd</text:p>
          </table:table-cell>
          <table:table-cell table:number-columns-repeated="989"/>
        </table:table-row>
        <table:table-row table:style-name="ro1">
          <table:table-cell office:value-type="string">
            <text:p>Partition</text:p>
          </table:table-cell>
          <table:table-cell table:number-columns-repeated="2"/>
          <table:table-cell table:style-name="ce6" office:value-type="string">
            <text:p></text:p>
          </table:table-cell>
          <table:table-cell office:value-type="string">
            <text:p>sdc2</text:p>
          </table:table-cell>
          <table:table-cell table:number-columns-repeated="7"/>
          <table:table-cell office:value-type="float" office:value="7337934848">
            <text:p>7337934848</text:p>
          </table:table-cell>
          <table:table-cell office:value-type="float" office:value="263192576">
            <text:p>263192576</text:p>
          </table:table-cell>
          <table:table-cell table:style-name="ce24" office:value-type="float" office:value="269781827584">
            <text:p>269781827584</text:p>
          </table:table-cell>
          <table:table-cell table:formula="of:=[.N28]-[.O28]" office:value-type="float" office:value="-269518635008">
            <text:p>-269518635008</text:p>
          </table:table-cell>
          <table:table-cell table:formula="of:=[.N28]/1024/1024" office:value-type="float" office:value="251">
            <text:p>251</text:p>
          </table:table-cell>
          <table:table-cell table:formula="of:=[.O28]/1024/1024" office:value-type="float" office:value="257284">
            <text:p>257284</text:p>
          </table:table-cell>
          <table:table-cell table:formula="of:=[.P28]/1024/1024" office:value-type="float" office:value="-257033">
            <text:p>-257033</text:p>
          </table:table-cell>
          <table:table-cell table:formula="of:=[.N28]/1024/1024/1024" office:value-type="float" office:value="0.2451171875">
            <text:p>0.25</text:p>
          </table:table-cell>
          <table:table-cell table:formula="of:=[.O28]/1024/1024/1024" office:value-type="float" office:value="251.25390625">
            <text:p>251.25</text:p>
          </table:table-cell>
          <table:table-cell table:formula="of:=[.P28]/1024/1024/1024" office:value-type="float" office:value="-251.0087890625">
            <text:p>-251.01</text:p>
          </table:table-cell>
          <table:table-cell table:formula="of:=[.O28]/[.N28]*100" office:value-type="float" office:value="102503.585657371">
            <text:p>102504</text:p>
          </table:table-cell>
          <table:table-cell table:formula="of:=[.P28]/[.N28]*100" office:value-type="float" office:value="-102403.585657371">
            <text:p>-102404</text:p>
          </table:table-cell>
          <table:table-cell table:number-columns-repeated="990"/>
        </table:table-row>
        <table:table-row table:style-name="ro1">
          <table:table-cell office:value-type="string">
            <text:p>LVM</text:p>
          </table:table-cell>
          <table:table-cell table:number-columns-repeated="3"/>
          <table:table-cell table:style-name="ce6" office:value-type="string">
            <text:p></text:p>
          </table:table-cell>
          <table:table-cell office:value-type="string">
            <text:p>work</text:p>
          </table:table-cell>
          <table:table-cell table:number-columns-repeated="2"/>
          <table:table-cell office:value-type="float" office:value="4194304">
            <text:p>4194304</text:p>
          </table:table-cell>
          <table:table-cell office:value-type="string">
            <text:p>work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69781827584">
            <text:p>269781827584</text:p>
          </table:table-cell>
          <table:table-cell office:value-type="float" office:value="268435456000">
            <text:p>268435456000</text:p>
          </table:table-cell>
          <table:table-cell table:formula="of:=[.N29]-[.O29]" office:value-type="float" office:value="1346371584">
            <text:p>1346371584</text:p>
          </table:table-cell>
          <table:table-cell table:formula="of:=[.N29]/1024/1024" office:value-type="float" office:value="257284">
            <text:p>257284</text:p>
          </table:table-cell>
          <table:table-cell table:formula="of:=[.O29]/1024/1024" office:value-type="float" office:value="256000">
            <text:p>256000</text:p>
          </table:table-cell>
          <table:table-cell table:formula="of:=[.P29]/1024/1024" office:value-type="float" office:value="1284">
            <text:p>1284</text:p>
          </table:table-cell>
          <table:table-cell table:formula="of:=[.N29]/1024/1024/1024" office:value-type="float" office:value="251.25390625">
            <text:p>251.25</text:p>
          </table:table-cell>
          <table:table-cell table:formula="of:=[.O29]/1024/1024/1024" office:value-type="float" office:value="250">
            <text:p>250.00</text:p>
          </table:table-cell>
          <table:table-cell table:formula="of:=[.P29]/1024/1024/1024" office:value-type="float" office:value="1.25390625">
            <text:p>1.25</text:p>
          </table:table-cell>
          <table:table-cell table:formula="of:=[.O29]/[.N29]*100" office:value-type="float" office:value="99.5009405948291">
            <text:p>100</text:p>
          </table:table-cell>
          <table:table-cell table:formula="of:=[.P29]/[.N29]*100" office:value-type="float" office:value="0.49905940517094">
            <text:p>0</text:p>
          </table:table-cell>
          <table:table-cell office:value-type="string">
            <text:p>DaHwcB-cJBZ-oKRc-Nqt2-UJII-XEtl-l7ag3Q</text:p>
          </table:table-cell>
          <table:table-cell table:number-columns-repeated="989"/>
        </table:table-row>
        <table:table-row table:style-name="ro1">
          <table:table-cell office:value-type="string">
            <text:p>Reserved</text:p>
          </table:table-cell>
          <table:table-cell table:number-columns-repeated="3"/>
          <table:table-cell table:style-name="ce6"/>
          <table:table-cell/>
          <table:table-cell office:value-type="string">
            <text:p>reserved</text:p>
          </table:table-cell>
          <table:table-cell table:number-columns-repeated="5"/>
          <table:table-cell office:value-type="float" office:value="0">
            <text:p>0</text:p>
          </table:table-cell>
          <table:table-cell table:number-columns-repeated="2" office:value-type="float" office:value="1048576">
            <text:p>1048576</text:p>
          </table:table-cell>
          <table:table-cell table:formula="of:=[.N30]-[.O30]" office:value-type="float" office:value="0">
            <text:p>0</text:p>
          </table:table-cell>
          <table:table-cell table:formula="of:=[.N30]/1024/1024" office:value-type="float" office:value="1">
            <text:p>1</text:p>
          </table:table-cell>
          <table:table-cell table:formula="of:=[.O30]/1024/1024" office:value-type="float" office:value="1">
            <text:p>1</text:p>
          </table:table-cell>
          <table:table-cell table:formula="of:=[.P30]/1024/1024" office:value-type="float" office:value="0">
            <text:p>0</text:p>
          </table:table-cell>
          <table:table-cell table:formula="of:=[.N30]/1024/1024/1024" office:value-type="float" office:value="0.0009765625">
            <text:p>0.00</text:p>
          </table:table-cell>
          <table:table-cell table:formula="of:=[.O30]/1024/1024/1024" office:value-type="float" office:value="0.0009765625">
            <text:p>0.00</text:p>
          </table:table-cell>
          <table:table-cell table:formula="of:=[.P30]/1024/1024/1024" office:value-type="float" office:value="0">
            <text:p>0.00</text:p>
          </table:table-cell>
          <table:table-cell table:formula="of:=[.O30]/[.N30]*100" office:value-type="float" office:value="100">
            <text:p>100</text:p>
          </table:table-cell>
          <table:table-cell table:formula="of:=[.P30]/[.N30]*100" office:value-type="float" office:value="0">
            <text:p>0</text:p>
          </table:table-cell>
          <table:table-cell table:number-columns-repeated="990"/>
        </table:table-row>
        <table:table-row table:style-name="ro1">
          <table:table-cell office:value-type="string">
            <text:p>Partition</text:p>
          </table:table-cell>
          <table:table-cell table:number-columns-repeated="4"/>
          <table:table-cell table:style-name="ce6" office:value-type="string">
            <text:p></text:p>
          </table:table-cell>
          <table:table-cell office:value-type="string">
            <text:p>apple</text:p>
          </table:table-cell>
          <table:table-cell table:number-columns-repeated="2"/>
          <table:table-cell office:value-type="string">
            <text:p>apple</text:p>
          </table:table-cell>
          <table:table-cell table:number-columns-repeated="2" office:value-type="float" office:value="1">
            <text:p>1</text:p>
          </table:table-cell>
          <table:table-cell office:value-type="float" office:value="1048576">
            <text:p>1048576</text:p>
          </table:table-cell>
          <table:table-cell table:number-columns-repeated="2" office:value-type="float" office:value="53687091200">
            <text:p>53687091200</text:p>
          </table:table-cell>
          <table:table-cell table:formula="of:=[.N31]-[.O31]" office:value-type="float" office:value="0">
            <text:p>0</text:p>
          </table:table-cell>
          <table:table-cell table:formula="of:=[.N31]/1024/1024" office:value-type="float" office:value="51200">
            <text:p>51200</text:p>
          </table:table-cell>
          <table:table-cell table:formula="of:=[.O31]/1024/1024" office:value-type="float" office:value="51200">
            <text:p>51200</text:p>
          </table:table-cell>
          <table:table-cell table:formula="of:=[.P31]/1024/1024" office:value-type="float" office:value="0">
            <text:p>0</text:p>
          </table:table-cell>
          <table:table-cell table:formula="of:=[.N31]/1024/1024/1024" office:value-type="float" office:value="50">
            <text:p>50.00</text:p>
          </table:table-cell>
          <table:table-cell table:formula="of:=[.O31]/1024/1024/1024" office:value-type="float" office:value="50">
            <text:p>50.00</text:p>
          </table:table-cell>
          <table:table-cell table:formula="of:=[.P31]/1024/1024/1024" office:value-type="float" office:value="0">
            <text:p>0.00</text:p>
          </table:table-cell>
          <table:table-cell table:formula="of:=[.O31]/[.N31]*100" office:value-type="float" office:value="100">
            <text:p>100</text:p>
          </table:table-cell>
          <table:table-cell table:formula="of:=[.P31]/[.N31]*100" office:value-type="float" office:value="0">
            <text:p>0</text:p>
          </table:table-cell>
          <table:table-cell office:value-type="string">
            <text:p>kREvCd-6Wq5-oAHN-YAG6-S2k2-5Ev9-mQAuIw</text:p>
          </table:table-cell>
          <table:table-cell table:number-columns-repeated="989"/>
        </table:table-row>
        <table:table-row table:style-name="ro1">
          <table:table-cell office:value-type="string">
            <text:p>Filesystem</text:p>
          </table:table-cell>
          <table:table-cell table:number-columns-repeated="5"/>
          <table:table-cell table:style-name="ce6"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work-appl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53687091200">
            <text:p>53687091200</text:p>
          </table:table-cell>
          <table:table-cell office:value-type="float" office:value="188555264">
            <text:p>188555264</text:p>
          </table:table-cell>
          <table:table-cell table:formula="of:=[.N32]-[.O32]" office:value-type="float" office:value="53498535936">
            <text:p>53498535936</text:p>
          </table:table-cell>
          <table:table-cell table:formula="of:=[.N32]/1024/1024" office:value-type="float" office:value="51200">
            <text:p>51200</text:p>
          </table:table-cell>
          <table:table-cell table:formula="of:=[.O32]/1024/1024" office:value-type="float" office:value="179.8203125">
            <text:p>180</text:p>
          </table:table-cell>
          <table:table-cell table:formula="of:=[.P32]/1024/1024" office:value-type="float" office:value="51020.1796875">
            <text:p>51020</text:p>
          </table:table-cell>
          <table:table-cell table:formula="of:=[.N32]/1024/1024/1024" office:value-type="float" office:value="50">
            <text:p>50.00</text:p>
          </table:table-cell>
          <table:table-cell table:formula="of:=[.O32]/1024/1024/1024" office:value-type="float" office:value="0.175605773925781">
            <text:p>0.18</text:p>
          </table:table-cell>
          <table:table-cell table:formula="of:=[.P32]/1024/1024/1024" office:value-type="float" office:value="49.8243942260742">
            <text:p>49.82</text:p>
          </table:table-cell>
          <table:table-cell table:formula="of:=[.O32]/[.N32]*100" office:value-type="float" office:value="0.351211547851562">
            <text:p>0</text:p>
          </table:table-cell>
          <table:table-cell table:formula="of:=[.P32]/[.N32]*100" office:value-type="float" office:value="99.6487884521484">
            <text:p>100</text:p>
          </table:table-cell>
          <table:table-cell office:value-type="string">
            <text:p>e00f0065-b71a-422b-8915-8bddca924462</text:p>
          </table:table-cell>
          <table:table-cell table:number-columns-repeated="989"/>
        </table:table-row>
        <table:table-row table:style-name="ro1">
          <table:table-cell office:value-type="string">
            <text:p>Partition</text:p>
          </table:table-cell>
          <table:table-cell table:number-columns-repeated="4"/>
          <table:table-cell table:style-name="ce6" office:value-type="string">
            <text:p></text:p>
          </table:table-cell>
          <table:table-cell office:value-type="string">
            <text:p>banana</text:p>
          </table:table-cell>
          <table:table-cell table:number-columns-repeated="2"/>
          <table:table-cell office:value-type="string">
            <text:p>banana</text:p>
          </table:table-cell>
          <table:table-cell table:number-columns-repeated="2" office:value-type="float" office:value="1">
            <text:p>1</text:p>
          </table:table-cell>
          <table:table-cell office:value-type="float" office:value="53688139776">
            <text:p>53688139776</text:p>
          </table:table-cell>
          <table:table-cell table:number-columns-repeated="2" office:value-type="float" office:value="53687091200">
            <text:p>53687091200</text:p>
          </table:table-cell>
          <table:table-cell table:formula="of:=[.N33]-[.O33]" office:value-type="float" office:value="0">
            <text:p>0</text:p>
          </table:table-cell>
          <table:table-cell table:formula="of:=[.N33]/1024/1024" office:value-type="float" office:value="51200">
            <text:p>51200</text:p>
          </table:table-cell>
          <table:table-cell table:formula="of:=[.O33]/1024/1024" office:value-type="float" office:value="51200">
            <text:p>51200</text:p>
          </table:table-cell>
          <table:table-cell table:formula="of:=[.P33]/1024/1024" office:value-type="float" office:value="0">
            <text:p>0</text:p>
          </table:table-cell>
          <table:table-cell table:formula="of:=[.N33]/1024/1024/1024" office:value-type="float" office:value="50">
            <text:p>50.00</text:p>
          </table:table-cell>
          <table:table-cell table:formula="of:=[.O33]/1024/1024/1024" office:value-type="float" office:value="50">
            <text:p>50.00</text:p>
          </table:table-cell>
          <table:table-cell table:formula="of:=[.P33]/1024/1024/1024" office:value-type="float" office:value="0">
            <text:p>0.00</text:p>
          </table:table-cell>
          <table:table-cell table:formula="of:=[.O33]/[.N33]*100" office:value-type="float" office:value="100">
            <text:p>100</text:p>
          </table:table-cell>
          <table:table-cell table:formula="of:=[.P33]/[.N33]*100" office:value-type="float" office:value="0">
            <text:p>0</text:p>
          </table:table-cell>
          <table:table-cell office:value-type="string">
            <text:p>Qb47LO-auib-3ody-owDY-L14P-dYuj-VnOh0p</text:p>
          </table:table-cell>
          <table:table-cell table:number-columns-repeated="989"/>
        </table:table-row>
        <table:table-row table:style-name="ro1">
          <table:table-cell office:value-type="string">
            <text:p>Filesystem</text:p>
          </table:table-cell>
          <table:table-cell table:number-columns-repeated="5"/>
          <table:table-cell table:style-name="ce6"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work-banana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53687091200">
            <text:p>53687091200</text:p>
          </table:table-cell>
          <table:table-cell office:value-type="float" office:value="188555264">
            <text:p>188555264</text:p>
          </table:table-cell>
          <table:table-cell table:formula="of:=[.N34]-[.O34]" office:value-type="float" office:value="53498535936">
            <text:p>53498535936</text:p>
          </table:table-cell>
          <table:table-cell table:formula="of:=[.N34]/1024/1024" office:value-type="float" office:value="51200">
            <text:p>51200</text:p>
          </table:table-cell>
          <table:table-cell table:formula="of:=[.O34]/1024/1024" office:value-type="float" office:value="179.8203125">
            <text:p>180</text:p>
          </table:table-cell>
          <table:table-cell table:formula="of:=[.P34]/1024/1024" office:value-type="float" office:value="51020.1796875">
            <text:p>51020</text:p>
          </table:table-cell>
          <table:table-cell table:formula="of:=[.N34]/1024/1024/1024" office:value-type="float" office:value="50">
            <text:p>50.00</text:p>
          </table:table-cell>
          <table:table-cell table:formula="of:=[.O34]/1024/1024/1024" office:value-type="float" office:value="0.175605773925781">
            <text:p>0.18</text:p>
          </table:table-cell>
          <table:table-cell table:formula="of:=[.P34]/1024/1024/1024" office:value-type="float" office:value="49.8243942260742">
            <text:p>49.82</text:p>
          </table:table-cell>
          <table:table-cell table:formula="of:=[.O34]/[.N34]*100" office:value-type="float" office:value="0.351211547851562">
            <text:p>0</text:p>
          </table:table-cell>
          <table:table-cell table:formula="of:=[.P34]/[.N34]*100" office:value-type="float" office:value="99.6487884521484">
            <text:p>100</text:p>
          </table:table-cell>
          <table:table-cell office:value-type="string">
            <text:p>95bf99b4-125d-490e-b1a7-32294c075816</text:p>
          </table:table-cell>
          <table:table-cell table:number-columns-repeated="989"/>
        </table:table-row>
        <table:table-row table:style-name="ro1">
          <table:table-cell office:value-type="string">
            <text:p>Partition</text:p>
          </table:table-cell>
          <table:table-cell table:number-columns-repeated="4"/>
          <table:table-cell table:style-name="ce6" office:value-type="string">
            <text:p></text:p>
          </table:table-cell>
          <table:table-cell office:value-type="string">
            <text:p>cherry</text:p>
          </table:table-cell>
          <table:table-cell table:number-columns-repeated="2"/>
          <table:table-cell office:value-type="string">
            <text:p>cherry</text:p>
          </table:table-cell>
          <table:table-cell table:number-columns-repeated="2" office:value-type="float" office:value="1">
            <text:p>1</text:p>
          </table:table-cell>
          <table:table-cell office:value-type="float" office:value="107375230976">
            <text:p>107375230976</text:p>
          </table:table-cell>
          <table:table-cell table:number-columns-repeated="2" office:value-type="float" office:value="53687091200">
            <text:p>53687091200</text:p>
          </table:table-cell>
          <table:table-cell table:formula="of:=[.N35]-[.O35]" office:value-type="float" office:value="0">
            <text:p>0</text:p>
          </table:table-cell>
          <table:table-cell table:formula="of:=[.N35]/1024/1024" office:value-type="float" office:value="51200">
            <text:p>51200</text:p>
          </table:table-cell>
          <table:table-cell table:formula="of:=[.O35]/1024/1024" office:value-type="float" office:value="51200">
            <text:p>51200</text:p>
          </table:table-cell>
          <table:table-cell table:formula="of:=[.P35]/1024/1024" office:value-type="float" office:value="0">
            <text:p>0</text:p>
          </table:table-cell>
          <table:table-cell table:formula="of:=[.N35]/1024/1024/1024" office:value-type="float" office:value="50">
            <text:p>50.00</text:p>
          </table:table-cell>
          <table:table-cell table:formula="of:=[.O35]/1024/1024/1024" office:value-type="float" office:value="50">
            <text:p>50.00</text:p>
          </table:table-cell>
          <table:table-cell table:formula="of:=[.P35]/1024/1024/1024" office:value-type="float" office:value="0">
            <text:p>0.00</text:p>
          </table:table-cell>
          <table:table-cell table:formula="of:=[.O35]/[.N35]*100" office:value-type="float" office:value="100">
            <text:p>100</text:p>
          </table:table-cell>
          <table:table-cell table:formula="of:=[.P35]/[.N35]*100" office:value-type="float" office:value="0">
            <text:p>0</text:p>
          </table:table-cell>
          <table:table-cell office:value-type="string">
            <text:p>45zi61-E7nq-lFkS-H2ve-uKzq-mVH5-hWm3Px</text:p>
          </table:table-cell>
          <table:table-cell table:number-columns-repeated="989"/>
        </table:table-row>
        <table:table-row table:style-name="ro1">
          <table:table-cell office:value-type="string">
            <text:p>Filesystem</text:p>
          </table:table-cell>
          <table:table-cell table:number-columns-repeated="5"/>
          <table:table-cell table:style-name="ce6"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work-cherry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53687091200">
            <text:p>53687091200</text:p>
          </table:table-cell>
          <table:table-cell office:value-type="float" office:value="188555264">
            <text:p>188555264</text:p>
          </table:table-cell>
          <table:table-cell table:formula="of:=[.N36]-[.O36]" office:value-type="float" office:value="53498535936">
            <text:p>53498535936</text:p>
          </table:table-cell>
          <table:table-cell table:formula="of:=[.N36]/1024/1024" office:value-type="float" office:value="51200">
            <text:p>51200</text:p>
          </table:table-cell>
          <table:table-cell table:formula="of:=[.O36]/1024/1024" office:value-type="float" office:value="179.8203125">
            <text:p>180</text:p>
          </table:table-cell>
          <table:table-cell table:formula="of:=[.P36]/1024/1024" office:value-type="float" office:value="51020.1796875">
            <text:p>51020</text:p>
          </table:table-cell>
          <table:table-cell table:formula="of:=[.N36]/1024/1024/1024" office:value-type="float" office:value="50">
            <text:p>50.00</text:p>
          </table:table-cell>
          <table:table-cell table:formula="of:=[.O36]/1024/1024/1024" office:value-type="float" office:value="0.175605773925781">
            <text:p>0.18</text:p>
          </table:table-cell>
          <table:table-cell table:formula="of:=[.P36]/1024/1024/1024" office:value-type="float" office:value="49.8243942260742">
            <text:p>49.82</text:p>
          </table:table-cell>
          <table:table-cell table:formula="of:=[.O36]/[.N36]*100" office:value-type="float" office:value="0.351211547851562">
            <text:p>0</text:p>
          </table:table-cell>
          <table:table-cell table:formula="of:=[.P36]/[.N36]*100" office:value-type="float" office:value="99.6487884521484">
            <text:p>100</text:p>
          </table:table-cell>
          <table:table-cell office:value-type="string">
            <text:p>e9231602-a9e8-43da-bc70-e8bf466a090e</text:p>
          </table:table-cell>
          <table:table-cell table:number-columns-repeated="989"/>
        </table:table-row>
        <table:table-row table:style-name="ro1">
          <table:table-cell office:value-type="string">
            <text:p>Partition</text:p>
          </table:table-cell>
          <table:table-cell table:number-columns-repeated="4"/>
          <table:table-cell table:style-name="ce6" office:value-type="string">
            <text:p></text:p>
          </table:table-cell>
          <table:table-cell office:value-type="string">
            <text:p>date</text:p>
          </table:table-cell>
          <table:table-cell table:number-columns-repeated="2"/>
          <table:table-cell office:value-type="string">
            <text:p>date</text:p>
          </table:table-cell>
          <table:table-cell table:number-columns-repeated="2" office:value-type="float" office:value="1">
            <text:p>1</text:p>
          </table:table-cell>
          <table:table-cell office:value-type="float" office:value="161062322176">
            <text:p>161062322176</text:p>
          </table:table-cell>
          <table:table-cell table:number-columns-repeated="2" office:value-type="float" office:value="53687091200">
            <text:p>53687091200</text:p>
          </table:table-cell>
          <table:table-cell table:formula="of:=[.N37]-[.O37]" office:value-type="float" office:value="0">
            <text:p>0</text:p>
          </table:table-cell>
          <table:table-cell table:formula="of:=[.N37]/1024/1024" office:value-type="float" office:value="51200">
            <text:p>51200</text:p>
          </table:table-cell>
          <table:table-cell table:formula="of:=[.O37]/1024/1024" office:value-type="float" office:value="51200">
            <text:p>51200</text:p>
          </table:table-cell>
          <table:table-cell table:formula="of:=[.P37]/1024/1024" office:value-type="float" office:value="0">
            <text:p>0</text:p>
          </table:table-cell>
          <table:table-cell table:formula="of:=[.N37]/1024/1024/1024" office:value-type="float" office:value="50">
            <text:p>50.00</text:p>
          </table:table-cell>
          <table:table-cell table:formula="of:=[.O37]/1024/1024/1024" office:value-type="float" office:value="50">
            <text:p>50.00</text:p>
          </table:table-cell>
          <table:table-cell table:formula="of:=[.P37]/1024/1024/1024" office:value-type="float" office:value="0">
            <text:p>0.00</text:p>
          </table:table-cell>
          <table:table-cell table:formula="of:=[.O37]/[.N37]*100" office:value-type="float" office:value="100">
            <text:p>100</text:p>
          </table:table-cell>
          <table:table-cell table:formula="of:=[.P37]/[.N37]*100" office:value-type="float" office:value="0">
            <text:p>0</text:p>
          </table:table-cell>
          <table:table-cell office:value-type="string">
            <text:p>VBmB22-2YlN-PD8S-ePRj-ct07-9Fvo-evV8eb</text:p>
          </table:table-cell>
          <table:table-cell table:number-columns-repeated="989"/>
        </table:table-row>
        <table:table-row table:style-name="ro1">
          <table:table-cell office:value-type="string">
            <text:p>Filesystem</text:p>
          </table:table-cell>
          <table:table-cell table:number-columns-repeated="5"/>
          <table:table-cell table:style-name="ce6"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work-dat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53687091200">
            <text:p>53687091200</text:p>
          </table:table-cell>
          <table:table-cell office:value-type="float" office:value="188555264">
            <text:p>188555264</text:p>
          </table:table-cell>
          <table:table-cell table:formula="of:=[.N38]-[.O38]" office:value-type="float" office:value="53498535936">
            <text:p>53498535936</text:p>
          </table:table-cell>
          <table:table-cell table:formula="of:=[.N38]/1024/1024" office:value-type="float" office:value="51200">
            <text:p>51200</text:p>
          </table:table-cell>
          <table:table-cell table:formula="of:=[.O38]/1024/1024" office:value-type="float" office:value="179.8203125">
            <text:p>180</text:p>
          </table:table-cell>
          <table:table-cell table:formula="of:=[.P38]/1024/1024" office:value-type="float" office:value="51020.1796875">
            <text:p>51020</text:p>
          </table:table-cell>
          <table:table-cell table:formula="of:=[.N38]/1024/1024/1024" office:value-type="float" office:value="50">
            <text:p>50.00</text:p>
          </table:table-cell>
          <table:table-cell table:formula="of:=[.O38]/1024/1024/1024" office:value-type="float" office:value="0.175605773925781">
            <text:p>0.18</text:p>
          </table:table-cell>
          <table:table-cell table:formula="of:=[.P38]/1024/1024/1024" office:value-type="float" office:value="49.8243942260742">
            <text:p>49.82</text:p>
          </table:table-cell>
          <table:table-cell table:formula="of:=[.O38]/[.N38]*100" office:value-type="float" office:value="0.351211547851562">
            <text:p>0</text:p>
          </table:table-cell>
          <table:table-cell table:formula="of:=[.P38]/[.N38]*100" office:value-type="float" office:value="99.6487884521484">
            <text:p>100</text:p>
          </table:table-cell>
          <table:table-cell office:value-type="string">
            <text:p>42c9be6b-b322-4e6f-8f50-d4dd5413d7d9</text:p>
          </table:table-cell>
          <table:table-cell table:number-columns-repeated="989"/>
        </table:table-row>
        <table:table-row table:style-name="ro1">
          <table:table-cell office:value-type="string">
            <text:p>Partition</text:p>
          </table:table-cell>
          <table:table-cell table:number-columns-repeated="4"/>
          <table:table-cell table:style-name="ce6" office:value-type="string">
            <text:p></text:p>
          </table:table-cell>
          <table:table-cell office:value-type="string">
            <text:p>endive</text:p>
          </table:table-cell>
          <table:table-cell table:number-columns-repeated="2"/>
          <table:table-cell office:value-type="string">
            <text:p>endive</text:p>
          </table:table-cell>
          <table:table-cell table:number-columns-repeated="2" office:value-type="float" office:value="1">
            <text:p>1</text:p>
          </table:table-cell>
          <table:table-cell office:value-type="float" office:value="214749413376">
            <text:p>214749413376</text:p>
          </table:table-cell>
          <table:table-cell table:number-columns-repeated="2" office:value-type="float" office:value="53687091200">
            <text:p>53687091200</text:p>
          </table:table-cell>
          <table:table-cell table:formula="of:=[.N39]-[.O39]" office:value-type="float" office:value="0">
            <text:p>0</text:p>
          </table:table-cell>
          <table:table-cell table:formula="of:=[.N39]/1024/1024" office:value-type="float" office:value="51200">
            <text:p>51200</text:p>
          </table:table-cell>
          <table:table-cell table:formula="of:=[.O39]/1024/1024" office:value-type="float" office:value="51200">
            <text:p>51200</text:p>
          </table:table-cell>
          <table:table-cell table:formula="of:=[.P39]/1024/1024" office:value-type="float" office:value="0">
            <text:p>0</text:p>
          </table:table-cell>
          <table:table-cell table:formula="of:=[.N39]/1024/1024/1024" office:value-type="float" office:value="50">
            <text:p>50.00</text:p>
          </table:table-cell>
          <table:table-cell table:formula="of:=[.O39]/1024/1024/1024" office:value-type="float" office:value="50">
            <text:p>50.00</text:p>
          </table:table-cell>
          <table:table-cell table:formula="of:=[.P39]/1024/1024/1024" office:value-type="float" office:value="0">
            <text:p>0.00</text:p>
          </table:table-cell>
          <table:table-cell table:formula="of:=[.O39]/[.N39]*100" office:value-type="float" office:value="100">
            <text:p>100</text:p>
          </table:table-cell>
          <table:table-cell table:formula="of:=[.P39]/[.N39]*100" office:value-type="float" office:value="0">
            <text:p>0</text:p>
          </table:table-cell>
          <table:table-cell office:value-type="string">
            <text:p>b7Y1i9-hAFH-mKZk-5hdD-8yi0-ADca-etz2xK</text:p>
          </table:table-cell>
          <table:table-cell table:number-columns-repeated="989"/>
        </table:table-row>
        <table:table-row table:style-name="ro1">
          <table:table-cell office:value-type="string">
            <text:p>Filesystem</text:p>
          </table:table-cell>
          <table:table-cell table:number-columns-repeated="5"/>
          <table:table-cell table:style-name="ce6"/>
          <table:table-cell office:value-type="string">
            <text:p>ext4</text:p>
          </table:table-cell>
          <table:table-cell office:value-type="float" office:value="4096">
            <text:p>4096</text:p>
          </table:table-cell>
          <table:table-cell office:value-type="string">
            <text:p>work-endiv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53687091200">
            <text:p>53687091200</text:p>
          </table:table-cell>
          <table:table-cell office:value-type="float" office:value="188555264">
            <text:p>188555264</text:p>
          </table:table-cell>
          <table:table-cell table:formula="of:=[.N40]-[.O40]" office:value-type="float" office:value="53498535936">
            <text:p>53498535936</text:p>
          </table:table-cell>
          <table:table-cell table:formula="of:=[.N40]/1024/1024" office:value-type="float" office:value="51200">
            <text:p>51200</text:p>
          </table:table-cell>
          <table:table-cell table:formula="of:=[.O40]/1024/1024" office:value-type="float" office:value="179.8203125">
            <text:p>180</text:p>
          </table:table-cell>
          <table:table-cell table:formula="of:=[.P40]/1024/1024" office:value-type="float" office:value="51020.1796875">
            <text:p>51020</text:p>
          </table:table-cell>
          <table:table-cell table:formula="of:=[.N40]/1024/1024/1024" office:value-type="float" office:value="50">
            <text:p>50.00</text:p>
          </table:table-cell>
          <table:table-cell table:formula="of:=[.O40]/1024/1024/1024" office:value-type="float" office:value="0.175605773925781">
            <text:p>0.18</text:p>
          </table:table-cell>
          <table:table-cell table:formula="of:=[.P40]/1024/1024/1024" office:value-type="float" office:value="49.8243942260742">
            <text:p>49.82</text:p>
          </table:table-cell>
          <table:table-cell table:formula="of:=[.O40]/[.N40]*100" office:value-type="float" office:value="0.351211547851562">
            <text:p>0</text:p>
          </table:table-cell>
          <table:table-cell table:formula="of:=[.P40]/[.N40]*100" office:value-type="float" office:value="99.6487884521484">
            <text:p>100</text:p>
          </table:table-cell>
          <table:table-cell office:value-type="string">
            <text:p>1629101a-7329-4fbc-8288-c0783d90ff99</text:p>
          </table:table-cell>
          <table:table-cell table:number-columns-repeated="989"/>
        </table:table-row>
        <table:table-row table:style-name="ro1">
          <table:table-cell office:value-type="string">
            <text:p>Partition</text:p>
          </table:table-cell>
          <table:table-cell table:number-columns-repeated="4"/>
          <table:table-cell table:style-name="ce6"/>
          <table:table-cell office:value-type="string">
            <text:p>UNUSED</text:p>
          </table:table-cell>
          <table:table-cell table:number-columns-repeated="5"/>
          <table:table-cell office:value-type="float" office:value="268436504576">
            <text:p>268436504576</text:p>
          </table:table-cell>
          <table:table-cell table:number-columns-repeated="2"/>
          <table:table-cell table:formula="of:=[.N41]-[.O41]" office:value-type="float" office:value="0">
            <text:p>0</text:p>
          </table:table-cell>
          <table:table-cell table:formula="of:=[.N41]/1024/1024" office:value-type="float" office:value="0">
            <text:p>0</text:p>
          </table:table-cell>
          <table:table-cell table:formula="of:=[.O41]/1024/1024" office:value-type="float" office:value="0">
            <text:p>0</text:p>
          </table:table-cell>
          <table:table-cell table:formula="of:=[.P41]/1024/1024" office:value-type="float" office:value="0">
            <text:p>0</text:p>
          </table:table-cell>
          <table:table-cell table:formula="of:=[.N41]/1024/1024/1024" office:value-type="float" office:value="0">
            <text:p>0.00</text:p>
          </table:table-cell>
          <table:table-cell table:formula="of:=[.O41]/1024/1024/1024" office:value-type="float" office:value="0">
            <text:p>0.00</text:p>
          </table:table-cell>
          <table:table-cell table:formula="of:=[.P41]/1024/1024/1024" office:value-type="float" office:value="0">
            <text:p>0.00</text:p>
          </table:table-cell>
          <table:table-cell table:formula="of:=[.O41]/[.N41]*100" office:value-type="float" office:value="0">
            <text:p>#DIV/0!</text:p>
          </table:table-cell>
          <table:table-cell table:formula="of:=[.P41]/[.N41]*100" office:value-type="float" office:value="0">
            <text:p>#DIV/0!</text:p>
          </table:table-cell>
          <table:table-cell table:number-columns-repeated="990"/>
        </table:table-row>
        <table:table-row table:style-name="ro1">
          <table:table-cell office:value-type="string">
            <text:p>Partition</text:p>
          </table:table-cell>
          <table:table-cell table:number-columns-repeated="2"/>
          <table:table-cell table:style-name="ce6" office:value-type="string">
            <text:p></text:p>
          </table:table-cell>
          <table:table-cell office:value-type="string">
            <text:p>sdc3</text:p>
          </table:table-cell>
          <table:table-cell table:number-columns-repeated="7"/>
          <table:table-cell office:value-type="float" office:value="277123956736">
            <text:p>277123956736</text:p>
          </table:table-cell>
          <table:table-cell office:value-type="float" office:value="42948624384">
            <text:p>42948624384</text:p>
          </table:table-cell>
          <table:table-cell office:value-type="float" office:value="42274717696">
            <text:p>42274717696</text:p>
          </table:table-cell>
          <table:table-cell table:formula="of:=[.N42]-[.O42]" office:value-type="float" office:value="673906688">
            <text:p>673906688</text:p>
          </table:table-cell>
          <table:table-cell table:formula="of:=[.N42]/1024/1024" office:value-type="float" office:value="40959">
            <text:p>40959</text:p>
          </table:table-cell>
          <table:table-cell table:formula="of:=[.O42]/1024/1024" office:value-type="float" office:value="40316.3125">
            <text:p>40316</text:p>
          </table:table-cell>
          <table:table-cell table:formula="of:=[.P42]/1024/1024" office:value-type="float" office:value="642.6875">
            <text:p>643</text:p>
          </table:table-cell>
          <table:table-cell table:formula="of:=[.N42]/1024/1024/1024" office:value-type="float" office:value="39.9990234375">
            <text:p>40.00</text:p>
          </table:table-cell>
          <table:table-cell table:formula="of:=[.O42]/1024/1024/1024" office:value-type="float" office:value="39.3713989257812">
            <text:p>39.37</text:p>
          </table:table-cell>
          <table:table-cell table:formula="of:=[.P42]/1024/1024/1024" office:value-type="float" office:value="0.62762451171875">
            <text:p>0.63</text:p>
          </table:table-cell>
          <table:table-cell table:formula="of:=[.O42]/[.N42]*100" office:value-type="float" office:value="98.4309004126077">
            <text:p>98</text:p>
          </table:table-cell>
          <table:table-cell table:formula="of:=[.P42]/[.N42]*100" office:value-type="float" office:value="1.56909958739227">
            <text:p>2</text:p>
          </table:table-cell>
          <table:table-cell table:number-columns-repeated="990"/>
        </table:table-row>
        <table:table-row table:style-name="ro1">
          <table:table-cell office:value-type="string">
            <text:p>Filesystem</text:p>
          </table:table-cell>
          <table:table-cell table:number-columns-repeated="3"/>
          <table:table-cell table:style-name="ce6"/>
          <table:table-cell office:value-type="string">
            <text:p>ext4</text:p>
          </table:table-cell>
          <table:table-cell table:number-columns-repeated="2"/>
          <table:table-cell office:value-type="float" office:value="4096">
            <text:p>4096</text:p>
          </table:table-cell>
          <table:table-cell office:value-type="string">
            <text:p>backup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42274717696">
            <text:p>42274717696</text:p>
          </table:table-cell>
          <table:table-cell office:value-type="float" office:value="36019630080">
            <text:p>36019630080</text:p>
          </table:table-cell>
          <table:table-cell table:formula="of:=[.N43]-[.O43]" office:value-type="float" office:value="6255087616">
            <text:p>6255087616</text:p>
          </table:table-cell>
          <table:table-cell table:formula="of:=[.N43]/1024/1024" office:value-type="float" office:value="40316.3125">
            <text:p>40316</text:p>
          </table:table-cell>
          <table:table-cell table:formula="of:=[.O43]/1024/1024" office:value-type="float" office:value="34350.99609375">
            <text:p>34351</text:p>
          </table:table-cell>
          <table:table-cell table:formula="of:=[.P43]/1024/1024" office:value-type="float" office:value="5965.31640625">
            <text:p>5965</text:p>
          </table:table-cell>
          <table:table-cell table:formula="of:=[.N43]/1024/1024/1024" office:value-type="float" office:value="39.3713989257812">
            <text:p>39.37</text:p>
          </table:table-cell>
          <table:table-cell table:formula="of:=[.O43]/1024/1024/1024" office:value-type="float" office:value="33.5458946228027">
            <text:p>33.55</text:p>
          </table:table-cell>
          <table:table-cell table:formula="of:=[.P43]/1024/1024/1024" office:value-type="float" office:value="5.82550430297852">
            <text:p>5.83</text:p>
          </table:table-cell>
          <table:table-cell table:formula="of:=[.O43]/[.N43]*100" office:value-type="float" office:value="85.2037152300325">
            <text:p>85</text:p>
          </table:table-cell>
          <table:table-cell table:formula="of:=[.P43]/[.N43]*100" office:value-type="float" office:value="14.7962847699675">
            <text:p>15</text:p>
          </table:table-cell>
          <table:table-cell office:value-type="string">
            <text:p>74886ac9-a970-4da0-88cf-13e9189c5b26</text:p>
          </table:table-cell>
          <table:table-cell table:number-columns-repeated="989"/>
        </table:table-row>
        <table:table-row table:style-name="ro1">
          <table:table-cell table:number-columns-repeated="1014"/>
        </table:table-row>
        <table:table-row table:style-name="ro1">
          <table:table-cell table:style-name="ce1" office:value-type="string">
            <text:p>Disk</text:p>
          </table:table-cell>
          <table:table-cell table:style-name="ce6" office:value-type="string">
            <text:p></text:p>
          </table:table-cell>
          <table:table-cell table:style-name="ce4" office:value-type="string">
            <text:p>sdd</text:p>
          </table:table-cell>
          <table:table-cell table:number-columns-repeated="5"/>
          <table:table-cell office:value-type="float" office:value="512">
            <text:p>512</text:p>
          </table:table-cell>
          <table:table-cell office:value-type="string">
            <text:p>Maxtor 6B200P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03928109056">
            <text:p>203928109056</text:p>
          </table:table-cell>
          <table:table-cell table:style-name="ce24" office:value-type="float" office:value="203928109056">
            <text:p>203928109056</text:p>
          </table:table-cell>
          <table:table-cell table:formula="of:=[.N45]-[.O45]" office:value-type="float" office:value="0">
            <text:p>0</text:p>
          </table:table-cell>
          <table:table-cell table:formula="of:=[.N45]/1024/1024" office:value-type="float" office:value="194481">
            <text:p>194481</text:p>
          </table:table-cell>
          <table:table-cell table:formula="of:=[.O45]/1024/1024" office:value-type="float" office:value="194481">
            <text:p>194481</text:p>
          </table:table-cell>
          <table:table-cell table:formula="of:=[.P45]/1024/1024" office:value-type="float" office:value="0">
            <text:p>0</text:p>
          </table:table-cell>
          <table:table-cell table:formula="of:=[.N45]/1024/1024/1024" office:value-type="float" office:value="189.9228515625">
            <text:p>189.92</text:p>
          </table:table-cell>
          <table:table-cell table:formula="of:=[.O45]/1024/1024/1024" office:value-type="float" office:value="189.9228515625">
            <text:p>189.92</text:p>
          </table:table-cell>
          <table:table-cell table:formula="of:=[.P45]/1024/1024/1024" office:value-type="float" office:value="0">
            <text:p>0.00</text:p>
          </table:table-cell>
          <table:table-cell table:formula="of:=[.O45]/[.N45]*100" office:value-type="float" office:value="100">
            <text:p>100</text:p>
          </table:table-cell>
          <table:table-cell table:formula="of:=[.P45]/[.N45]*100" office:value-type="float" office:value="0">
            <text:p>0</text:p>
          </table:table-cell>
          <table:table-cell office:value-type="string">
            <text:p>0x0006c8ec</text:p>
          </table:table-cell>
          <table:table-cell table:number-columns-repeated="989"/>
        </table:table-row>
        <table:table-row table:style-name="ro1">
          <table:table-cell office:value-type="string">
            <text:p>MSDOS</text:p>
          </table:table-cell>
          <table:table-cell/>
          <table:table-cell table:style-name="ce6" office:value-type="string">
            <text:p></text:p>
          </table:table-cell>
          <table:table-cell office:value-type="string">
            <text:p>msdos</text:p>
          </table:table-cell>
          <table:table-cell table:number-columns-repeated="8"/>
          <table:table-cell office:value-type="float" office:value="0">
            <text:p>0</text:p>
          </table:table-cell>
          <table:table-cell office:value-type="float" office:value="203928109056">
            <text:p>203928109056</text:p>
          </table:table-cell>
          <table:table-cell table:style-name="ce24" office:value-type="float" office:value="203928109056">
            <text:p>203928109056</text:p>
          </table:table-cell>
          <table:table-cell table:formula="of:=[.N46]-[.O46]" office:value-type="float" office:value="0">
            <text:p>0</text:p>
          </table:table-cell>
          <table:table-cell table:formula="of:=[.N46]/1024/1024" office:value-type="float" office:value="194481">
            <text:p>194481</text:p>
          </table:table-cell>
          <table:table-cell table:formula="of:=[.O46]/1024/1024" office:value-type="float" office:value="194481">
            <text:p>194481</text:p>
          </table:table-cell>
          <table:table-cell table:formula="of:=[.P46]/1024/1024" office:value-type="float" office:value="0">
            <text:p>0</text:p>
          </table:table-cell>
          <table:table-cell table:formula="of:=[.N46]/1024/1024/1024" office:value-type="float" office:value="189.9228515625">
            <text:p>189.92</text:p>
          </table:table-cell>
          <table:table-cell table:formula="of:=[.O46]/1024/1024/1024" office:value-type="float" office:value="189.9228515625">
            <text:p>189.92</text:p>
          </table:table-cell>
          <table:table-cell table:formula="of:=[.P46]/1024/1024/1024" office:value-type="float" office:value="0">
            <text:p>0.00</text:p>
          </table:table-cell>
          <table:table-cell table:formula="of:=[.O46]/[.N46]*100" office:value-type="float" office:value="100">
            <text:p>100</text:p>
          </table:table-cell>
          <table:table-cell table:formula="of:=[.P46]/[.N46]*100" office:value-type="float" office:value="0">
            <text:p>0</text:p>
          </table:table-cell>
          <table:table-cell table:number-columns-repeated="990"/>
        </table:table-row>
        <table:table-row table:style-name="ro1">
          <table:table-cell office:value-type="string">
            <text:p>Reserved</text:p>
          </table:table-cell>
          <table:table-cell/>
          <table:table-cell table:style-name="ce6"/>
          <table:table-cell/>
          <table:table-cell office:value-type="string">
            <text:p>reserved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2" office:value-type="float" office:value="1048576">
            <text:p>1048576</text:p>
          </table:table-cell>
          <table:table-cell table:formula="of:=[.N47]-[.O47]" office:value-type="float" office:value="0">
            <text:p>0</text:p>
          </table:table-cell>
          <table:table-cell table:formula="of:=[.N47]/1024/1024" office:value-type="float" office:value="1">
            <text:p>1</text:p>
          </table:table-cell>
          <table:table-cell table:formula="of:=[.O47]/1024/1024" office:value-type="float" office:value="1">
            <text:p>1</text:p>
          </table:table-cell>
          <table:table-cell table:formula="of:=[.P47]/1024/1024" office:value-type="float" office:value="0">
            <text:p>0</text:p>
          </table:table-cell>
          <table:table-cell table:formula="of:=[.N47]/1024/1024/1024" office:value-type="float" office:value="0.0009765625">
            <text:p>0.00</text:p>
          </table:table-cell>
          <table:table-cell table:formula="of:=[.O47]/1024/1024/1024" office:value-type="float" office:value="0.0009765625">
            <text:p>0.00</text:p>
          </table:table-cell>
          <table:table-cell table:formula="of:=[.P47]/1024/1024/1024" office:value-type="float" office:value="0">
            <text:p>0.00</text:p>
          </table:table-cell>
          <table:table-cell table:formula="of:=[.O47]/[.N47]*100" office:value-type="float" office:value="100">
            <text:p>100</text:p>
          </table:table-cell>
          <table:table-cell table:formula="of:=[.P47]/[.N47]*100" office:value-type="float" office:value="0">
            <text:p>0</text:p>
          </table:table-cell>
          <table:table-cell table:number-columns-repeated="990"/>
        </table:table-row>
        <table:table-row table:style-name="ro1">
          <table:table-cell office:value-type="string">
            <text:p>Partition</text:p>
          </table:table-cell>
          <table:table-cell table:number-columns-repeated="2"/>
          <table:table-cell table:style-name="ce6" office:value-type="string">
            <text:p></text:p>
          </table:table-cell>
          <table:table-cell office:value-type="string">
            <text:p>sdd1</text:p>
          </table:table-cell>
          <table:table-cell table:number-columns-repeated="7"/>
          <table:table-cell office:value-type="float" office:value="1048576">
            <text:p>1048576</text:p>
          </table:table-cell>
          <table:table-cell table:number-columns-repeated="2" office:value-type="float" office:value="203927060480">
            <text:p>203927060480</text:p>
          </table:table-cell>
          <table:table-cell table:formula="of:=[.N48]-[.O48]" office:value-type="float" office:value="0">
            <text:p>0</text:p>
          </table:table-cell>
          <table:table-cell table:formula="of:=[.N48]/1024/1024" office:value-type="float" office:value="194480">
            <text:p>194480</text:p>
          </table:table-cell>
          <table:table-cell table:formula="of:=[.O48]/1024/1024" office:value-type="float" office:value="194480">
            <text:p>194480</text:p>
          </table:table-cell>
          <table:table-cell table:formula="of:=[.P48]/1024/1024" office:value-type="float" office:value="0">
            <text:p>0</text:p>
          </table:table-cell>
          <table:table-cell table:formula="of:=[.N48]/1024/1024/1024" office:value-type="float" office:value="189.921875">
            <text:p>189.92</text:p>
          </table:table-cell>
          <table:table-cell table:formula="of:=[.O48]/1024/1024/1024" office:value-type="float" office:value="189.921875">
            <text:p>189.92</text:p>
          </table:table-cell>
          <table:table-cell table:formula="of:=[.P48]/1024/1024/1024" office:value-type="float" office:value="0">
            <text:p>0.00</text:p>
          </table:table-cell>
          <table:table-cell table:formula="of:=[.O48]/[.N48]*100" office:value-type="float" office:value="100">
            <text:p>100</text:p>
          </table:table-cell>
          <table:table-cell table:formula="of:=[.P48]/[.N48]*100" office:value-type="float" office:value="0">
            <text:p>0</text:p>
          </table:table-cell>
          <table:table-cell table:number-columns-repeated="990"/>
        </table:table-row>
        <table:table-row table:style-name="ro1">
          <table:table-cell office:value-type="string">
            <text:p>Filesystem</text:p>
          </table:table-cell>
          <table:table-cell table:number-columns-repeated="3"/>
          <table:table-cell table:style-name="ce6"/>
          <table:table-cell office:value-type="string">
            <text:p>ext4</text:p>
          </table:table-cell>
          <table:table-cell table:number-columns-repeated="2"/>
          <table:table-cell office:value-type="float" office:value="4096">
            <text:p>4096</text:p>
          </table:table-cell>
          <table:table-cell office:value-type="string">
            <text:p>hom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03927060480">
            <text:p>203927060480</text:p>
          </table:table-cell>
          <table:table-cell office:value-type="float" office:value="22288502784">
            <text:p>22288502784</text:p>
          </table:table-cell>
          <table:table-cell table:formula="of:=[.N49]-[.O49]" office:value-type="float" office:value="181638557696">
            <text:p>181638557696</text:p>
          </table:table-cell>
          <table:table-cell table:formula="of:=[.N49]/1024/1024" office:value-type="float" office:value="194480">
            <text:p>194480</text:p>
          </table:table-cell>
          <table:table-cell table:formula="of:=[.O49]/1024/1024" office:value-type="float" office:value="21255.97265625">
            <text:p>21256</text:p>
          </table:table-cell>
          <table:table-cell table:formula="of:=[.P49]/1024/1024" office:value-type="float" office:value="173224.02734375">
            <text:p>173224</text:p>
          </table:table-cell>
          <table:table-cell table:formula="of:=[.N49]/1024/1024/1024" office:value-type="float" office:value="189.921875">
            <text:p>189.92</text:p>
          </table:table-cell>
          <table:table-cell table:formula="of:=[.O49]/1024/1024/1024" office:value-type="float" office:value="20.7577857971191">
            <text:p>20.76</text:p>
          </table:table-cell>
          <table:table-cell table:formula="of:=[.P49]/1024/1024/1024" office:value-type="float" office:value="169.164089202881">
            <text:p>169.16</text:p>
          </table:table-cell>
          <table:table-cell table:formula="of:=[.O49]/[.N49]*100" office:value-type="float" office:value="10.9296445167884">
            <text:p>11</text:p>
          </table:table-cell>
          <table:table-cell table:formula="of:=[.P49]/[.N49]*100" office:value-type="float" office:value="89.0703554832117">
            <text:p>89</text:p>
          </table:table-cell>
          <table:table-cell office:value-type="string">
            <text:p>7f6bbddb-7c0f-4ea6-9f6e-dd243ada4644</text:p>
          </table:table-cell>
          <table:table-cell table:number-columns-repeated="989"/>
        </table:table-row>
        <table:table-row table:style-name="ro1">
          <table:table-cell table:number-columns-repeated="1014"/>
        </table:table-row>
        <table:table-row table:style-name="ro1">
          <table:table-cell table:style-name="ce1" office:value-type="string">
            <text:p>Disk</text:p>
          </table:table-cell>
          <table:table-cell table:style-name="ce6" office:value-type="string">
            <text:p></text:p>
          </table:table-cell>
          <table:table-cell table:style-name="ce4" office:value-type="string">
            <text:p>loop0</text:p>
          </table:table-cell>
          <table:table-cell table:number-columns-repeated="5"/>
          <table:table-cell office:value-type="float" office:value="512">
            <text:p>512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 office:value-type="float" office:value="1073741824">
            <text:p>1073741824</text:p>
          </table:table-cell>
          <table:table-cell table:formula="of:=[.N51]-[.O51]" office:value-type="float" office:value="0">
            <text:p>0</text:p>
          </table:table-cell>
          <table:table-cell table:formula="of:=[.N51]/1024/1024" office:value-type="float" office:value="1024">
            <text:p>1024</text:p>
          </table:table-cell>
          <table:table-cell table:formula="of:=[.O51]/1024/1024" office:value-type="float" office:value="1024">
            <text:p>1024</text:p>
          </table:table-cell>
          <table:table-cell table:formula="of:=[.P51]/1024/1024" office:value-type="float" office:value="0">
            <text:p>0</text:p>
          </table:table-cell>
          <table:table-cell table:formula="of:=[.N51]/1024/1024/1024" office:value-type="float" office:value="1">
            <text:p>1.00</text:p>
          </table:table-cell>
          <table:table-cell table:formula="of:=[.O51]/1024/1024/1024" office:value-type="float" office:value="1">
            <text:p>1.00</text:p>
          </table:table-cell>
          <table:table-cell table:formula="of:=[.P51]/1024/1024/1024" office:value-type="float" office:value="0">
            <text:p>0.00</text:p>
          </table:table-cell>
          <table:table-cell table:formula="of:=[.O51]/[.N51]*100" office:value-type="float" office:value="100">
            <text:p>100</text:p>
          </table:table-cell>
          <table:table-cell table:formula="of:=[.P51]/[.N51]*100" office:value-type="float" office:value="0">
            <text:p>0</text:p>
          </table:table-cell>
          <table:table-cell office:value-type="string">
            <text:p>/home/flatcap/work/disk0</text:p>
          </table:table-cell>
          <table:table-cell table:number-columns-repeated="989"/>
        </table:table-row>
        <table:table-row table:style-name="ro1">
          <table:table-cell office:value-type="string">
            <text:p>LVM</text:p>
          </table:table-cell>
          <table:table-cell/>
          <table:table-cell table:style-name="ce6" office:value-type="string">
            <text:p></text:p>
          </table:table-cell>
          <table:table-cell office:value-type="string">
            <text:p>lvm</text:p>
          </table:table-cell>
          <table:table-cell table:number-columns-repeated="4"/>
          <table:table-cell office:value-type="float" office:value="4194304">
            <text:p>4194304</text:p>
          </table:table-cell>
          <table:table-cell office:value-type="string">
            <text:p>tmpvol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073741824">
            <text:p>1073741824</text:p>
          </table:table-cell>
          <table:table-cell table:formula="of:=[.N52]-[.O52]" office:value-type="float" office:value="0">
            <text:p>0</text:p>
          </table:table-cell>
          <table:table-cell table:formula="of:=[.N52]/1024/1024" office:value-type="float" office:value="1024">
            <text:p>1024</text:p>
          </table:table-cell>
          <table:table-cell table:formula="of:=[.O52]/1024/1024" office:value-type="float" office:value="1024">
            <text:p>1024</text:p>
          </table:table-cell>
          <table:table-cell table:formula="of:=[.P52]/1024/1024" office:value-type="float" office:value="0">
            <text:p>0</text:p>
          </table:table-cell>
          <table:table-cell table:formula="of:=[.N52]/1024/1024/1024" office:value-type="float" office:value="1">
            <text:p>1.00</text:p>
          </table:table-cell>
          <table:table-cell table:formula="of:=[.O52]/1024/1024/1024" office:value-type="float" office:value="1">
            <text:p>1.00</text:p>
          </table:table-cell>
          <table:table-cell table:formula="of:=[.P52]/1024/1024/1024" office:value-type="float" office:value="0">
            <text:p>0.00</text:p>
          </table:table-cell>
          <table:table-cell table:formula="of:=[.O52]/[.N52]*100" office:value-type="float" office:value="100">
            <text:p>100</text:p>
          </table:table-cell>
          <table:table-cell table:formula="of:=[.P52]/[.N52]*100" office:value-type="float" office:value="0">
            <text:p>0</text:p>
          </table:table-cell>
          <table:table-cell office:value-type="string">
            <text:p>Ffyahc-v5qJ-gXSH-xqkr-h404-EZ9P-Gz1Wti</text:p>
          </table:table-cell>
          <table:table-cell table:number-columns-repeated="989"/>
        </table:table-row>
        <table:table-row table:style-name="ro1">
          <table:table-cell office:value-type="string">
            <text:p>Reserved</text:p>
          </table:table-cell>
          <table:table-cell/>
          <table:table-cell table:style-name="ce6"/>
          <table:table-cell/>
          <table:table-cell office:value-type="string">
            <text:p>reserved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2" office:value-type="float" office:value="1048576">
            <text:p>1048576</text:p>
          </table:table-cell>
          <table:table-cell table:formula="of:=[.N53]-[.O53]" office:value-type="float" office:value="0">
            <text:p>0</text:p>
          </table:table-cell>
          <table:table-cell table:number-columns-repeated="998"/>
        </table:table-row>
        <table:table-row table:style-name="ro1">
          <table:table-cell office:value-type="string">
            <text:p>Partition</text:p>
          </table:table-cell>
          <table:table-cell table:number-columns-repeated="2"/>
          <table:table-cell table:style-name="ce6" office:value-type="string">
            <text:p></text:p>
          </table:table-cell>
          <table:table-cell office:value-type="string">
            <text:p>stripe2</text:p>
          </table:table-cell>
          <table:table-cell table:number-columns-repeated="4"/>
          <table:table-cell office:value-type="string">
            <text:p>stripe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48576">
            <text:p>1048576</text:p>
          </table:table-cell>
          <table:table-cell table:number-columns-repeated="2" office:value-type="float" office:value="209715200">
            <text:p>209715200</text:p>
          </table:table-cell>
          <table:table-cell table:formula="of:=[.N54]-[.O54]" office:value-type="float" office:value="0">
            <text:p>0</text:p>
          </table:table-cell>
          <table:table-cell table:formula="of:=[.N54]/1024/1024" office:value-type="float" office:value="200">
            <text:p>200</text:p>
          </table:table-cell>
          <table:table-cell table:formula="of:=[.O54]/1024/1024" office:value-type="float" office:value="200">
            <text:p>200</text:p>
          </table:table-cell>
          <table:table-cell table:formula="of:=[.P54]/1024/1024" office:value-type="float" office:value="0">
            <text:p>0</text:p>
          </table:table-cell>
          <table:table-cell table:formula="of:=[.N54]/1024/1024/1024" office:value-type="float" office:value="0.1953125">
            <text:p>0.20</text:p>
          </table:table-cell>
          <table:table-cell table:formula="of:=[.O54]/1024/1024/1024" office:value-type="float" office:value="0.1953125">
            <text:p>0.20</text:p>
          </table:table-cell>
          <table:table-cell table:formula="of:=[.P54]/1024/1024/1024" office:value-type="float" office:value="0">
            <text:p>0.00</text:p>
          </table:table-cell>
          <table:table-cell table:formula="of:=[.O54]/[.N54]*100" office:value-type="float" office:value="100">
            <text:p>100</text:p>
          </table:table-cell>
          <table:table-cell table:formula="of:=[.P54]/[.N54]*100" office:value-type="float" office:value="0">
            <text:p>0</text:p>
          </table:table-cell>
          <table:table-cell office:value-type="string">
            <text:p>aTKMo8-RGtg-35jG-cz2a-ysPv-pBHj-UcsWoW</text:p>
          </table:table-cell>
          <table:table-cell table:number-columns-repeated="989"/>
        </table:table-row>
        <table:table-row table:style-name="ro1">
          <table:table-cell office:value-type="string">
            <text:p>Filesystem</text:p>
          </table:table-cell>
          <table:table-cell table:number-columns-repeated="3"/>
          <table:table-cell table:style-name="ce6"/>
          <table:table-cell office:value-type="string">
            <text:p>ext4</text:p>
          </table:table-cell>
          <table:table-cell table:number-columns-repeated="2"/>
          <table:table-cell office:value-type="float" office:value="1024">
            <text:p>1024</text:p>
          </table:table-cell>
          <table:table-cell office:value-type="string">
            <text:p>tmpvol_stripe2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419430400">
            <text:p>419430400</text:p>
          </table:table-cell>
          <table:table-cell office:value-type="float" office:value="338575360">
            <text:p>338575360</text:p>
          </table:table-cell>
          <table:table-cell table:formula="of:=[.N55]-[.O55]" office:value-type="float" office:value="80855040">
            <text:p>80855040</text:p>
          </table:table-cell>
          <table:table-cell table:formula="of:=[.N55]/1024/1024" office:value-type="float" office:value="400">
            <text:p>400</text:p>
          </table:table-cell>
          <table:table-cell table:formula="of:=[.O55]/1024/1024" office:value-type="float" office:value="322.890625">
            <text:p>323</text:p>
          </table:table-cell>
          <table:table-cell table:formula="of:=[.P55]/1024/1024" office:value-type="float" office:value="77.109375">
            <text:p>77</text:p>
          </table:table-cell>
          <table:table-cell table:formula="of:=[.N55]/1024/1024/1024" office:value-type="float" office:value="0.390625">
            <text:p>0.39</text:p>
          </table:table-cell>
          <table:table-cell table:formula="of:=[.O55]/1024/1024/1024" office:value-type="float" office:value="0.315322875976562">
            <text:p>0.32</text:p>
          </table:table-cell>
          <table:table-cell table:formula="of:=[.P55]/1024/1024/1024" office:value-type="float" office:value="0.0753021240234375">
            <text:p>0.08</text:p>
          </table:table-cell>
          <table:table-cell table:formula="of:=[.O55]/[.N55]*100" office:value-type="float" office:value="80.72265625">
            <text:p>81</text:p>
          </table:table-cell>
          <table:table-cell table:formula="of:=[.P55]/[.N55]*100" office:value-type="float" office:value="19.27734375">
            <text:p>19</text:p>
          </table:table-cell>
          <table:table-cell office:value-type="string">
            <text:p>ce586c20-709a-4fd7-8e0f-105581674365</text:p>
          </table:table-cell>
          <table:table-cell table:number-columns-repeated="989"/>
        </table:table-row>
        <table:table-row table:style-name="ro1">
          <table:table-cell office:value-type="string">
            <text:p>Partition</text:p>
          </table:table-cell>
          <table:table-cell table:number-columns-repeated="2"/>
          <table:table-cell table:style-name="ce6" office:value-type="string">
            <text:p></text:p>
          </table:table-cell>
          <table:table-cell office:value-type="string">
            <text:p>root</text:p>
          </table:table-cell>
          <table:table-cell table:number-columns-repeated="4"/>
          <table:table-cell office:value-type="string">
            <text:p>root</text:p>
          </table:table-cell>
          <table:table-cell table:number-columns-repeated="2" office:value-type="float" office:value="1">
            <text:p>1</text:p>
          </table:table-cell>
          <table:table-cell office:value-type="float" office:value="210763776">
            <text:p>210763776</text:p>
          </table:table-cell>
          <table:table-cell table:number-columns-repeated="2" office:value-type="float" office:value="209715200">
            <text:p>209715200</text:p>
          </table:table-cell>
          <table:table-cell table:formula="of:=[.N56]-[.O56]" office:value-type="float" office:value="0">
            <text:p>0</text:p>
          </table:table-cell>
          <table:table-cell table:formula="of:=[.N56]/1024/1024" office:value-type="float" office:value="200">
            <text:p>200</text:p>
          </table:table-cell>
          <table:table-cell table:formula="of:=[.O56]/1024/1024" office:value-type="float" office:value="200">
            <text:p>200</text:p>
          </table:table-cell>
          <table:table-cell table:formula="of:=[.P56]/1024/1024" office:value-type="float" office:value="0">
            <text:p>0</text:p>
          </table:table-cell>
          <table:table-cell table:formula="of:=[.N56]/1024/1024/1024" office:value-type="float" office:value="0.1953125">
            <text:p>0.20</text:p>
          </table:table-cell>
          <table:table-cell table:formula="of:=[.O56]/1024/1024/1024" office:value-type="float" office:value="0.1953125">
            <text:p>0.20</text:p>
          </table:table-cell>
          <table:table-cell table:formula="of:=[.P56]/1024/1024/1024" office:value-type="float" office:value="0">
            <text:p>0.00</text:p>
          </table:table-cell>
          <table:table-cell table:formula="of:=[.O56]/[.N56]*100" office:value-type="float" office:value="100">
            <text:p>100</text:p>
          </table:table-cell>
          <table:table-cell table:formula="of:=[.P56]/[.N56]*100" office:value-type="float" office:value="0">
            <text:p>0</text:p>
          </table:table-cell>
          <table:table-cell office:value-type="string">
            <text:p>x6Awqk-SsXh-fVo9-2gDI-f4gp-I9f3-Mkn4Ag</text:p>
          </table:table-cell>
          <table:table-cell table:number-columns-repeated="989"/>
        </table:table-row>
        <table:table-row table:style-name="ro1">
          <table:table-cell office:value-type="string">
            <text:p>Filesystem</text:p>
          </table:table-cell>
          <table:table-cell table:number-columns-repeated="3"/>
          <table:table-cell table:style-name="ce6"/>
          <table:table-cell office:value-type="string">
            <text:p>ext4</text:p>
          </table:table-cell>
          <table:table-cell table:number-columns-repeated="2"/>
          <table:table-cell table:style-name="ce11" office:value-type="float" office:value="1024">
            <text:p>1024</text:p>
          </table:table-cell>
          <table:table-cell office:value-type="string">
            <text:p>tmpvol_root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09715200">
            <text:p>209715200</text:p>
          </table:table-cell>
          <table:table-cell office:value-type="float" office:value="75316224">
            <text:p>75316224</text:p>
          </table:table-cell>
          <table:table-cell table:formula="of:=[.N57]-[.O57]" office:value-type="float" office:value="134398976">
            <text:p>134398976</text:p>
          </table:table-cell>
          <table:table-cell table:formula="of:=[.N57]/1024/1024" office:value-type="float" office:value="200">
            <text:p>200</text:p>
          </table:table-cell>
          <table:table-cell table:formula="of:=[.O57]/1024/1024" office:value-type="float" office:value="71.8271484375">
            <text:p>72</text:p>
          </table:table-cell>
          <table:table-cell table:formula="of:=[.P57]/1024/1024" office:value-type="float" office:value="128.1728515625">
            <text:p>128</text:p>
          </table:table-cell>
          <table:table-cell table:formula="of:=[.N57]/1024/1024/1024" office:value-type="float" office:value="0.1953125">
            <text:p>0.20</text:p>
          </table:table-cell>
          <table:table-cell table:formula="of:=[.O57]/1024/1024/1024" office:value-type="float" office:value="0.0701436996459961">
            <text:p>0.07</text:p>
          </table:table-cell>
          <table:table-cell table:formula="of:=[.P57]/1024/1024/1024" office:value-type="float" office:value="0.125168800354004">
            <text:p>0.13</text:p>
          </table:table-cell>
          <table:table-cell table:formula="of:=[.O57]/[.N57]*100" office:value-type="float" office:value="35.91357421875">
            <text:p>36</text:p>
          </table:table-cell>
          <table:table-cell table:formula="of:=[.P57]/[.N57]*100" office:value-type="float" office:value="64.08642578125">
            <text:p>64</text:p>
          </table:table-cell>
          <table:table-cell office:value-type="string">
            <text:p>8681d145-a58b-4956-af74-661644c918f6</text:p>
          </table:table-cell>
          <table:table-cell table:number-columns-repeated="989"/>
        </table:table-row>
        <table:table-row table:style-name="ro1">
          <table:table-cell office:value-type="string">
            <text:p>Free</text:p>
          </table:table-cell>
          <table:table-cell table:number-columns-repeated="2"/>
          <table:table-cell table:style-name="ce6"/>
          <table:table-cell office:value-type="string">
            <text:p>UNUSED</text:p>
          </table:table-cell>
          <table:table-cell table:number-columns-repeated="7"/>
          <table:table-cell office:value-type="float" office:value="420478976">
            <text:p>420478976</text:p>
          </table:table-cell>
          <table:table-cell office:value-type="float" office:value="58720256">
            <text:p>58720256</text:p>
          </table:table-cell>
          <table:table-cell office:value-type="float" office:value="0">
            <text:p>0</text:p>
          </table:table-cell>
          <table:table-cell table:formula="of:=[.N58]-[.O58]" office:value-type="float" office:value="58720256">
            <text:p>58720256</text:p>
          </table:table-cell>
          <table:table-cell table:formula="of:=[.N58]/1024/1024" office:value-type="float" office:value="56">
            <text:p>56</text:p>
          </table:table-cell>
          <table:table-cell table:formula="of:=[.O58]/1024/1024" office:value-type="float" office:value="0">
            <text:p>0</text:p>
          </table:table-cell>
          <table:table-cell table:formula="of:=[.P58]/1024/1024" office:value-type="float" office:value="56">
            <text:p>56</text:p>
          </table:table-cell>
          <table:table-cell table:formula="of:=[.N58]/1024/1024/1024" office:value-type="float" office:value="0.0546875">
            <text:p>0.05</text:p>
          </table:table-cell>
          <table:table-cell table:formula="of:=[.O58]/1024/1024/1024" office:value-type="float" office:value="0">
            <text:p>0.00</text:p>
          </table:table-cell>
          <table:table-cell table:formula="of:=[.P58]/1024/1024/1024" office:value-type="float" office:value="0.0546875">
            <text:p>0.05</text:p>
          </table:table-cell>
          <table:table-cell table:formula="of:=[.O58]/[.N58]*100" office:value-type="float" office:value="0">
            <text:p>0</text:p>
          </table:table-cell>
          <table:table-cell table:formula="of:=[.P58]/[.N58]*100" office:value-type="float" office:value="100">
            <text:p>100</text:p>
          </table:table-cell>
          <table:table-cell table:number-columns-repeated="990"/>
        </table:table-row>
        <table:table-row table:style-name="ro1">
          <table:table-cell office:value-type="string">
            <text:p>Partition</text:p>
          </table:table-cell>
          <table:table-cell table:number-columns-repeated="2"/>
          <table:table-cell table:style-name="ce6" office:value-type="string">
            <text:p></text:p>
          </table:table-cell>
          <table:table-cell office:value-type="string">
            <text:p>mirror3</text:p>
          </table:table-cell>
          <table:table-cell table:number-columns-repeated="4"/>
          <table:table-cell office:value-type="string">
            <text:p>mirror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75004928">
            <text:p>475004928</text:p>
          </table:table-cell>
          <table:table-cell office:value-type="float" office:value="209715200">
            <text:p>209715200</text:p>
          </table:table-cell>
          <table:table-cell office:value-type="float" office:value="209711104">
            <text:p>209711104</text:p>
          </table:table-cell>
          <table:table-cell table:formula="of:=[.N59]-[.O59]" office:value-type="float" office:value="4096">
            <text:p>4096</text:p>
          </table:table-cell>
          <table:table-cell table:formula="of:=[.N59]/1024/1024" office:value-type="float" office:value="200">
            <text:p>200</text:p>
          </table:table-cell>
          <table:table-cell table:formula="of:=[.O59]/1024/1024" office:value-type="float" office:value="199.99609375">
            <text:p>200</text:p>
          </table:table-cell>
          <table:table-cell table:formula="of:=[.P59]/1024/1024" office:value-type="float" office:value="0.00390625">
            <text:p>0</text:p>
          </table:table-cell>
          <table:table-cell table:formula="of:=[.N59]/1024/1024/1024" office:value-type="float" office:value="0.1953125">
            <text:p>0.20</text:p>
          </table:table-cell>
          <table:table-cell table:formula="of:=[.O59]/1024/1024/1024" office:value-type="float" office:value="0.195308685302734">
            <text:p>0.20</text:p>
          </table:table-cell>
          <table:table-cell table:formula="of:=[.P59]/1024/1024/1024" office:value-type="float" office:value="0.000003814697265625">
            <text:p>0.00</text:p>
          </table:table-cell>
          <table:table-cell table:formula="of:=[.O59]/[.N59]*100" office:value-type="float" office:value="99.998046875">
            <text:p>100</text:p>
          </table:table-cell>
          <table:table-cell table:formula="of:=[.P59]/[.N59]*100" office:value-type="float" office:value="0.001953125">
            <text:p>0</text:p>
          </table:table-cell>
          <table:table-cell office:value-type="string">
            <text:p>QM90KB-lFtd-P4dh-Khsr-s0qB-4HEB-3PSPOF</text:p>
          </table:table-cell>
          <table:table-cell table:number-columns-repeated="989"/>
        </table:table-row>
        <table:table-row table:style-name="ro1">
          <table:table-cell office:value-type="string">
            <text:p>Filesystem</text:p>
          </table:table-cell>
          <table:table-cell table:number-columns-repeated="3"/>
          <table:table-cell table:style-name="ce6"/>
          <table:table-cell office:value-type="string">
            <text:p>ntfs</text:p>
          </table:table-cell>
          <table:table-cell table:number-columns-repeated="2"/>
          <table:table-cell office:value-type="float" office:value="4096">
            <text:p>4096</text:p>
          </table:table-cell>
          <table:table-cell office:value-type="string">
            <text:p>tmpvol_mirror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09711104">
            <text:p>209711104</text:p>
          </table:table-cell>
          <table:table-cell office:value-type="float" office:value="159899648">
            <text:p>159899648</text:p>
          </table:table-cell>
          <table:table-cell table:formula="of:=[.N60]-[.O60]" office:value-type="float" office:value="49811456">
            <text:p>49811456</text:p>
          </table:table-cell>
          <table:table-cell table:formula="of:=[.N60]/1024/1024" office:value-type="float" office:value="199.99609375">
            <text:p>200</text:p>
          </table:table-cell>
          <table:table-cell table:formula="of:=[.O60]/1024/1024" office:value-type="float" office:value="152.4921875">
            <text:p>152</text:p>
          </table:table-cell>
          <table:table-cell table:formula="of:=[.P60]/1024/1024" office:value-type="float" office:value="47.50390625">
            <text:p>48</text:p>
          </table:table-cell>
          <table:table-cell table:formula="of:=[.N60]/1024/1024/1024" office:value-type="float" office:value="0.195308685302734">
            <text:p>0.20</text:p>
          </table:table-cell>
          <table:table-cell table:formula="of:=[.O60]/1024/1024/1024" office:value-type="float" office:value="0.148918151855469">
            <text:p>0.15</text:p>
          </table:table-cell>
          <table:table-cell table:formula="of:=[.P60]/1024/1024/1024" office:value-type="float" office:value="0.0463905334472656">
            <text:p>0.05</text:p>
          </table:table-cell>
          <table:table-cell table:formula="of:=[.O60]/[.N60]*100" office:value-type="float" office:value="76.2475829606047">
            <text:p>76</text:p>
          </table:table-cell>
          <table:table-cell table:formula="of:=[.P60]/[.N60]*100" office:value-type="float" office:value="23.7524170393953">
            <text:p>24</text:p>
          </table:table-cell>
          <table:table-cell office:value-type="string">
            <text:p>0x0187DA0702D98C2D</text:p>
          </table:table-cell>
          <table:table-cell table:number-columns-repeated="989"/>
        </table:table-row>
        <table:table-row table:style-name="ro1">
          <table:table-cell office:value-type="string">
            <text:p>Partition</text:p>
          </table:table-cell>
          <table:table-cell table:number-columns-repeated="2"/>
          <table:table-cell table:style-name="ce6" office:value-type="string">
            <text:p></text:p>
          </table:table-cell>
          <table:table-cell office:value-type="string">
            <text:p>stripe3</text:p>
          </table:table-cell>
          <table:table-cell table:number-columns-repeated="4"/>
          <table:table-cell office:value-type="string">
            <text:p>stripe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84720128">
            <text:p>684720128</text:p>
          </table:table-cell>
          <table:table-cell table:number-columns-repeated="2" office:value-type="float" office:value="104857600">
            <text:p>104857600</text:p>
          </table:table-cell>
          <table:table-cell table:formula="of:=[.N61]-[.O61]" office:value-type="float" office:value="0">
            <text:p>0</text:p>
          </table:table-cell>
          <table:table-cell table:formula="of:=[.N61]/1024/1024" office:value-type="float" office:value="100">
            <text:p>100</text:p>
          </table:table-cell>
          <table:table-cell table:formula="of:=[.O61]/1024/1024" office:value-type="float" office:value="100">
            <text:p>100</text:p>
          </table:table-cell>
          <table:table-cell table:formula="of:=[.P61]/1024/1024" office:value-type="float" office:value="0">
            <text:p>0</text:p>
          </table:table-cell>
          <table:table-cell table:formula="of:=[.N61]/1024/1024/1024" office:value-type="float" office:value="0.09765625">
            <text:p>0.10</text:p>
          </table:table-cell>
          <table:table-cell table:formula="of:=[.O61]/1024/1024/1024" office:value-type="float" office:value="0.09765625">
            <text:p>0.10</text:p>
          </table:table-cell>
          <table:table-cell table:formula="of:=[.P61]/1024/1024/1024" office:value-type="float" office:value="0">
            <text:p>0.00</text:p>
          </table:table-cell>
          <table:table-cell table:formula="of:=[.O61]/[.N61]*100" office:value-type="float" office:value="100">
            <text:p>100</text:p>
          </table:table-cell>
          <table:table-cell table:formula="of:=[.P61]/[.N61]*100" office:value-type="float" office:value="0">
            <text:p>0</text:p>
          </table:table-cell>
          <table:table-cell office:value-type="string">
            <text:p>2Fv6Ez-O2BQ-iaK6-h0fC-1W6f-vdBF-e2lspv</text:p>
          </table:table-cell>
          <table:table-cell table:number-columns-repeated="989"/>
        </table:table-row>
        <table:table-row table:style-name="ro1">
          <table:table-cell office:value-type="string">
            <text:p>Filesystem</text:p>
          </table:table-cell>
          <table:table-cell table:number-columns-repeated="3"/>
          <table:table-cell table:style-name="ce6"/>
          <table:table-cell office:value-type="string">
            <text:p>ntfs</text:p>
          </table:table-cell>
          <table:table-cell table:number-columns-repeated="2"/>
          <table:table-cell table:style-name="ce11" office:value-type="float" office:value="4096">
            <text:p>4096</text:p>
          </table:table-cell>
          <table:table-cell office:value-type="string">
            <text:p>tmpvol_stripe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14568704">
            <text:p>314568704</text:p>
          </table:table-cell>
          <table:table-cell office:value-type="float" office:value="253747200">
            <text:p>253747200</text:p>
          </table:table-cell>
          <table:table-cell table:formula="of:=[.N62]-[.O62]" office:value-type="float" office:value="60821504">
            <text:p>60821504</text:p>
          </table:table-cell>
          <table:table-cell table:formula="of:=[.N62]/1024/1024" office:value-type="float" office:value="299.99609375">
            <text:p>300</text:p>
          </table:table-cell>
          <table:table-cell table:formula="of:=[.O62]/1024/1024" office:value-type="float" office:value="241.9921875">
            <text:p>242</text:p>
          </table:table-cell>
          <table:table-cell table:formula="of:=[.P62]/1024/1024" office:value-type="float" office:value="58.00390625">
            <text:p>58</text:p>
          </table:table-cell>
          <table:table-cell table:formula="of:=[.N62]/1024/1024/1024" office:value-type="float" office:value="0.292964935302734">
            <text:p>0.29</text:p>
          </table:table-cell>
          <table:table-cell table:formula="of:=[.O62]/1024/1024/1024" office:value-type="float" office:value="0.236320495605469">
            <text:p>0.24</text:p>
          </table:table-cell>
          <table:table-cell table:formula="of:=[.P62]/1024/1024/1024" office:value-type="float" office:value="0.0566444396972656">
            <text:p>0.06</text:p>
          </table:table-cell>
          <table:table-cell table:formula="of:=[.O62]/[.N62]*100" office:value-type="float" office:value="80.6651128269899">
            <text:p>81</text:p>
          </table:table-cell>
          <table:table-cell table:formula="of:=[.P62]/[.N62]*100" office:value-type="float" office:value="19.3348871730101">
            <text:p>19</text:p>
          </table:table-cell>
          <table:table-cell office:value-type="string">
            <text:p>0x0187DA0702D98C2D</text:p>
          </table:table-cell>
          <table:table-cell table:number-columns-repeated="989"/>
        </table:table-row>
        <table:table-row table:style-name="ro1">
          <table:table-cell office:value-type="string">
            <text:p>Partition</text:p>
          </table:table-cell>
          <table:table-cell table:number-columns-repeated="2"/>
          <table:table-cell table:style-name="ce6" office:value-type="string">
            <text:p></text:p>
          </table:table-cell>
          <table:table-cell office:value-type="string">
            <text:p>mirror2</text:p>
          </table:table-cell>
          <table:table-cell table:number-columns-repeated="4"/>
          <table:table-cell office:value-type="string">
            <text:p>mirror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89577728">
            <text:p>789577728</text:p>
          </table:table-cell>
          <table:table-cell table:number-columns-repeated="2" office:value-type="float" office:value="209715200">
            <text:p>209715200</text:p>
          </table:table-cell>
          <table:table-cell table:formula="of:=[.N63]-[.O63]" office:value-type="float" office:value="0">
            <text:p>0</text:p>
          </table:table-cell>
          <table:table-cell table:formula="of:=[.N63]/1024/1024" office:value-type="float" office:value="200">
            <text:p>200</text:p>
          </table:table-cell>
          <table:table-cell table:formula="of:=[.O63]/1024/1024" office:value-type="float" office:value="200">
            <text:p>200</text:p>
          </table:table-cell>
          <table:table-cell table:formula="of:=[.P63]/1024/1024" office:value-type="float" office:value="0">
            <text:p>0</text:p>
          </table:table-cell>
          <table:table-cell table:formula="of:=[.N63]/1024/1024/1024" office:value-type="float" office:value="0.1953125">
            <text:p>0.20</text:p>
          </table:table-cell>
          <table:table-cell table:formula="of:=[.O63]/1024/1024/1024" office:value-type="float" office:value="0.1953125">
            <text:p>0.20</text:p>
          </table:table-cell>
          <table:table-cell table:formula="of:=[.P63]/1024/1024/1024" office:value-type="float" office:value="0">
            <text:p>0.00</text:p>
          </table:table-cell>
          <table:table-cell table:formula="of:=[.O63]/[.N63]*100" office:value-type="float" office:value="100">
            <text:p>100</text:p>
          </table:table-cell>
          <table:table-cell table:formula="of:=[.P63]/[.N63]*100" office:value-type="float" office:value="0">
            <text:p>0</text:p>
          </table:table-cell>
          <table:table-cell office:value-type="string">
            <text:p>TmK27O-aRYa-eJoc-mRb0-cSrG-jV51-Bf2EBj</text:p>
          </table:table-cell>
          <table:table-cell table:number-columns-repeated="989"/>
        </table:table-row>
        <table:table-row table:style-name="ro1">
          <table:table-cell office:value-type="string">
            <text:p>Filesystem</text:p>
          </table:table-cell>
          <table:table-cell table:number-columns-repeated="3"/>
          <table:table-cell table:style-name="ce6"/>
          <table:table-cell office:value-type="string">
            <text:p>ext4</text:p>
          </table:table-cell>
          <table:table-cell table:number-columns-repeated="2"/>
          <table:table-cell office:value-type="float" office:value="1024">
            <text:p>1024</text:p>
          </table:table-cell>
          <table:table-cell office:value-type="string">
            <text:p>tmpvol_mirror2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09715200">
            <text:p>209715200</text:p>
          </table:table-cell>
          <table:table-cell office:value-type="float" office:value="22886400">
            <text:p>22886400</text:p>
          </table:table-cell>
          <table:table-cell table:formula="of:=[.N64]-[.O64]" office:value-type="float" office:value="186828800">
            <text:p>186828800</text:p>
          </table:table-cell>
          <table:table-cell table:formula="of:=[.N64]/1024/1024" office:value-type="float" office:value="200">
            <text:p>200</text:p>
          </table:table-cell>
          <table:table-cell table:formula="of:=[.O64]/1024/1024" office:value-type="float" office:value="21.826171875">
            <text:p>22</text:p>
          </table:table-cell>
          <table:table-cell table:formula="of:=[.P64]/1024/1024" office:value-type="float" office:value="178.173828125">
            <text:p>178</text:p>
          </table:table-cell>
          <table:table-cell table:formula="of:=[.N64]/1024/1024/1024" office:value-type="float" office:value="0.1953125">
            <text:p>0.20</text:p>
          </table:table-cell>
          <table:table-cell table:formula="of:=[.O64]/1024/1024/1024" office:value-type="float" office:value="0.0213146209716797">
            <text:p>0.02</text:p>
          </table:table-cell>
          <table:table-cell table:formula="of:=[.P64]/1024/1024/1024" office:value-type="float" office:value="0.17399787902832">
            <text:p>0.17</text:p>
          </table:table-cell>
          <table:table-cell table:formula="of:=[.O64]/[.N64]*100" office:value-type="float" office:value="10.9130859375">
            <text:p>11</text:p>
          </table:table-cell>
          <table:table-cell table:formula="of:=[.P64]/[.N64]*100" office:value-type="float" office:value="89.0869140625">
            <text:p>89</text:p>
          </table:table-cell>
          <table:table-cell office:value-type="string">
            <text:p>ca4e01b1-79cd-4bde-874b-3b4dd1c9e72b</text:p>
          </table:table-cell>
          <table:table-cell table:number-columns-repeated="989"/>
        </table:table-row>
        <table:table-row table:style-name="ro1">
          <table:table-cell office:value-type="string">
            <text:p>Partition</text:p>
          </table:table-cell>
          <table:table-cell table:number-columns-repeated="2"/>
          <table:table-cell table:style-name="ce6" office:value-type="string">
            <text:p></text:p>
          </table:table-cell>
          <table:table-cell office:value-type="string">
            <text:p>data</text:p>
          </table:table-cell>
          <table:table-cell table:number-columns-repeated="4"/>
          <table:table-cell office:value-type="string">
            <text:p>data</text:p>
          </table:table-cell>
          <table:table-cell table:number-columns-repeated="2" office:value-type="float" office:value="3">
            <text:p>3</text:p>
          </table:table-cell>
          <table:table-cell office:value-type="float" office:value="999292928">
            <text:p>999292928</text:p>
          </table:table-cell>
          <table:table-cell table:number-columns-repeated="2" office:value-type="float" office:value="20971520">
            <text:p>20971520</text:p>
          </table:table-cell>
          <table:table-cell table:formula="of:=[.N65]-[.O65]" office:value-type="float" office:value="0">
            <text:p>0</text:p>
          </table:table-cell>
          <table:table-cell table:formula="of:=[.N65]/1024/1024" office:value-type="float" office:value="20">
            <text:p>20</text:p>
          </table:table-cell>
          <table:table-cell table:formula="of:=[.O65]/1024/1024" office:value-type="float" office:value="20">
            <text:p>20</text:p>
          </table:table-cell>
          <table:table-cell table:formula="of:=[.P65]/1024/1024" office:value-type="float" office:value="0">
            <text:p>0</text:p>
          </table:table-cell>
          <table:table-cell table:formula="of:=[.N65]/1024/1024/1024" office:value-type="float" office:value="0.01953125">
            <text:p>0.02</text:p>
          </table:table-cell>
          <table:table-cell table:formula="of:=[.O65]/1024/1024/1024" office:value-type="float" office:value="0.01953125">
            <text:p>0.02</text:p>
          </table:table-cell>
          <table:table-cell table:formula="of:=[.P65]/1024/1024/1024" office:value-type="float" office:value="0">
            <text:p>0.00</text:p>
          </table:table-cell>
          <table:table-cell table:formula="of:=[.O65]/[.N65]*100" office:value-type="float" office:value="100">
            <text:p>100</text:p>
          </table:table-cell>
          <table:table-cell table:formula="of:=[.P65]/[.N65]*100" office:value-type="float" office:value="0">
            <text:p>0</text:p>
          </table:table-cell>
          <table:table-cell office:value-type="string">
            <text:p>pWqog5-12R2-Ob7Y-Lspf-ly2h-kqZc-WyNHSJ</text:p>
          </table:table-cell>
          <table:table-cell table:number-columns-repeated="989"/>
        </table:table-row>
        <table:table-row table:style-name="ro1">
          <table:table-cell office:value-type="string">
            <text:p>Filesystem</text:p>
          </table:table-cell>
          <table:table-cell table:number-columns-repeated="3"/>
          <table:table-cell table:style-name="ce6"/>
          <table:table-cell office:value-type="string">
            <text:p>ext4</text:p>
          </table:table-cell>
          <table:table-cell table:number-columns-repeated="2"/>
          <table:table-cell office:value-type="float" office:value="1024">
            <text:p>1024</text:p>
          </table:table-cell>
          <table:table-cell office:value-type="string">
            <text:p>tmpvol_data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14572800">
            <text:p>314572800</text:p>
          </table:table-cell>
          <table:table-cell office:value-type="float" office:value="256379904">
            <text:p>256379904</text:p>
          </table:table-cell>
          <table:table-cell table:formula="of:=[.N66]-[.O66]" office:value-type="float" office:value="58192896">
            <text:p>58192896</text:p>
          </table:table-cell>
          <table:table-cell table:formula="of:=[.N66]/1024/1024" office:value-type="float" office:value="300">
            <text:p>300</text:p>
          </table:table-cell>
          <table:table-cell table:formula="of:=[.O66]/1024/1024" office:value-type="float" office:value="244.5029296875">
            <text:p>245</text:p>
          </table:table-cell>
          <table:table-cell table:formula="of:=[.P66]/1024/1024" office:value-type="float" office:value="55.4970703125">
            <text:p>55</text:p>
          </table:table-cell>
          <table:table-cell table:formula="of:=[.N66]/1024/1024/1024" office:value-type="float" office:value="0.29296875">
            <text:p>0.29</text:p>
          </table:table-cell>
          <table:table-cell table:formula="of:=[.O66]/1024/1024/1024" office:value-type="float" office:value="0.238772392272949">
            <text:p>0.24</text:p>
          </table:table-cell>
          <table:table-cell table:formula="of:=[.P66]/1024/1024/1024" office:value-type="float" office:value="0.0541963577270508">
            <text:p>0.05</text:p>
          </table:table-cell>
          <table:table-cell table:formula="of:=[.O66]/[.N66]*100" office:value-type="float" office:value="81.5009765625">
            <text:p>82</text:p>
          </table:table-cell>
          <table:table-cell table:formula="of:=[.P66]/[.N66]*100" office:value-type="float" office:value="18.4990234375">
            <text:p>18</text:p>
          </table:table-cell>
          <table:table-cell office:value-type="string">
            <text:p>9ae823d8-6acc-4d69-a961-82b9e91d7b0b</text:p>
          </table:table-cell>
          <table:table-cell table:number-columns-repeated="989"/>
        </table:table-row>
        <table:table-row table:style-name="ro1">
          <table:table-cell office:value-type="string">
            <text:p>Free</text:p>
          </table:table-cell>
          <table:table-cell table:number-columns-repeated="2"/>
          <table:table-cell table:style-name="ce6"/>
          <table:table-cell office:value-type="string">
            <text:p>UNUSED</text:p>
          </table:table-cell>
          <table:table-cell table:number-columns-repeated="7"/>
          <table:table-cell office:value-type="float" office:value="1020264448">
            <text:p>1020264448</text:p>
          </table:table-cell>
          <table:table-cell office:value-type="float" office:value="50331648">
            <text:p>50331648</text:p>
          </table:table-cell>
          <table:table-cell office:value-type="float" office:value="0">
            <text:p>0</text:p>
          </table:table-cell>
          <table:table-cell table:formula="of:=[.N67]-[.O67]" office:value-type="float" office:value="50331648">
            <text:p>50331648</text:p>
          </table:table-cell>
          <table:table-cell table:formula="of:=[.N67]/1024/1024" office:value-type="float" office:value="48">
            <text:p>48</text:p>
          </table:table-cell>
          <table:table-cell table:formula="of:=[.O67]/1024/1024" office:value-type="float" office:value="0">
            <text:p>0</text:p>
          </table:table-cell>
          <table:table-cell table:formula="of:=[.P67]/1024/1024" office:value-type="float" office:value="48">
            <text:p>48</text:p>
          </table:table-cell>
          <table:table-cell table:formula="of:=[.N67]/1024/1024/1024" office:value-type="float" office:value="0.046875">
            <text:p>0.05</text:p>
          </table:table-cell>
          <table:table-cell table:formula="of:=[.O67]/1024/1024/1024" office:value-type="float" office:value="0">
            <text:p>0.00</text:p>
          </table:table-cell>
          <table:table-cell table:formula="of:=[.P67]/1024/1024/1024" office:value-type="float" office:value="0.046875">
            <text:p>0.05</text:p>
          </table:table-cell>
          <table:table-cell table:formula="of:=[.O67]/[.N67]*100" office:value-type="float" office:value="0">
            <text:p>0</text:p>
          </table:table-cell>
          <table:table-cell table:formula="of:=[.P67]/[.N67]*100" office:value-type="float" office:value="100">
            <text:p>100</text:p>
          </table:table-cell>
          <table:table-cell table:number-columns-repeated="990"/>
        </table:table-row>
        <table:table-row table:style-name="ro1">
          <table:table-cell table:number-columns-repeated="1014"/>
        </table:table-row>
        <table:table-row table:style-name="ro1">
          <table:table-cell table:style-name="ce1" office:value-type="string">
            <text:p>Disk</text:p>
          </table:table-cell>
          <table:table-cell table:style-name="ce6" office:value-type="string">
            <text:p></text:p>
          </table:table-cell>
          <table:table-cell table:style-name="ce4" office:value-type="string">
            <text:p>loop1</text:p>
          </table:table-cell>
          <table:table-cell table:number-columns-repeated="5"/>
          <table:table-cell office:value-type="float" office:value="512">
            <text:p>512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2" office:value-type="float" office:value="1073741824">
            <text:p>1073741824</text:p>
          </table:table-cell>
          <table:table-cell table:formula="of:=[.N69]-[.O69]" office:value-type="float" office:value="0">
            <text:p>0</text:p>
          </table:table-cell>
          <table:table-cell table:formula="of:=[.N69]/1024/1024" office:value-type="float" office:value="1024">
            <text:p>1024</text:p>
          </table:table-cell>
          <table:table-cell table:formula="of:=[.O69]/1024/1024" office:value-type="float" office:value="1024">
            <text:p>1024</text:p>
          </table:table-cell>
          <table:table-cell table:formula="of:=[.P69]/1024/1024" office:value-type="float" office:value="0">
            <text:p>0</text:p>
          </table:table-cell>
          <table:table-cell table:formula="of:=[.N69]/1024/1024/1024" office:value-type="float" office:value="1">
            <text:p>1.00</text:p>
          </table:table-cell>
          <table:table-cell table:formula="of:=[.O69]/1024/1024/1024" office:value-type="float" office:value="1">
            <text:p>1.00</text:p>
          </table:table-cell>
          <table:table-cell table:formula="of:=[.P69]/1024/1024/1024" office:value-type="float" office:value="0">
            <text:p>0.00</text:p>
          </table:table-cell>
          <table:table-cell table:formula="of:=[.O69]/[.N69]*100" office:value-type="float" office:value="100">
            <text:p>100</text:p>
          </table:table-cell>
          <table:table-cell table:formula="of:=[.P69]/[.N69]*100" office:value-type="float" office:value="0">
            <text:p>0</text:p>
          </table:table-cell>
          <table:table-cell office:value-type="string">
            <text:p>/home/flatcap/work/disk1</text:p>
          </table:table-cell>
          <table:table-cell table:number-columns-repeated="989"/>
        </table:table-row>
        <table:table-row table:style-name="ro1">
          <table:table-cell office:value-type="string">
            <text:p>LVM</text:p>
          </table:table-cell>
          <table:table-cell/>
          <table:table-cell table:style-name="ce6" office:value-type="string">
            <text:p></text:p>
          </table:table-cell>
          <table:table-cell office:value-type="string">
            <text:p>lvm</text:p>
          </table:table-cell>
          <table:table-cell table:number-columns-repeated="4"/>
          <table:table-cell office:value-type="float" office:value="4194304">
            <text:p>4194304</text:p>
          </table:table-cell>
          <table:table-cell office:value-type="string">
            <text:p>tmpvol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073741824">
            <text:p>1073741824</text:p>
          </table:table-cell>
          <table:table-cell table:formula="of:=[.N70]-[.O70]" office:value-type="float" office:value="0">
            <text:p>0</text:p>
          </table:table-cell>
          <table:table-cell table:formula="of:=[.N70]/1024/1024" office:value-type="float" office:value="1024">
            <text:p>1024</text:p>
          </table:table-cell>
          <table:table-cell table:formula="of:=[.O70]/1024/1024" office:value-type="float" office:value="1024">
            <text:p>1024</text:p>
          </table:table-cell>
          <table:table-cell table:formula="of:=[.P70]/1024/1024" office:value-type="float" office:value="0">
            <text:p>0</text:p>
          </table:table-cell>
          <table:table-cell table:formula="of:=[.N70]/1024/1024/1024" office:value-type="float" office:value="1">
            <text:p>1.00</text:p>
          </table:table-cell>
          <table:table-cell table:formula="of:=[.O70]/1024/1024/1024" office:value-type="float" office:value="1">
            <text:p>1.00</text:p>
          </table:table-cell>
          <table:table-cell table:formula="of:=[.P70]/1024/1024/1024" office:value-type="float" office:value="0">
            <text:p>0.00</text:p>
          </table:table-cell>
          <table:table-cell table:formula="of:=[.O70]/[.N70]*100" office:value-type="float" office:value="100">
            <text:p>100</text:p>
          </table:table-cell>
          <table:table-cell table:formula="of:=[.P70]/[.N70]*100" office:value-type="float" office:value="0">
            <text:p>0</text:p>
          </table:table-cell>
          <table:table-cell office:value-type="string">
            <text:p>Ffyahc-v5qJ-gXSH-xqkr-h404-EZ9P-Gz1Wti</text:p>
          </table:table-cell>
          <table:table-cell table:number-columns-repeated="989"/>
        </table:table-row>
        <table:table-row table:style-name="ro1">
          <table:table-cell office:value-type="string">
            <text:p>Reserved</text:p>
          </table:table-cell>
          <table:table-cell/>
          <table:table-cell table:style-name="ce6"/>
          <table:table-cell/>
          <table:table-cell office:value-type="string">
            <text:p>reserved</text:p>
          </table:table-cell>
          <table:table-cell table:number-columns-repeated="7"/>
          <table:table-cell office:value-type="float" office:value="0">
            <text:p>0</text:p>
          </table:table-cell>
          <table:table-cell table:number-columns-repeated="2" office:value-type="float" office:value="1048576">
            <text:p>1048576</text:p>
          </table:table-cell>
          <table:table-cell table:formula="of:=[.N71]-[.O71]" office:value-type="float" office:value="0">
            <text:p>0</text:p>
          </table:table-cell>
          <table:table-cell table:number-columns-repeated="998"/>
        </table:table-row>
        <table:table-row table:style-name="ro1">
          <table:table-cell office:value-type="string">
            <text:p>Partition</text:p>
          </table:table-cell>
          <table:table-cell table:number-columns-repeated="2"/>
          <table:table-cell table:style-name="ce6" office:value-type="string">
            <text:p></text:p>
          </table:table-cell>
          <table:table-cell office:value-type="string">
            <text:p>stripe2</text:p>
          </table:table-cell>
          <table:table-cell table:number-columns-repeated="4"/>
          <table:table-cell office:value-type="string">
            <text:p>stripe2</text:p>
          </table:table-cell>
          <table:table-cell table:number-columns-repeated="2" office:value-type="float" office:value="2">
            <text:p>2</text:p>
          </table:table-cell>
          <table:table-cell office:value-type="float" office:value="1048576">
            <text:p>1048576</text:p>
          </table:table-cell>
          <table:table-cell table:number-columns-repeated="2" office:value-type="float" office:value="419430400">
            <text:p>419430400</text:p>
          </table:table-cell>
          <table:table-cell table:formula="of:=[.N72]-[.O72]" office:value-type="float" office:value="0">
            <text:p>0</text:p>
          </table:table-cell>
          <table:table-cell table:formula="of:=[.N72]/1024/1024" office:value-type="float" office:value="400">
            <text:p>400</text:p>
          </table:table-cell>
          <table:table-cell table:formula="of:=[.O72]/1024/1024" office:value-type="float" office:value="400">
            <text:p>400</text:p>
          </table:table-cell>
          <table:table-cell table:formula="of:=[.P72]/1024/1024" office:value-type="float" office:value="0">
            <text:p>0</text:p>
          </table:table-cell>
          <table:table-cell table:formula="of:=[.N72]/1024/1024/1024" office:value-type="float" office:value="0.390625">
            <text:p>0.39</text:p>
          </table:table-cell>
          <table:table-cell table:formula="of:=[.O72]/1024/1024/1024" office:value-type="float" office:value="0.390625">
            <text:p>0.39</text:p>
          </table:table-cell>
          <table:table-cell table:formula="of:=[.P72]/1024/1024/1024" office:value-type="float" office:value="0">
            <text:p>0.00</text:p>
          </table:table-cell>
          <table:table-cell table:formula="of:=[.O72]/[.N72]*100" office:value-type="float" office:value="100">
            <text:p>100</text:p>
          </table:table-cell>
          <table:table-cell table:formula="of:=[.P72]/[.N72]*100" office:value-type="float" office:value="0">
            <text:p>0</text:p>
          </table:table-cell>
          <table:table-cell office:value-type="string">
            <text:p>aTKMo8-RGtg-35jG-cz2a-ysPv-pBHj-UcsWoW</text:p>
          </table:table-cell>
          <table:table-cell table:number-columns-repeated="989"/>
        </table:table-row>
        <table:table-row table:style-name="ro1">
          <table:table-cell office:value-type="string">
            <text:p>Filesystem</text:p>
          </table:table-cell>
          <table:table-cell table:number-columns-repeated="3"/>
          <table:table-cell table:style-name="ce6"/>
          <table:table-cell office:value-type="string">
            <text:p>ext4</text:p>
          </table:table-cell>
          <table:table-cell table:number-columns-repeated="3"/>
          <table:table-cell office:value-type="string">
            <text:p>tmpvol_stripe2</text:p>
          </table:table-cell>
          <table:table-cell table:number-columns-repeated="3"/>
          <table:table-cell office:value-type="float" office:value="419430400">
            <text:p>419430400</text:p>
          </table:table-cell>
          <table:table-cell office:value-type="float" office:value="338575360">
            <text:p>338575360</text:p>
          </table:table-cell>
          <table:table-cell table:formula="of:=[.N73]-[.O73]" office:value-type="float" office:value="80855040">
            <text:p>80855040</text:p>
          </table:table-cell>
          <table:table-cell table:formula="of:=[.N73]/1024/1024" office:value-type="float" office:value="400">
            <text:p>400</text:p>
          </table:table-cell>
          <table:table-cell table:formula="of:=[.O73]/1024/1024" office:value-type="float" office:value="322.890625">
            <text:p>323</text:p>
          </table:table-cell>
          <table:table-cell table:formula="of:=[.P73]/1024/1024" office:value-type="float" office:value="77.109375">
            <text:p>77</text:p>
          </table:table-cell>
          <table:table-cell table:formula="of:=[.N73]/1024/1024/1024" office:value-type="float" office:value="0.390625">
            <text:p>0.39</text:p>
          </table:table-cell>
          <table:table-cell table:formula="of:=[.O73]/1024/1024/1024" office:value-type="float" office:value="0.315322875976562">
            <text:p>0.32</text:p>
          </table:table-cell>
          <table:table-cell table:formula="of:=[.P73]/1024/1024/1024" office:value-type="float" office:value="0.0753021240234375">
            <text:p>0.08</text:p>
          </table:table-cell>
          <table:table-cell table:formula="of:=[.O73]/[.N73]*100" office:value-type="float" office:value="80.72265625">
            <text:p>81</text:p>
          </table:table-cell>
          <table:table-cell table:formula="of:=[.P73]/[.N73]*100" office:value-type="float" office:value="19.27734375">
            <text:p>19</text:p>
          </table:table-cell>
          <table:table-cell office:value-type="string">
            <text:p>ce586c20-709a-4fd7-8e0f-105581674365</text:p>
          </table:table-cell>
          <table:table-cell table:number-columns-repeated="989"/>
        </table:table-row>
        <table:table-row table:style-name="ro1">
          <table:table-cell office:value-type="string">
            <text:p>Partition</text:p>
          </table:table-cell>
          <table:table-cell table:number-columns-repeated="2"/>
          <table:table-cell table:style-name="ce6" office:value-type="string">
            <text:p></text:p>
          </table:table-cell>
          <table:table-cell office:value-type="string">
            <text:p>mirror3</text:p>
          </table:table-cell>
          <table:table-cell table:number-columns-repeated="4"/>
          <table:table-cell office:value-type="string">
            <text:p>mirror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10763776">
            <text:p>210763776</text:p>
          </table:table-cell>
          <table:table-cell office:value-type="float" office:value="209715200">
            <text:p>209715200</text:p>
          </table:table-cell>
          <table:table-cell office:value-type="float" office:value="209711104">
            <text:p>209711104</text:p>
          </table:table-cell>
          <table:table-cell table:formula="of:=[.N74]-[.O74]" office:value-type="float" office:value="4096">
            <text:p>4096</text:p>
          </table:table-cell>
          <table:table-cell table:formula="of:=[.N74]/1024/1024" office:value-type="float" office:value="200">
            <text:p>200</text:p>
          </table:table-cell>
          <table:table-cell table:formula="of:=[.O74]/1024/1024" office:value-type="float" office:value="199.99609375">
            <text:p>200</text:p>
          </table:table-cell>
          <table:table-cell table:formula="of:=[.P74]/1024/1024" office:value-type="float" office:value="0.00390625">
            <text:p>0</text:p>
          </table:table-cell>
          <table:table-cell table:formula="of:=[.N74]/1024/1024/1024" office:value-type="float" office:value="0.1953125">
            <text:p>0.20</text:p>
          </table:table-cell>
          <table:table-cell table:formula="of:=[.O74]/1024/1024/1024" office:value-type="float" office:value="0.195308685302734">
            <text:p>0.20</text:p>
          </table:table-cell>
          <table:table-cell table:formula="of:=[.P74]/1024/1024/1024" office:value-type="float" office:value="0.000003814697265625">
            <text:p>0.00</text:p>
          </table:table-cell>
          <table:table-cell table:formula="of:=[.O74]/[.N74]*100" office:value-type="float" office:value="99.998046875">
            <text:p>100</text:p>
          </table:table-cell>
          <table:table-cell table:formula="of:=[.P74]/[.N74]*100" office:value-type="float" office:value="0.001953125">
            <text:p>0</text:p>
          </table:table-cell>
          <table:table-cell office:value-type="string">
            <text:p>QM90KB-lFtd-P4dh-Khsr-s0qB-4HEB-3PSPOF</text:p>
          </table:table-cell>
          <table:table-cell table:number-columns-repeated="989"/>
        </table:table-row>
        <table:table-row table:style-name="ro1">
          <table:table-cell office:value-type="string">
            <text:p>Filesystem</text:p>
          </table:table-cell>
          <table:table-cell table:number-columns-repeated="3"/>
          <table:table-cell table:style-name="ce6"/>
          <table:table-cell office:value-type="string">
            <text:p>ntfs</text:p>
          </table:table-cell>
          <table:table-cell table:number-columns-repeated="3"/>
          <table:table-cell office:value-type="string">
            <text:p>tmpvol_mirror3</text:p>
          </table:table-cell>
          <table:table-cell table:number-columns-repeated="3"/>
          <table:table-cell office:value-type="float" office:value="209711104">
            <text:p>209711104</text:p>
          </table:table-cell>
          <table:table-cell office:value-type="float" office:value="159899648">
            <text:p>159899648</text:p>
          </table:table-cell>
          <table:table-cell table:formula="of:=[.N75]-[.O75]" office:value-type="float" office:value="49811456">
            <text:p>49811456</text:p>
          </table:table-cell>
          <table:table-cell table:formula="of:=[.N75]/1024/1024" office:value-type="float" office:value="199.99609375">
            <text:p>200</text:p>
          </table:table-cell>
          <table:table-cell table:formula="of:=[.O75]/1024/1024" office:value-type="float" office:value="152.4921875">
            <text:p>152</text:p>
          </table:table-cell>
          <table:table-cell table:formula="of:=[.P75]/1024/1024" office:value-type="float" office:value="47.50390625">
            <text:p>48</text:p>
          </table:table-cell>
          <table:table-cell table:formula="of:=[.N75]/1024/1024/1024" office:value-type="float" office:value="0.195308685302734">
            <text:p>0.20</text:p>
          </table:table-cell>
          <table:table-cell table:formula="of:=[.O75]/1024/1024/1024" office:value-type="float" office:value="0.148918151855469">
            <text:p>0.15</text:p>
          </table:table-cell>
          <table:table-cell table:formula="of:=[.P75]/1024/1024/1024" office:value-type="float" office:value="0.0463905334472656">
            <text:p>0.05</text:p>
          </table:table-cell>
          <table:table-cell table:formula="of:=[.O75]/[.N75]*100" office:value-type="float" office:value="76.2475829606047">
            <text:p>76</text:p>
          </table:table-cell>
          <table:table-cell table:formula="of:=[.P75]/[.N75]*100" office:value-type="float" office:value="23.7524170393953">
            <text:p>24</text:p>
          </table:table-cell>
          <table:table-cell office:value-type="string">
            <text:p>0x0187DA0702D98C2D</text:p>
          </table:table-cell>
          <table:table-cell table:number-columns-repeated="989"/>
        </table:table-row>
        <table:table-row table:style-name="ro1">
          <table:table-cell office:value-type="string">
            <text:p>Partition</text:p>
          </table:table-cell>
          <table:table-cell table:number-columns-repeated="2"/>
          <table:table-cell table:style-name="ce6" office:value-type="string">
            <text:p></text:p>
          </table:table-cell>
          <table:table-cell office:value-type="string">
            <text:p>stripe3</text:p>
          </table:table-cell>
          <table:table-cell table:number-columns-repeated="4"/>
          <table:table-cell office:value-type="string">
            <text:p>stripe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20478976">
            <text:p>420478976</text:p>
          </table:table-cell>
          <table:table-cell office:value-type="float" office:value="314572800">
            <text:p>314572800</text:p>
          </table:table-cell>
          <table:table-cell office:value-type="float" office:value="314568704">
            <text:p>314568704</text:p>
          </table:table-cell>
          <table:table-cell table:formula="of:=[.N76]-[.O76]" office:value-type="float" office:value="4096">
            <text:p>4096</text:p>
          </table:table-cell>
          <table:table-cell table:formula="of:=[.N76]/1024/1024" office:value-type="float" office:value="300">
            <text:p>300</text:p>
          </table:table-cell>
          <table:table-cell table:formula="of:=[.O76]/1024/1024" office:value-type="float" office:value="299.99609375">
            <text:p>300</text:p>
          </table:table-cell>
          <table:table-cell table:formula="of:=[.P76]/1024/1024" office:value-type="float" office:value="0.00390625">
            <text:p>0</text:p>
          </table:table-cell>
          <table:table-cell table:formula="of:=[.N76]/1024/1024/1024" office:value-type="float" office:value="0.29296875">
            <text:p>0.29</text:p>
          </table:table-cell>
          <table:table-cell table:formula="of:=[.O76]/1024/1024/1024" office:value-type="float" office:value="0.292964935302734">
            <text:p>0.29</text:p>
          </table:table-cell>
          <table:table-cell table:formula="of:=[.P76]/1024/1024/1024" office:value-type="float" office:value="0.000003814697265625">
            <text:p>0.00</text:p>
          </table:table-cell>
          <table:table-cell table:formula="of:=[.O76]/[.N76]*100" office:value-type="float" office:value="99.9986979166667">
            <text:p>100</text:p>
          </table:table-cell>
          <table:table-cell table:formula="of:=[.P76]/[.N76]*100" office:value-type="float" office:value="0.00130208333333333">
            <text:p>0</text:p>
          </table:table-cell>
          <table:table-cell office:value-type="string">
            <text:p>2Fv6Ez-O2BQ-iaK6-h0fC-1W6f-vdBF-e2lspv</text:p>
          </table:table-cell>
          <table:table-cell table:number-columns-repeated="989"/>
        </table:table-row>
        <table:table-row table:style-name="ro1">
          <table:table-cell office:value-type="string">
            <text:p>Filesystem</text:p>
          </table:table-cell>
          <table:table-cell table:number-columns-repeated="3"/>
          <table:table-cell table:style-name="ce6"/>
          <table:table-cell office:value-type="string">
            <text:p>ntfs</text:p>
          </table:table-cell>
          <table:table-cell table:number-columns-repeated="3"/>
          <table:table-cell office:value-type="string">
            <text:p>tmpvol_stripe3</text:p>
          </table:table-cell>
          <table:table-cell table:number-columns-repeated="3"/>
          <table:table-cell office:value-type="float" office:value="314568704">
            <text:p>314568704</text:p>
          </table:table-cell>
          <table:table-cell office:value-type="float" office:value="253747200">
            <text:p>253747200</text:p>
          </table:table-cell>
          <table:table-cell table:formula="of:=[.N77]-[.O77]" office:value-type="float" office:value="60821504">
            <text:p>60821504</text:p>
          </table:table-cell>
          <table:table-cell table:formula="of:=[.N77]/1024/1024" office:value-type="float" office:value="299.99609375">
            <text:p>300</text:p>
          </table:table-cell>
          <table:table-cell table:formula="of:=[.O77]/1024/1024" office:value-type="float" office:value="241.9921875">
            <text:p>242</text:p>
          </table:table-cell>
          <table:table-cell table:formula="of:=[.P77]/1024/1024" office:value-type="float" office:value="58.00390625">
            <text:p>58</text:p>
          </table:table-cell>
          <table:table-cell table:formula="of:=[.N77]/1024/1024/1024" office:value-type="float" office:value="0.292964935302734">
            <text:p>0.29</text:p>
          </table:table-cell>
          <table:table-cell table:formula="of:=[.O77]/1024/1024/1024" office:value-type="float" office:value="0.236320495605469">
            <text:p>0.24</text:p>
          </table:table-cell>
          <table:table-cell table:formula="of:=[.P77]/1024/1024/1024" office:value-type="float" office:value="0.0566444396972656">
            <text:p>0.06</text:p>
          </table:table-cell>
          <table:table-cell table:formula="of:=[.O77]/[.N77]*100" office:value-type="float" office:value="80.6651128269899">
            <text:p>81</text:p>
          </table:table-cell>
          <table:table-cell table:formula="of:=[.P77]/[.N77]*100" office:value-type="float" office:value="19.3348871730101">
            <text:p>19</text:p>
          </table:table-cell>
          <table:table-cell office:value-type="string">
            <text:p>0x0187DA0702D98C2D</text:p>
          </table:table-cell>
          <table:table-cell table:number-columns-repeated="989"/>
        </table:table-row>
        <table:table-row table:style-name="ro1">
          <table:table-cell office:value-type="string">
            <text:p>Partition</text:p>
          </table:table-cell>
          <table:table-cell table:number-columns-repeated="2"/>
          <table:table-cell table:style-name="ce6" office:value-type="string">
            <text:p></text:p>
          </table:table-cell>
          <table:table-cell office:value-type="string">
            <text:p>home</text:p>
          </table:table-cell>
          <table:table-cell table:number-columns-repeated="4"/>
          <table:table-cell office:value-type="string">
            <text:p>home</text:p>
          </table:table-cell>
          <table:table-cell table:number-columns-repeated="2" office:value-type="float" office:value="1">
            <text:p>1</text:p>
          </table:table-cell>
          <table:table-cell office:value-type="float" office:value="525336576">
            <text:p>525336576</text:p>
          </table:table-cell>
          <table:table-cell table:number-columns-repeated="2" office:value-type="float" office:value="369098752">
            <text:p>369098752</text:p>
          </table:table-cell>
          <table:table-cell table:formula="of:=[.N78]-[.O78]" office:value-type="float" office:value="0">
            <text:p>0</text:p>
          </table:table-cell>
          <table:table-cell table:formula="of:=[.N78]/1024/1024" office:value-type="float" office:value="352">
            <text:p>352</text:p>
          </table:table-cell>
          <table:table-cell table:formula="of:=[.O78]/1024/1024" office:value-type="float" office:value="352">
            <text:p>352</text:p>
          </table:table-cell>
          <table:table-cell table:formula="of:=[.P78]/1024/1024" office:value-type="float" office:value="0">
            <text:p>0</text:p>
          </table:table-cell>
          <table:table-cell table:formula="of:=[.N78]/1024/1024/1024" office:value-type="float" office:value="0.34375">
            <text:p>0.34</text:p>
          </table:table-cell>
          <table:table-cell table:formula="of:=[.O78]/1024/1024/1024" office:value-type="float" office:value="0.34375">
            <text:p>0.34</text:p>
          </table:table-cell>
          <table:table-cell table:formula="of:=[.P78]/1024/1024/1024" office:value-type="float" office:value="0">
            <text:p>0.00</text:p>
          </table:table-cell>
          <table:table-cell table:formula="of:=[.O78]/[.N78]*100" office:value-type="float" office:value="100">
            <text:p>100</text:p>
          </table:table-cell>
          <table:table-cell table:formula="of:=[.P78]/[.N78]*100" office:value-type="float" office:value="0">
            <text:p>0</text:p>
          </table:table-cell>
          <table:table-cell office:value-type="string">
            <text:p>MfB0Ga-1WXH-EpMH-o48Y-6HWp-X2wz-HgXShk</text:p>
          </table:table-cell>
          <table:table-cell table:number-columns-repeated="989"/>
        </table:table-row>
        <table:table-row table:style-name="ro1">
          <table:table-cell office:value-type="string">
            <text:p>Filesystem</text:p>
          </table:table-cell>
          <table:table-cell table:number-columns-repeated="3"/>
          <table:table-cell table:style-name="ce6"/>
          <table:table-cell office:value-type="string">
            <text:p>ext4</text:p>
          </table:table-cell>
          <table:table-cell table:number-columns-repeated="3"/>
          <table:table-cell office:value-type="string">
            <text:p>tmpvol_home</text:p>
          </table:table-cell>
          <table:table-cell table:number-columns-repeated="3"/>
          <table:table-cell office:value-type="float" office:value="369098752">
            <text:p>369098752</text:p>
          </table:table-cell>
          <table:table-cell office:value-type="float" office:value="160984064">
            <text:p>160984064</text:p>
          </table:table-cell>
          <table:table-cell table:formula="of:=[.N79]-[.O79]" office:value-type="float" office:value="208114688">
            <text:p>208114688</text:p>
          </table:table-cell>
          <table:table-cell table:formula="of:=[.N79]/1024/1024" office:value-type="float" office:value="352">
            <text:p>352</text:p>
          </table:table-cell>
          <table:table-cell table:formula="of:=[.O79]/1024/1024" office:value-type="float" office:value="153.5263671875">
            <text:p>154</text:p>
          </table:table-cell>
          <table:table-cell table:formula="of:=[.P79]/1024/1024" office:value-type="float" office:value="198.4736328125">
            <text:p>198</text:p>
          </table:table-cell>
          <table:table-cell table:formula="of:=[.N79]/1024/1024/1024" office:value-type="float" office:value="0.34375">
            <text:p>0.34</text:p>
          </table:table-cell>
          <table:table-cell table:formula="of:=[.O79]/1024/1024/1024" office:value-type="float" office:value="0.149928092956543">
            <text:p>0.15</text:p>
          </table:table-cell>
          <table:table-cell table:formula="of:=[.P79]/1024/1024/1024" office:value-type="float" office:value="0.193821907043457">
            <text:p>0.19</text:p>
          </table:table-cell>
          <table:table-cell table:formula="of:=[.O79]/[.N79]*100" office:value-type="float" office:value="43.6154452237216">
            <text:p>44</text:p>
          </table:table-cell>
          <table:table-cell table:formula="of:=[.P79]/[.N79]*100" office:value-type="float" office:value="56.3845547762784">
            <text:p>56</text:p>
          </table:table-cell>
          <table:table-cell office:value-type="string">
            <text:p>091370c1-8152-4595-b360-31ca50af1a82</text:p>
          </table:table-cell>
          <table:table-cell table:number-columns-repeated="989"/>
        </table:table-row>
        <table:table-row table:style-name="ro1">
          <table:table-cell office:value-type="string">
            <text:p>Partition</text:p>
          </table:table-cell>
          <table:table-cell table:number-columns-repeated="2"/>
          <table:table-cell table:style-name="ce6" office:value-type="string">
            <text:p></text:p>
          </table:table-cell>
          <table:table-cell office:value-type="string">
            <text:p>mirror2_mlog</text:p>
          </table:table-cell>
          <table:table-cell table:number-columns-repeated="4"/>
          <table:table-cell office:value-type="string">
            <text:p>mirror2_log</text:p>
          </table:table-cell>
          <table:table-cell table:number-columns-repeated="2" office:value-type="float" office:value="1">
            <text:p>1</text:p>
          </table:table-cell>
          <table:table-cell office:value-type="float" office:value="894435328">
            <text:p>894435328</text:p>
          </table:table-cell>
          <table:table-cell table:number-columns-repeated="2"/>
          <table:table-cell table:formula="of:=[.N80]-[.O80]" office:value-type="float" office:value="0">
            <text:p>0</text:p>
          </table:table-cell>
          <table:table-cell table:formula="of:=[.N80]/1024/1024" office:value-type="float" office:value="0">
            <text:p>0</text:p>
          </table:table-cell>
          <table:table-cell table:formula="of:=[.O80]/1024/1024" office:value-type="float" office:value="0">
            <text:p>0</text:p>
          </table:table-cell>
          <table:table-cell table:formula="of:=[.P80]/1024/1024" office:value-type="float" office:value="0">
            <text:p>0</text:p>
          </table:table-cell>
          <table:table-cell table:formula="of:=[.N80]/1024/1024/1024" office:value-type="float" office:value="0">
            <text:p>0.00</text:p>
          </table:table-cell>
          <table:table-cell table:formula="of:=[.O80]/1024/1024/1024" office:value-type="float" office:value="0">
            <text:p>0.00</text:p>
          </table:table-cell>
          <table:table-cell table:formula="of:=[.P80]/1024/1024/1024" office:value-type="float" office:value="0">
            <text:p>0.00</text:p>
          </table:table-cell>
          <table:table-cell table:formula="of:=[.O80]/[.N80]*100" office:value-type="float" office:value="0">
            <text:p>#DIV/0!</text:p>
          </table:table-cell>
          <table:table-cell table:formula="of:=[.P80]/[.N80]*100" office:value-type="float" office:value="0">
            <text:p>#DIV/0!</text:p>
          </table:table-cell>
          <table:table-cell office:value-type="string">
            <text:p>IzV8lN-xSZr-niW3-483H-uJYi-TE2W-qg4FvY</text:p>
          </table:table-cell>
          <table:table-cell table:number-columns-repeated="989"/>
        </table:table-row>
        <table:table-row table:style-name="ro1">
          <table:table-cell office:value-type="string">
            <text:p>Data</text:p>
          </table:table-cell>
          <table:table-cell table:number-columns-repeated="3"/>
          <table:table-cell table:style-name="ce6"/>
          <table:table-cell office:value-type="string">
            <text:p>DATA</text:p>
          </table:table-cell>
          <table:table-cell table:number-columns-repeated="7"/>
          <table:table-cell table:number-columns-repeated="2"/>
          <table:table-cell table:formula="of:=[.N81]-[.O81]" office:value-type="float" office:value="0">
            <text:p>0</text:p>
          </table:table-cell>
          <table:table-cell table:formula="of:=[.N81]/1024/1024" office:value-type="float" office:value="0">
            <text:p>0</text:p>
          </table:table-cell>
          <table:table-cell table:formula="of:=[.O81]/1024/1024" office:value-type="float" office:value="0">
            <text:p>0</text:p>
          </table:table-cell>
          <table:table-cell table:formula="of:=[.P81]/1024/1024" office:value-type="float" office:value="0">
            <text:p>0</text:p>
          </table:table-cell>
          <table:table-cell table:formula="of:=[.N81]/1024/1024/1024" office:value-type="float" office:value="0">
            <text:p>0.00</text:p>
          </table:table-cell>
          <table:table-cell table:formula="of:=[.O81]/1024/1024/1024" office:value-type="float" office:value="0">
            <text:p>0.00</text:p>
          </table:table-cell>
          <table:table-cell table:formula="of:=[.P81]/1024/1024/1024" office:value-type="float" office:value="0">
            <text:p>0.00</text:p>
          </table:table-cell>
          <table:table-cell table:formula="of:=[.O81]/[.N81]*100" office:value-type="float" office:value="0">
            <text:p>#DIV/0!</text:p>
          </table:table-cell>
          <table:table-cell table:formula="of:=[.P81]/[.N81]*100" office:value-type="float" office:value="0">
            <text:p>#DIV/0!</text:p>
          </table:table-cell>
          <table:table-cell table:number-columns-repeated="990"/>
        </table:table-row>
        <table:table-row table:style-name="ro1">
          <table:table-cell office:value-type="string">
            <text:p>Partition</text:p>
          </table:table-cell>
          <table:table-cell table:number-columns-repeated="2"/>
          <table:table-cell table:style-name="ce6" office:value-type="string">
            <text:p></text:p>
          </table:table-cell>
          <table:table-cell office:value-type="string">
            <text:p>data</text:p>
          </table:table-cell>
          <table:table-cell table:number-columns-repeated="4"/>
          <table:table-cell office:value-type="string">
            <text:p>dat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898629632">
            <text:p>898629632</text:p>
          </table:table-cell>
          <table:table-cell table:number-columns-repeated="2" office:value-type="float" office:value="314572800">
            <text:p>314572800</text:p>
          </table:table-cell>
          <table:table-cell table:formula="of:=[.N82]-[.O82]" office:value-type="float" office:value="0">
            <text:p>0</text:p>
          </table:table-cell>
          <table:table-cell table:formula="of:=[.N82]/1024/1024" office:value-type="float" office:value="300">
            <text:p>300</text:p>
          </table:table-cell>
          <table:table-cell table:formula="of:=[.O82]/1024/1024" office:value-type="float" office:value="300">
            <text:p>300</text:p>
          </table:table-cell>
          <table:table-cell table:formula="of:=[.P82]/1024/1024" office:value-type="float" office:value="0">
            <text:p>0</text:p>
          </table:table-cell>
          <table:table-cell table:formula="of:=[.N82]/1024/1024/1024" office:value-type="float" office:value="0.29296875">
            <text:p>0.29</text:p>
          </table:table-cell>
          <table:table-cell table:formula="of:=[.O82]/1024/1024/1024" office:value-type="float" office:value="0.29296875">
            <text:p>0.29</text:p>
          </table:table-cell>
          <table:table-cell table:formula="of:=[.P82]/1024/1024/1024" office:value-type="float" office:value="0">
            <text:p>0.00</text:p>
          </table:table-cell>
          <table:table-cell table:formula="of:=[.O82]/[.N82]*100" office:value-type="float" office:value="100">
            <text:p>100</text:p>
          </table:table-cell>
          <table:table-cell table:formula="of:=[.P82]/[.N82]*100" office:value-type="float" office:value="0">
            <text:p>0</text:p>
          </table:table-cell>
          <table:table-cell office:value-type="string">
            <text:p>pWqog5-12R2-Ob7Y-Lspf-ly2h-kqZc-WyNHSJ</text:p>
          </table:table-cell>
          <table:table-cell table:number-columns-repeated="989"/>
        </table:table-row>
        <table:table-row table:style-name="ro1">
          <table:table-cell office:value-type="string">
            <text:p>Filesystem</text:p>
          </table:table-cell>
          <table:table-cell table:number-columns-repeated="3"/>
          <table:table-cell table:style-name="ce6"/>
          <table:table-cell office:value-type="string">
            <text:p>ext4</text:p>
          </table:table-cell>
          <table:table-cell table:number-columns-repeated="3"/>
          <table:table-cell office:value-type="string">
            <text:p>tmpvol_data</text:p>
          </table:table-cell>
          <table:table-cell table:number-columns-repeated="3"/>
          <table:table-cell office:value-type="float" office:value="314572800">
            <text:p>314572800</text:p>
          </table:table-cell>
          <table:table-cell office:value-type="float" office:value="256379904">
            <text:p>256379904</text:p>
          </table:table-cell>
          <table:table-cell table:formula="of:=[.N83]-[.O83]" office:value-type="float" office:value="58192896">
            <text:p>58192896</text:p>
          </table:table-cell>
          <table:table-cell table:formula="of:=[.N83]/1024/1024" office:value-type="float" office:value="300">
            <text:p>300</text:p>
          </table:table-cell>
          <table:table-cell table:formula="of:=[.O83]/1024/1024" office:value-type="float" office:value="244.5029296875">
            <text:p>245</text:p>
          </table:table-cell>
          <table:table-cell table:formula="of:=[.P83]/1024/1024" office:value-type="float" office:value="55.4970703125">
            <text:p>55</text:p>
          </table:table-cell>
          <table:table-cell table:formula="of:=[.N83]/1024/1024/1024" office:value-type="float" office:value="0.29296875">
            <text:p>0.29</text:p>
          </table:table-cell>
          <table:table-cell table:formula="of:=[.O83]/1024/1024/1024" office:value-type="float" office:value="0.238772392272949">
            <text:p>0.24</text:p>
          </table:table-cell>
          <table:table-cell table:formula="of:=[.P83]/1024/1024/1024" office:value-type="float" office:value="0.0541963577270508">
            <text:p>0.05</text:p>
          </table:table-cell>
          <table:table-cell table:formula="of:=[.O83]/[.N83]*100" office:value-type="float" office:value="81.5009765625">
            <text:p>82</text:p>
          </table:table-cell>
          <table:table-cell table:formula="of:=[.P83]/[.N83]*100" office:value-type="float" office:value="18.4990234375">
            <text:p>18</text:p>
          </table:table-cell>
          <table:table-cell office:value-type="string">
            <text:p>9ae823d8-6acc-4d69-a961-82b9e91d7b0b</text:p>
          </table:table-cell>
          <table:table-cell table:number-columns-repeated="989"/>
        </table:table-row>
        <table:table-row table:style-name="ro1">
          <table:table-cell table:number-columns-repeated="1014"/>
        </table:table-row>
        <table:table-row table:style-name="ro1">
          <table:table-cell table:style-name="ce1" office:value-type="string">
            <text:p>Disk</text:p>
          </table:table-cell>
          <table:table-cell table:style-name="ce6" office:value-type="string">
            <text:p></text:p>
          </table:table-cell>
          <table:table-cell table:style-name="ce4" office:value-type="string">
            <text:p>loop2</text:p>
          </table:table-cell>
          <table:table-cell table:number-columns-repeated="5"/>
          <table:table-cell office:value-type="float" office:value="512">
            <text:p>512</text:p>
          </table:table-cell>
          <table:table-cell table:number-columns-repeated="4"/>
          <table:table-cell table:number-columns-repeated="2" office:value-type="float" office:value="1073741824">
            <text:p>1073741824</text:p>
          </table:table-cell>
          <table:table-cell table:formula="of:=[.N85]-[.O85]" office:value-type="float" office:value="0">
            <text:p>0</text:p>
          </table:table-cell>
          <table:table-cell table:formula="of:=[.N85]/1024/1024" office:value-type="float" office:value="1024">
            <text:p>1024</text:p>
          </table:table-cell>
          <table:table-cell table:formula="of:=[.O85]/1024/1024" office:value-type="float" office:value="1024">
            <text:p>1024</text:p>
          </table:table-cell>
          <table:table-cell table:formula="of:=[.P85]/1024/1024" office:value-type="float" office:value="0">
            <text:p>0</text:p>
          </table:table-cell>
          <table:table-cell table:formula="of:=[.N85]/1024/1024/1024" office:value-type="float" office:value="1">
            <text:p>1.00</text:p>
          </table:table-cell>
          <table:table-cell table:formula="of:=[.O85]/1024/1024/1024" office:value-type="float" office:value="1">
            <text:p>1.00</text:p>
          </table:table-cell>
          <table:table-cell table:formula="of:=[.P85]/1024/1024/1024" office:value-type="float" office:value="0">
            <text:p>0.00</text:p>
          </table:table-cell>
          <table:table-cell table:formula="of:=[.O85]/[.N85]*100" office:value-type="float" office:value="100">
            <text:p>100</text:p>
          </table:table-cell>
          <table:table-cell table:formula="of:=[.P85]/[.N85]*100" office:value-type="float" office:value="0">
            <text:p>0</text:p>
          </table:table-cell>
          <table:table-cell office:value-type="string">
            <text:p>/home/flatcap/work/disk2</text:p>
          </table:table-cell>
          <table:table-cell table:number-columns-repeated="989"/>
        </table:table-row>
        <table:table-row table:style-name="ro1">
          <table:table-cell office:value-type="string">
            <text:p>LVM</text:p>
          </table:table-cell>
          <table:table-cell/>
          <table:table-cell table:style-name="ce6" office:value-type="string">
            <text:p></text:p>
          </table:table-cell>
          <table:table-cell office:value-type="string">
            <text:p>lvm</text:p>
          </table:table-cell>
          <table:table-cell table:number-columns-repeated="4"/>
          <table:table-cell office:value-type="float" office:value="4194304">
            <text:p>4194304</text:p>
          </table:table-cell>
          <table:table-cell office:value-type="string">
            <text:p>tmpvol</text:p>
          </table:table-cell>
          <table:table-cell table:number-columns-repeated="2" office:value-type="float" office:value="3">
            <text:p>3</text:p>
          </table:table-cell>
          <table:table-cell/>
          <table:table-cell table:number-columns-repeated="2" office:value-type="float" office:value="1073741824">
            <text:p>1073741824</text:p>
          </table:table-cell>
          <table:table-cell table:formula="of:=[.N86]-[.O86]" office:value-type="float" office:value="0">
            <text:p>0</text:p>
          </table:table-cell>
          <table:table-cell table:formula="of:=[.N86]/1024/1024" office:value-type="float" office:value="1024">
            <text:p>1024</text:p>
          </table:table-cell>
          <table:table-cell table:formula="of:=[.O86]/1024/1024" office:value-type="float" office:value="1024">
            <text:p>1024</text:p>
          </table:table-cell>
          <table:table-cell table:formula="of:=[.P86]/1024/1024" office:value-type="float" office:value="0">
            <text:p>0</text:p>
          </table:table-cell>
          <table:table-cell table:formula="of:=[.N86]/1024/1024/1024" office:value-type="float" office:value="1">
            <text:p>1.00</text:p>
          </table:table-cell>
          <table:table-cell table:formula="of:=[.O86]/1024/1024/1024" office:value-type="float" office:value="1">
            <text:p>1.00</text:p>
          </table:table-cell>
          <table:table-cell table:formula="of:=[.P86]/1024/1024/1024" office:value-type="float" office:value="0">
            <text:p>0.00</text:p>
          </table:table-cell>
          <table:table-cell table:formula="of:=[.O86]/[.N86]*100" office:value-type="float" office:value="100">
            <text:p>100</text:p>
          </table:table-cell>
          <table:table-cell table:formula="of:=[.P86]/[.N86]*100" office:value-type="float" office:value="0">
            <text:p>0</text:p>
          </table:table-cell>
          <table:table-cell office:value-type="string">
            <text:p>Ffyahc-v5qJ-gXSH-xqkr-h404-EZ9P-Gz1Wti</text:p>
          </table:table-cell>
          <table:table-cell table:number-columns-repeated="989"/>
        </table:table-row>
        <table:table-row table:style-name="ro1">
          <table:table-cell office:value-type="string">
            <text:p>Reserved</text:p>
          </table:table-cell>
          <table:table-cell/>
          <table:table-cell table:style-name="ce6"/>
          <table:table-cell/>
          <table:table-cell office:value-type="string">
            <text:p>reserved</text:p>
          </table:table-cell>
          <table:table-cell table:number-columns-repeated="1009"/>
        </table:table-row>
        <table:table-row table:style-name="ro1">
          <table:table-cell office:value-type="string">
            <text:p>Partition</text:p>
          </table:table-cell>
          <table:table-cell table:number-columns-repeated="2"/>
          <table:table-cell table:style-name="ce6" office:value-type="string">
            <text:p></text:p>
          </table:table-cell>
          <table:table-cell office:value-type="string">
            <text:p>mirror3</text:p>
          </table:table-cell>
          <table:table-cell table:number-columns-repeated="4"/>
          <table:table-cell office:value-type="string">
            <text:p>mirror3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209715200">
            <text:p>209715200</text:p>
          </table:table-cell>
          <table:table-cell office:value-type="float" office:value="209711104">
            <text:p>209711104</text:p>
          </table:table-cell>
          <table:table-cell table:formula="of:=[.N88]-[.O88]" office:value-type="float" office:value="4096">
            <text:p>4096</text:p>
          </table:table-cell>
          <table:table-cell table:formula="of:=[.N88]/1024/1024" office:value-type="float" office:value="200">
            <text:p>200</text:p>
          </table:table-cell>
          <table:table-cell table:formula="of:=[.O88]/1024/1024" office:value-type="float" office:value="199.99609375">
            <text:p>200</text:p>
          </table:table-cell>
          <table:table-cell table:formula="of:=[.P88]/1024/1024" office:value-type="float" office:value="0.00390625">
            <text:p>0</text:p>
          </table:table-cell>
          <table:table-cell table:formula="of:=[.N88]/1024/1024/1024" office:value-type="float" office:value="0.1953125">
            <text:p>0.20</text:p>
          </table:table-cell>
          <table:table-cell table:formula="of:=[.O88]/1024/1024/1024" office:value-type="float" office:value="0.195308685302734">
            <text:p>0.20</text:p>
          </table:table-cell>
          <table:table-cell table:formula="of:=[.P88]/1024/1024/1024" office:value-type="float" office:value="0.000003814697265625">
            <text:p>0.00</text:p>
          </table:table-cell>
          <table:table-cell table:formula="of:=[.O88]/[.N88]*100" office:value-type="float" office:value="99.998046875">
            <text:p>100</text:p>
          </table:table-cell>
          <table:table-cell table:formula="of:=[.P88]/[.N88]*100" office:value-type="float" office:value="0.001953125">
            <text:p>0</text:p>
          </table:table-cell>
          <table:table-cell office:value-type="string">
            <text:p>QM90KB-lFtd-P4dh-Khsr-s0qB-4HEB-3PSPOF</text:p>
          </table:table-cell>
          <table:table-cell table:number-columns-repeated="989"/>
        </table:table-row>
        <table:table-row table:style-name="ro1">
          <table:table-cell office:value-type="string">
            <text:p>Filesystem</text:p>
          </table:table-cell>
          <table:table-cell table:number-columns-repeated="3"/>
          <table:table-cell table:style-name="ce6"/>
          <table:table-cell office:value-type="string">
            <text:p>ntfs</text:p>
          </table:table-cell>
          <table:table-cell table:number-columns-repeated="3"/>
          <table:table-cell office:value-type="string">
            <text:p>tmpvol_mirror3</text:p>
          </table:table-cell>
          <table:table-cell table:number-columns-repeated="3"/>
          <table:table-cell office:value-type="float" office:value="209711104">
            <text:p>209711104</text:p>
          </table:table-cell>
          <table:table-cell office:value-type="float" office:value="159899648">
            <text:p>159899648</text:p>
          </table:table-cell>
          <table:table-cell table:formula="of:=[.N89]-[.O89]" office:value-type="float" office:value="49811456">
            <text:p>49811456</text:p>
          </table:table-cell>
          <table:table-cell table:formula="of:=[.N89]/1024/1024" office:value-type="float" office:value="199.99609375">
            <text:p>200</text:p>
          </table:table-cell>
          <table:table-cell table:formula="of:=[.O89]/1024/1024" office:value-type="float" office:value="152.4921875">
            <text:p>152</text:p>
          </table:table-cell>
          <table:table-cell table:formula="of:=[.P89]/1024/1024" office:value-type="float" office:value="47.50390625">
            <text:p>48</text:p>
          </table:table-cell>
          <table:table-cell table:formula="of:=[.N89]/1024/1024/1024" office:value-type="float" office:value="0.195308685302734">
            <text:p>0.20</text:p>
          </table:table-cell>
          <table:table-cell table:formula="of:=[.O89]/1024/1024/1024" office:value-type="float" office:value="0.148918151855469">
            <text:p>0.15</text:p>
          </table:table-cell>
          <table:table-cell table:formula="of:=[.P89]/1024/1024/1024" office:value-type="float" office:value="0.0463905334472656">
            <text:p>0.05</text:p>
          </table:table-cell>
          <table:table-cell table:formula="of:=[.O89]/[.N89]*100" office:value-type="float" office:value="76.2475829606047">
            <text:p>76</text:p>
          </table:table-cell>
          <table:table-cell table:formula="of:=[.P89]/[.N89]*100" office:value-type="float" office:value="23.7524170393953">
            <text:p>24</text:p>
          </table:table-cell>
          <table:table-cell office:value-type="string">
            <text:p>0x0187DA0702D98C2D</text:p>
          </table:table-cell>
          <table:table-cell table:number-columns-repeated="989"/>
        </table:table-row>
        <table:table-row table:style-name="ro1">
          <table:table-cell office:value-type="string">
            <text:p>Partition</text:p>
          </table:table-cell>
          <table:table-cell table:number-columns-repeated="2"/>
          <table:table-cell table:style-name="ce6" office:value-type="string">
            <text:p></text:p>
          </table:table-cell>
          <table:table-cell office:value-type="string">
            <text:p>mirror3_mlog</text:p>
          </table:table-cell>
          <table:table-cell table:number-columns-repeated="4"/>
          <table:table-cell office:value-type="string">
            <text:p>mirror3_log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/>
          <table:table-cell table:formula="of:=[.N90]-[.O90]" office:value-type="float" office:value="0">
            <text:p>0</text:p>
          </table:table-cell>
          <table:table-cell table:formula="of:=[.N90]/1024/1024" office:value-type="float" office:value="0">
            <text:p>0</text:p>
          </table:table-cell>
          <table:table-cell table:formula="of:=[.O90]/1024/1024" office:value-type="float" office:value="0">
            <text:p>0</text:p>
          </table:table-cell>
          <table:table-cell table:formula="of:=[.P90]/1024/1024" office:value-type="float" office:value="0">
            <text:p>0</text:p>
          </table:table-cell>
          <table:table-cell table:formula="of:=[.N90]/1024/1024/1024" office:value-type="float" office:value="0">
            <text:p>0.00</text:p>
          </table:table-cell>
          <table:table-cell table:formula="of:=[.O90]/1024/1024/1024" office:value-type="float" office:value="0">
            <text:p>0.00</text:p>
          </table:table-cell>
          <table:table-cell table:formula="of:=[.P90]/1024/1024/1024" office:value-type="float" office:value="0">
            <text:p>0.00</text:p>
          </table:table-cell>
          <table:table-cell table:formula="of:=[.O90]/[.N90]*100" office:value-type="float" office:value="0">
            <text:p>#DIV/0!</text:p>
          </table:table-cell>
          <table:table-cell table:formula="of:=[.P90]/[.N90]*100" office:value-type="float" office:value="0">
            <text:p>#DIV/0!</text:p>
          </table:table-cell>
          <table:table-cell office:value-type="string">
            <text:p>biHScW-zaPI-j3v0-zh1k-rpxy-HEEw-qEaLSG</text:p>
          </table:table-cell>
          <table:table-cell table:number-columns-repeated="989"/>
        </table:table-row>
        <table:table-row table:style-name="ro1">
          <table:table-cell office:value-type="string">
            <text:p>Data</text:p>
          </table:table-cell>
          <table:table-cell table:number-columns-repeated="3"/>
          <table:table-cell table:style-name="ce6"/>
          <table:table-cell office:value-type="string">
            <text:p>DATA</text:p>
          </table:table-cell>
          <table:table-cell table:number-columns-repeated="7"/>
          <table:table-cell table:number-columns-repeated="2"/>
          <table:table-cell table:formula="of:=[.N91]-[.O91]" office:value-type="float" office:value="0">
            <text:p>0</text:p>
          </table:table-cell>
          <table:table-cell table:formula="of:=[.N91]/1024/1024" office:value-type="float" office:value="0">
            <text:p>0</text:p>
          </table:table-cell>
          <table:table-cell table:formula="of:=[.O91]/1024/1024" office:value-type="float" office:value="0">
            <text:p>0</text:p>
          </table:table-cell>
          <table:table-cell table:formula="of:=[.P91]/1024/1024" office:value-type="float" office:value="0">
            <text:p>0</text:p>
          </table:table-cell>
          <table:table-cell table:formula="of:=[.N91]/1024/1024/1024" office:value-type="float" office:value="0">
            <text:p>0.00</text:p>
          </table:table-cell>
          <table:table-cell table:formula="of:=[.O91]/1024/1024/1024" office:value-type="float" office:value="0">
            <text:p>0.00</text:p>
          </table:table-cell>
          <table:table-cell table:formula="of:=[.P91]/1024/1024/1024" office:value-type="float" office:value="0">
            <text:p>0.00</text:p>
          </table:table-cell>
          <table:table-cell table:formula="of:=[.O91]/[.N91]*100" office:value-type="float" office:value="0">
            <text:p>#DIV/0!</text:p>
          </table:table-cell>
          <table:table-cell table:formula="of:=[.P91]/[.N91]*100" office:value-type="float" office:value="0">
            <text:p>#DIV/0!</text:p>
          </table:table-cell>
          <table:table-cell table:number-columns-repeated="990"/>
        </table:table-row>
        <table:table-row table:style-name="ro1">
          <table:table-cell office:value-type="string">
            <text:p>Partition</text:p>
          </table:table-cell>
          <table:table-cell table:number-columns-repeated="2"/>
          <table:table-cell table:style-name="ce6" office:value-type="string">
            <text:p></text:p>
          </table:table-cell>
          <table:table-cell office:value-type="string">
            <text:p>stripe3</text:p>
          </table:table-cell>
          <table:table-cell table:number-columns-repeated="4"/>
          <table:table-cell office:value-type="string">
            <text:p>stripe3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314572800">
            <text:p>314572800</text:p>
          </table:table-cell>
          <table:table-cell office:value-type="float" office:value="314568704">
            <text:p>314568704</text:p>
          </table:table-cell>
          <table:table-cell table:formula="of:=[.N92]-[.O92]" office:value-type="float" office:value="4096">
            <text:p>4096</text:p>
          </table:table-cell>
          <table:table-cell table:formula="of:=[.N92]/1024/1024" office:value-type="float" office:value="300">
            <text:p>300</text:p>
          </table:table-cell>
          <table:table-cell table:formula="of:=[.O92]/1024/1024" office:value-type="float" office:value="299.99609375">
            <text:p>300</text:p>
          </table:table-cell>
          <table:table-cell table:formula="of:=[.P92]/1024/1024" office:value-type="float" office:value="0.00390625">
            <text:p>0</text:p>
          </table:table-cell>
          <table:table-cell table:formula="of:=[.N92]/1024/1024/1024" office:value-type="float" office:value="0.29296875">
            <text:p>0.29</text:p>
          </table:table-cell>
          <table:table-cell table:formula="of:=[.O92]/1024/1024/1024" office:value-type="float" office:value="0.292964935302734">
            <text:p>0.29</text:p>
          </table:table-cell>
          <table:table-cell table:formula="of:=[.P92]/1024/1024/1024" office:value-type="float" office:value="0.000003814697265625">
            <text:p>0.00</text:p>
          </table:table-cell>
          <table:table-cell table:formula="of:=[.O92]/[.N92]*100" office:value-type="float" office:value="99.9986979166667">
            <text:p>100</text:p>
          </table:table-cell>
          <table:table-cell table:formula="of:=[.P92]/[.N92]*100" office:value-type="float" office:value="0.00130208333333333">
            <text:p>0</text:p>
          </table:table-cell>
          <table:table-cell office:value-type="string">
            <text:p>2Fv6Ez-O2BQ-iaK6-h0fC-1W6f-vdBF-e2lspv</text:p>
          </table:table-cell>
          <table:table-cell table:number-columns-repeated="989"/>
        </table:table-row>
        <table:table-row table:style-name="ro1">
          <table:table-cell office:value-type="string">
            <text:p>Filesystem</text:p>
          </table:table-cell>
          <table:table-cell table:number-columns-repeated="3"/>
          <table:table-cell table:style-name="ce6"/>
          <table:table-cell office:value-type="string">
            <text:p>ntfs</text:p>
          </table:table-cell>
          <table:table-cell table:number-columns-repeated="3"/>
          <table:table-cell office:value-type="string">
            <text:p>tmpvol_stripe3</text:p>
          </table:table-cell>
          <table:table-cell table:number-columns-repeated="3"/>
          <table:table-cell office:value-type="float" office:value="314568704">
            <text:p>314568704</text:p>
          </table:table-cell>
          <table:table-cell office:value-type="float" office:value="253747200">
            <text:p>253747200</text:p>
          </table:table-cell>
          <table:table-cell table:formula="of:=[.N93]-[.O93]" office:value-type="float" office:value="60821504">
            <text:p>60821504</text:p>
          </table:table-cell>
          <table:table-cell table:formula="of:=[.N93]/1024/1024" office:value-type="float" office:value="299.99609375">
            <text:p>300</text:p>
          </table:table-cell>
          <table:table-cell table:formula="of:=[.O93]/1024/1024" office:value-type="float" office:value="241.9921875">
            <text:p>242</text:p>
          </table:table-cell>
          <table:table-cell table:formula="of:=[.P93]/1024/1024" office:value-type="float" office:value="58.00390625">
            <text:p>58</text:p>
          </table:table-cell>
          <table:table-cell table:formula="of:=[.N93]/1024/1024/1024" office:value-type="float" office:value="0.292964935302734">
            <text:p>0.29</text:p>
          </table:table-cell>
          <table:table-cell table:formula="of:=[.O93]/1024/1024/1024" office:value-type="float" office:value="0.236320495605469">
            <text:p>0.24</text:p>
          </table:table-cell>
          <table:table-cell table:formula="of:=[.P93]/1024/1024/1024" office:value-type="float" office:value="0.0566444396972656">
            <text:p>0.06</text:p>
          </table:table-cell>
          <table:table-cell table:formula="of:=[.O93]/[.N93]*100" office:value-type="float" office:value="80.6651128269899">
            <text:p>81</text:p>
          </table:table-cell>
          <table:table-cell table:formula="of:=[.P93]/[.N93]*100" office:value-type="float" office:value="19.3348871730101">
            <text:p>19</text:p>
          </table:table-cell>
          <table:table-cell office:value-type="string">
            <text:p>0x0187DA0702D98C2D</text:p>
          </table:table-cell>
          <table:table-cell table:number-columns-repeated="989"/>
        </table:table-row>
        <table:table-row table:style-name="ro1">
          <table:table-cell office:value-type="string">
            <text:p>Partition</text:p>
          </table:table-cell>
          <table:table-cell table:number-columns-repeated="2"/>
          <table:table-cell table:style-name="ce6" office:value-type="string">
            <text:p></text:p>
          </table:table-cell>
          <table:table-cell office:value-type="string">
            <text:p>tv</text:p>
          </table:table-cell>
          <table:table-cell table:number-columns-repeated="4"/>
          <table:table-cell office:value-type="string">
            <text:p>tv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419430400">
            <text:p>419430400</text:p>
          </table:table-cell>
          <table:table-cell office:value-type="float" office:value="419426304">
            <text:p>419426304</text:p>
          </table:table-cell>
          <table:table-cell table:formula="of:=[.N94]-[.O94]" office:value-type="float" office:value="4096">
            <text:p>4096</text:p>
          </table:table-cell>
          <table:table-cell table:formula="of:=[.N94]/1024/1024" office:value-type="float" office:value="400">
            <text:p>400</text:p>
          </table:table-cell>
          <table:table-cell table:formula="of:=[.O94]/1024/1024" office:value-type="float" office:value="399.99609375">
            <text:p>400</text:p>
          </table:table-cell>
          <table:table-cell table:formula="of:=[.P94]/1024/1024" office:value-type="float" office:value="0.00390625">
            <text:p>0</text:p>
          </table:table-cell>
          <table:table-cell table:formula="of:=[.N94]/1024/1024/1024" office:value-type="float" office:value="0.390625">
            <text:p>0.39</text:p>
          </table:table-cell>
          <table:table-cell table:formula="of:=[.O94]/1024/1024/1024" office:value-type="float" office:value="0.390621185302734">
            <text:p>0.39</text:p>
          </table:table-cell>
          <table:table-cell table:formula="of:=[.P94]/1024/1024/1024" office:value-type="float" office:value="0.000003814697265625">
            <text:p>0.00</text:p>
          </table:table-cell>
          <table:table-cell table:formula="of:=[.O94]/[.N94]*100" office:value-type="float" office:value="99.9990234375">
            <text:p>100</text:p>
          </table:table-cell>
          <table:table-cell table:formula="of:=[.P94]/[.N94]*100" office:value-type="float" office:value="0.0009765625">
            <text:p>0</text:p>
          </table:table-cell>
          <table:table-cell office:value-type="string">
            <text:p>BoHBWb-GS6e-faef-MHOp-PF6W-eJv8-ZQbIqQ</text:p>
          </table:table-cell>
          <table:table-cell table:number-columns-repeated="989"/>
        </table:table-row>
        <table:table-row table:style-name="ro1">
          <table:table-cell office:value-type="string">
            <text:p>Filesystem</text:p>
          </table:table-cell>
          <table:table-cell table:number-columns-repeated="3"/>
          <table:table-cell table:style-name="ce6"/>
          <table:table-cell office:value-type="string">
            <text:p>ntfs</text:p>
          </table:table-cell>
          <table:table-cell table:number-columns-repeated="3"/>
          <table:table-cell office:value-type="string">
            <text:p>tmpvol_tv</text:p>
          </table:table-cell>
          <table:table-cell table:number-columns-repeated="3"/>
          <table:table-cell office:value-type="float" office:value="419426304">
            <text:p>419426304</text:p>
          </table:table-cell>
          <table:table-cell office:value-type="float" office:value="233304064">
            <text:p>233304064</text:p>
          </table:table-cell>
          <table:table-cell table:formula="of:=[.N95]-[.O95]" office:value-type="float" office:value="186122240">
            <text:p>186122240</text:p>
          </table:table-cell>
          <table:table-cell table:formula="of:=[.N95]/1024/1024" office:value-type="float" office:value="399.99609375">
            <text:p>400</text:p>
          </table:table-cell>
          <table:table-cell table:formula="of:=[.O95]/1024/1024" office:value-type="float" office:value="222.49609375">
            <text:p>222</text:p>
          </table:table-cell>
          <table:table-cell table:formula="of:=[.P95]/1024/1024" office:value-type="float" office:value="177.5">
            <text:p>178</text:p>
          </table:table-cell>
          <table:table-cell table:formula="of:=[.N95]/1024/1024/1024" office:value-type="float" office:value="0.390621185302734">
            <text:p>0.39</text:p>
          </table:table-cell>
          <table:table-cell table:formula="of:=[.O95]/1024/1024/1024" office:value-type="float" office:value="0.217281341552734">
            <text:p>0.22</text:p>
          </table:table-cell>
          <table:table-cell table:formula="of:=[.P95]/1024/1024/1024" office:value-type="float" office:value="0.17333984375">
            <text:p>0.17</text:p>
          </table:table-cell>
          <table:table-cell table:formula="of:=[.O95]/[.N95]*100" office:value-type="float" office:value="55.6245666461587">
            <text:p>56</text:p>
          </table:table-cell>
          <table:table-cell table:formula="of:=[.P95]/[.N95]*100" office:value-type="float" office:value="44.3754333538413">
            <text:p>44</text:p>
          </table:table-cell>
          <table:table-cell office:value-type="string">
            <text:p>0x0187DA0702D98C2D</text:p>
          </table:table-cell>
          <table:table-cell table:number-columns-repeated="989"/>
        </table:table-row>
        <table:table-row table:style-name="ro1">
          <table:table-cell office:value-type="string">
            <text:p>Partition</text:p>
          </table:table-cell>
          <table:table-cell table:number-columns-repeated="2"/>
          <table:table-cell table:style-name="ce6" office:value-type="string">
            <text:p></text:p>
          </table:table-cell>
          <table:table-cell office:value-type="string">
            <text:p>mirror2</text:p>
          </table:table-cell>
          <table:table-cell table:number-columns-repeated="4"/>
          <table:table-cell office:value-type="string">
            <text:p>mirror2</text:p>
          </table:table-cell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09715200">
            <text:p>209715200</text:p>
          </table:table-cell>
          <table:table-cell table:formula="of:=[.N96]-[.O96]" office:value-type="float" office:value="0">
            <text:p>0</text:p>
          </table:table-cell>
          <table:table-cell table:formula="of:=[.N96]/1024/1024" office:value-type="float" office:value="200">
            <text:p>200</text:p>
          </table:table-cell>
          <table:table-cell table:formula="of:=[.O96]/1024/1024" office:value-type="float" office:value="200">
            <text:p>200</text:p>
          </table:table-cell>
          <table:table-cell table:formula="of:=[.P96]/1024/1024" office:value-type="float" office:value="0">
            <text:p>0</text:p>
          </table:table-cell>
          <table:table-cell table:formula="of:=[.N96]/1024/1024/1024" office:value-type="float" office:value="0.1953125">
            <text:p>0.20</text:p>
          </table:table-cell>
          <table:table-cell table:formula="of:=[.O96]/1024/1024/1024" office:value-type="float" office:value="0.1953125">
            <text:p>0.20</text:p>
          </table:table-cell>
          <table:table-cell table:formula="of:=[.P96]/1024/1024/1024" office:value-type="float" office:value="0">
            <text:p>0.00</text:p>
          </table:table-cell>
          <table:table-cell table:formula="of:=[.O96]/[.N96]*100" office:value-type="float" office:value="100">
            <text:p>100</text:p>
          </table:table-cell>
          <table:table-cell table:formula="of:=[.P96]/[.N96]*100" office:value-type="float" office:value="0">
            <text:p>0</text:p>
          </table:table-cell>
          <table:table-cell office:value-type="string">
            <text:p>TmK27O-aRYa-eJoc-mRb0-cSrG-jV51-Bf2EBj</text:p>
          </table:table-cell>
          <table:table-cell table:number-columns-repeated="989"/>
        </table:table-row>
        <table:table-row table:style-name="ro1">
          <table:table-cell office:value-type="string">
            <text:p>Filesystem</text:p>
          </table:table-cell>
          <table:table-cell table:number-columns-repeated="3"/>
          <table:table-cell table:style-name="ce6"/>
          <table:table-cell office:value-type="string">
            <text:p>ext4</text:p>
          </table:table-cell>
          <table:table-cell table:number-columns-repeated="3"/>
          <table:table-cell office:value-type="string">
            <text:p>tmpvol_mirror2</text:p>
          </table:table-cell>
          <table:table-cell table:number-columns-repeated="3"/>
          <table:table-cell office:value-type="float" office:value="209715200">
            <text:p>209715200</text:p>
          </table:table-cell>
          <table:table-cell office:value-type="float" office:value="22886400">
            <text:p>22886400</text:p>
          </table:table-cell>
          <table:table-cell table:formula="of:=[.N97]-[.O97]" office:value-type="float" office:value="186828800">
            <text:p>186828800</text:p>
          </table:table-cell>
          <table:table-cell table:formula="of:=[.N97]/1024/1024" office:value-type="float" office:value="200">
            <text:p>200</text:p>
          </table:table-cell>
          <table:table-cell table:formula="of:=[.O97]/1024/1024" office:value-type="float" office:value="21.826171875">
            <text:p>22</text:p>
          </table:table-cell>
          <table:table-cell table:formula="of:=[.P97]/1024/1024" office:value-type="float" office:value="178.173828125">
            <text:p>178</text:p>
          </table:table-cell>
          <table:table-cell table:formula="of:=[.N97]/1024/1024/1024" office:value-type="float" office:value="0.1953125">
            <text:p>0.20</text:p>
          </table:table-cell>
          <table:table-cell table:formula="of:=[.O97]/1024/1024/1024" office:value-type="float" office:value="0.0213146209716797">
            <text:p>0.02</text:p>
          </table:table-cell>
          <table:table-cell table:formula="of:=[.P97]/1024/1024/1024" office:value-type="float" office:value="0.17399787902832">
            <text:p>0.17</text:p>
          </table:table-cell>
          <table:table-cell table:formula="of:=[.O97]/[.N97]*100" office:value-type="float" office:value="10.9130859375">
            <text:p>11</text:p>
          </table:table-cell>
          <table:table-cell table:formula="of:=[.P97]/[.N97]*100" office:value-type="float" office:value="89.0869140625">
            <text:p>89</text:p>
          </table:table-cell>
          <table:table-cell office:value-type="string">
            <text:p>ca4e01b1-79cd-4bde-874b-3b4dd1c9e72b</text:p>
          </table:table-cell>
          <table:table-cell table:number-columns-repeated="989"/>
        </table:table-row>
        <table:table-row table:style-name="ro1">
          <table:table-cell office:value-type="string">
            <text:p>Partition</text:p>
          </table:table-cell>
          <table:table-cell table:number-columns-repeated="2"/>
          <table:table-cell table:style-name="ce6" office:value-type="string">
            <text:p></text:p>
          </table:table-cell>
          <table:table-cell office:value-type="string">
            <text:p>data</text:p>
          </table:table-cell>
          <table:table-cell table:number-columns-repeated="4"/>
          <table:table-cell office:value-type="string">
            <text:p>dat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314572800">
            <text:p>314572800</text:p>
          </table:table-cell>
          <table:table-cell table:formula="of:=[.N98]-[.O98]" office:value-type="float" office:value="0">
            <text:p>0</text:p>
          </table:table-cell>
          <table:table-cell table:formula="of:=[.N98]/1024/1024" office:value-type="float" office:value="300">
            <text:p>300</text:p>
          </table:table-cell>
          <table:table-cell table:formula="of:=[.O98]/1024/1024" office:value-type="float" office:value="300">
            <text:p>300</text:p>
          </table:table-cell>
          <table:table-cell table:formula="of:=[.P98]/1024/1024" office:value-type="float" office:value="0">
            <text:p>0</text:p>
          </table:table-cell>
          <table:table-cell table:formula="of:=[.N98]/1024/1024/1024" office:value-type="float" office:value="0.29296875">
            <text:p>0.29</text:p>
          </table:table-cell>
          <table:table-cell table:formula="of:=[.O98]/1024/1024/1024" office:value-type="float" office:value="0.29296875">
            <text:p>0.29</text:p>
          </table:table-cell>
          <table:table-cell table:formula="of:=[.P98]/1024/1024/1024" office:value-type="float" office:value="0">
            <text:p>0.00</text:p>
          </table:table-cell>
          <table:table-cell table:formula="of:=[.O98]/[.N98]*100" office:value-type="float" office:value="100">
            <text:p>100</text:p>
          </table:table-cell>
          <table:table-cell table:formula="of:=[.P98]/[.N98]*100" office:value-type="float" office:value="0">
            <text:p>0</text:p>
          </table:table-cell>
          <table:table-cell office:value-type="string">
            <text:p>pWqog5-12R2-Ob7Y-Lspf-ly2h-kqZc-WyNHSJ</text:p>
          </table:table-cell>
          <table:table-cell table:number-columns-repeated="989"/>
        </table:table-row>
        <table:table-row table:style-name="ro1">
          <table:table-cell office:value-type="string">
            <text:p>Filesystem</text:p>
          </table:table-cell>
          <table:table-cell table:number-columns-repeated="3"/>
          <table:table-cell table:style-name="ce6"/>
          <table:table-cell office:value-type="string">
            <text:p>ext4</text:p>
          </table:table-cell>
          <table:table-cell table:number-columns-repeated="3"/>
          <table:table-cell office:value-type="string">
            <text:p>tmpvol_data</text:p>
          </table:table-cell>
          <table:table-cell table:number-columns-repeated="3"/>
          <table:table-cell office:value-type="float" office:value="314572800">
            <text:p>314572800</text:p>
          </table:table-cell>
          <table:table-cell office:value-type="float" office:value="256379904">
            <text:p>256379904</text:p>
          </table:table-cell>
          <table:table-cell table:formula="of:=[.N99]-[.O99]" office:value-type="float" office:value="58192896">
            <text:p>58192896</text:p>
          </table:table-cell>
          <table:table-cell table:formula="of:=[.N99]/1024/1024" office:value-type="float" office:value="300">
            <text:p>300</text:p>
          </table:table-cell>
          <table:table-cell table:formula="of:=[.O99]/1024/1024" office:value-type="float" office:value="244.5029296875">
            <text:p>245</text:p>
          </table:table-cell>
          <table:table-cell table:formula="of:=[.P99]/1024/1024" office:value-type="float" office:value="55.4970703125">
            <text:p>55</text:p>
          </table:table-cell>
          <table:table-cell table:formula="of:=[.N99]/1024/1024/1024" office:value-type="float" office:value="0.29296875">
            <text:p>0.29</text:p>
          </table:table-cell>
          <table:table-cell table:formula="of:=[.O99]/1024/1024/1024" office:value-type="float" office:value="0.238772392272949">
            <text:p>0.24</text:p>
          </table:table-cell>
          <table:table-cell table:formula="of:=[.P99]/1024/1024/1024" office:value-type="float" office:value="0.0541963577270508">
            <text:p>0.05</text:p>
          </table:table-cell>
          <table:table-cell table:formula="of:=[.O99]/[.N99]*100" office:value-type="float" office:value="81.5009765625">
            <text:p>82</text:p>
          </table:table-cell>
          <table:table-cell table:formula="of:=[.P99]/[.N99]*100" office:value-type="float" office:value="18.4990234375">
            <text:p>18</text:p>
          </table:table-cell>
          <table:table-cell office:value-type="string">
            <text:p>9ae823d8-6acc-4d69-a961-82b9e91d7b0b</text:p>
          </table:table-cell>
          <table:table-cell table:number-columns-repeated="989"/>
        </table:table-row>
        <table:table-row table:style-name="ro1">
          <table:table-cell table:number-columns-repeated="1014"/>
        </table:table-row>
        <table:table-row table:style-name="ro1">
          <table:table-cell table:style-name="ce1" office:value-type="string">
            <text:p>Volume Group</text:p>
          </table:table-cell>
          <table:table-cell table:style-name="ce6" office:value-type="string">
            <text:p></text:p>
          </table:table-cell>
          <table:table-cell table:style-name="ce4" office:value-type="string">
            <text:p>tmpvol</text:p>
          </table:table-cell>
          <table:table-cell table:number-columns-repeated="5"/>
          <table:table-cell office:value-type="float" office:value="4194304">
            <text:p>4194304</text:p>
          </table:table-cell>
          <table:table-cell office:value-type="string">
            <text:p>tmpvol</text:p>
          </table:table-cell>
          <table:table-cell table:number-columns-repeated="3"/>
          <table:table-cell office:value-type="float" office:value="3208642560">
            <text:p>3208642560</text:p>
          </table:table-cell>
          <table:table-cell office:value-type="float" office:value="3103784960">
            <text:p>3103784960</text:p>
          </table:table-cell>
          <table:table-cell table:formula="of:=[.N101]-[.O101]" office:value-type="float" office:value="104857600">
            <text:p>104857600</text:p>
          </table:table-cell>
          <table:table-cell table:formula="of:=[.N101]/1024/1024" office:value-type="float" office:value="3060">
            <text:p>3060</text:p>
          </table:table-cell>
          <table:table-cell table:formula="of:=[.O101]/1024/1024" office:value-type="float" office:value="2960">
            <text:p>2960</text:p>
          </table:table-cell>
          <table:table-cell table:formula="of:=[.P101]/1024/1024" office:value-type="float" office:value="100">
            <text:p>100</text:p>
          </table:table-cell>
          <table:table-cell table:formula="of:=[.N101]/1024/1024/1024" office:value-type="float" office:value="2.98828125">
            <text:p>2.99</text:p>
          </table:table-cell>
          <table:table-cell table:formula="of:=[.O101]/1024/1024/1024" office:value-type="float" office:value="2.890625">
            <text:p>2.89</text:p>
          </table:table-cell>
          <table:table-cell table:formula="of:=[.P101]/1024/1024/1024" office:value-type="float" office:value="0.09765625">
            <text:p>0.10</text:p>
          </table:table-cell>
          <table:table-cell table:formula="of:=[.O101]/[.N101]*100" office:value-type="float" office:value="96.7320261437908">
            <text:p>97</text:p>
          </table:table-cell>
          <table:table-cell table:formula="of:=[.P101]/[.N101]*100" office:value-type="float" office:value="3.26797385620915">
            <text:p>3</text:p>
          </table:table-cell>
          <table:table-cell office:value-type="string">
            <text:p>Ffyahc-v5qJ-gXSH-xqkr-h404-EZ9P-Gz1Wti</text:p>
          </table:table-cell>
          <table:table-cell table:number-columns-repeated="989"/>
        </table:table-row>
        <table:table-row table:style-name="ro1">
          <table:table-cell office:value-type="string">
            <text:p>Partition</text:p>
          </table:table-cell>
          <table:table-cell/>
          <table:table-cell table:style-name="ce6" office:value-type="string">
            <text:p></text:p>
          </table:table-cell>
          <table:table-cell office:value-type="string">
            <text:p>data</text:p>
          </table:table-cell>
          <table:table-cell table:number-columns-repeated="5"/>
          <table:table-cell office:value-type="string">
            <text:p>data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314572800">
            <text:p>314572800</text:p>
          </table:table-cell>
          <table:table-cell table:formula="of:=[.N102]-[.O102]" office:value-type="float" office:value="0">
            <text:p>0</text:p>
          </table:table-cell>
          <table:table-cell table:formula="of:=[.N102]/1024/1024" office:value-type="float" office:value="300">
            <text:p>300</text:p>
          </table:table-cell>
          <table:table-cell table:formula="of:=[.O102]/1024/1024" office:value-type="float" office:value="300">
            <text:p>300</text:p>
          </table:table-cell>
          <table:table-cell table:formula="of:=[.P102]/1024/1024" office:value-type="float" office:value="0">
            <text:p>0</text:p>
          </table:table-cell>
          <table:table-cell table:formula="of:=[.N102]/1024/1024/1024" office:value-type="float" office:value="0.29296875">
            <text:p>0.29</text:p>
          </table:table-cell>
          <table:table-cell table:formula="of:=[.O102]/1024/1024/1024" office:value-type="float" office:value="0.29296875">
            <text:p>0.29</text:p>
          </table:table-cell>
          <table:table-cell table:formula="of:=[.P102]/1024/1024/1024" office:value-type="float" office:value="0">
            <text:p>0.00</text:p>
          </table:table-cell>
          <table:table-cell table:formula="of:=[.O102]/[.N102]*100" office:value-type="float" office:value="100">
            <text:p>100</text:p>
          </table:table-cell>
          <table:table-cell table:formula="of:=[.P102]/[.N102]*100" office:value-type="float" office:value="0">
            <text:p>0</text:p>
          </table:table-cell>
          <table:table-cell office:value-type="string">
            <text:p>pWqog5-12R2-Ob7Y-Lspf-ly2h-kqZc-WyNHSJ</text:p>
          </table:table-cell>
          <table:table-cell table:number-columns-repeated="989"/>
        </table:table-row>
        <table:table-row table:style-name="ro1">
          <table:table-cell office:value-type="string">
            <text:p>Filesystem</text:p>
          </table:table-cell>
          <table:table-cell/>
          <table:table-cell table:style-name="ce6"/>
          <table:table-cell/>
          <table:table-cell office:value-type="string">
            <text:p>ext4</text:p>
          </table:table-cell>
          <table:table-cell table:number-columns-repeated="3"/>
          <table:table-cell office:value-type="float" office:value="1024">
            <text:p>1024</text:p>
          </table:table-cell>
          <table:table-cell office:value-type="string">
            <text:p>tmpvol_data</text:p>
          </table:table-cell>
          <table:table-cell table:number-columns-repeated="3"/>
          <table:table-cell office:value-type="float" office:value="314572800">
            <text:p>314572800</text:p>
          </table:table-cell>
          <table:table-cell office:value-type="float" office:value="256379904">
            <text:p>256379904</text:p>
          </table:table-cell>
          <table:table-cell table:formula="of:=[.N103]-[.O103]" office:value-type="float" office:value="58192896">
            <text:p>58192896</text:p>
          </table:table-cell>
          <table:table-cell table:formula="of:=[.N103]/1024/1024" office:value-type="float" office:value="300">
            <text:p>300</text:p>
          </table:table-cell>
          <table:table-cell table:formula="of:=[.O103]/1024/1024" office:value-type="float" office:value="244.5029296875">
            <text:p>245</text:p>
          </table:table-cell>
          <table:table-cell table:formula="of:=[.P103]/1024/1024" office:value-type="float" office:value="55.4970703125">
            <text:p>55</text:p>
          </table:table-cell>
          <table:table-cell table:formula="of:=[.N103]/1024/1024/1024" office:value-type="float" office:value="0.29296875">
            <text:p>0.29</text:p>
          </table:table-cell>
          <table:table-cell table:formula="of:=[.O103]/1024/1024/1024" office:value-type="float" office:value="0.238772392272949">
            <text:p>0.24</text:p>
          </table:table-cell>
          <table:table-cell table:formula="of:=[.P103]/1024/1024/1024" office:value-type="float" office:value="0.0541963577270508">
            <text:p>0.05</text:p>
          </table:table-cell>
          <table:table-cell table:formula="of:=[.O103]/[.N103]*100" office:value-type="float" office:value="81.5009765625">
            <text:p>82</text:p>
          </table:table-cell>
          <table:table-cell table:formula="of:=[.P103]/[.N103]*100" office:value-type="float" office:value="18.4990234375">
            <text:p>18</text:p>
          </table:table-cell>
          <table:table-cell office:value-type="string">
            <text:p>9ae823d8-6acc-4d69-a961-82b9e91d7b0b</text:p>
          </table:table-cell>
          <table:table-cell table:number-columns-repeated="989"/>
        </table:table-row>
        <table:table-row table:style-name="ro1">
          <table:table-cell office:value-type="string">
            <text:p>Partition</text:p>
          </table:table-cell>
          <table:table-cell/>
          <table:table-cell table:style-name="ce6" office:value-type="string">
            <text:p></text:p>
          </table:table-cell>
          <table:table-cell office:value-type="string">
            <text:p>home</text:p>
          </table:table-cell>
          <table:table-cell table:number-columns-repeated="5"/>
          <table:table-cell office:value-type="string">
            <text:p>home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369098752">
            <text:p>369098752</text:p>
          </table:table-cell>
          <table:table-cell table:formula="of:=[.N104]-[.O104]" office:value-type="float" office:value="0">
            <text:p>0</text:p>
          </table:table-cell>
          <table:table-cell table:formula="of:=[.N104]/1024/1024" office:value-type="float" office:value="352">
            <text:p>352</text:p>
          </table:table-cell>
          <table:table-cell table:formula="of:=[.O104]/1024/1024" office:value-type="float" office:value="352">
            <text:p>352</text:p>
          </table:table-cell>
          <table:table-cell table:formula="of:=[.P104]/1024/1024" office:value-type="float" office:value="0">
            <text:p>0</text:p>
          </table:table-cell>
          <table:table-cell table:formula="of:=[.N104]/1024/1024/1024" office:value-type="float" office:value="0.34375">
            <text:p>0.34</text:p>
          </table:table-cell>
          <table:table-cell table:formula="of:=[.O104]/1024/1024/1024" office:value-type="float" office:value="0.34375">
            <text:p>0.34</text:p>
          </table:table-cell>
          <table:table-cell table:formula="of:=[.P104]/1024/1024/1024" office:value-type="float" office:value="0">
            <text:p>0.00</text:p>
          </table:table-cell>
          <table:table-cell table:formula="of:=[.O104]/[.N104]*100" office:value-type="float" office:value="100">
            <text:p>100</text:p>
          </table:table-cell>
          <table:table-cell table:formula="of:=[.P104]/[.N104]*100" office:value-type="float" office:value="0">
            <text:p>0</text:p>
          </table:table-cell>
          <table:table-cell office:value-type="string">
            <text:p>MfB0Ga-1WXH-EpMH-o48Y-6HWp-X2wz-HgXShk</text:p>
          </table:table-cell>
          <table:table-cell table:number-columns-repeated="989"/>
        </table:table-row>
        <table:table-row table:style-name="ro1">
          <table:table-cell office:value-type="string">
            <text:p>Filesystem</text:p>
          </table:table-cell>
          <table:table-cell/>
          <table:table-cell table:style-name="ce6"/>
          <table:table-cell/>
          <table:table-cell office:value-type="string">
            <text:p>ext4</text:p>
          </table:table-cell>
          <table:table-cell table:number-columns-repeated="3"/>
          <table:table-cell office:value-type="float" office:value="1024">
            <text:p>1024</text:p>
          </table:table-cell>
          <table:table-cell office:value-type="string">
            <text:p>tmpvol_home</text:p>
          </table:table-cell>
          <table:table-cell table:number-columns-repeated="3"/>
          <table:table-cell office:value-type="float" office:value="369098752">
            <text:p>369098752</text:p>
          </table:table-cell>
          <table:table-cell office:value-type="float" office:value="160984064">
            <text:p>160984064</text:p>
          </table:table-cell>
          <table:table-cell table:formula="of:=[.N105]-[.O105]" office:value-type="float" office:value="208114688">
            <text:p>208114688</text:p>
          </table:table-cell>
          <table:table-cell table:formula="of:=[.N105]/1024/1024" office:value-type="float" office:value="352">
            <text:p>352</text:p>
          </table:table-cell>
          <table:table-cell table:formula="of:=[.O105]/1024/1024" office:value-type="float" office:value="153.5263671875">
            <text:p>154</text:p>
          </table:table-cell>
          <table:table-cell table:formula="of:=[.P105]/1024/1024" office:value-type="float" office:value="198.4736328125">
            <text:p>198</text:p>
          </table:table-cell>
          <table:table-cell table:formula="of:=[.N105]/1024/1024/1024" office:value-type="float" office:value="0.34375">
            <text:p>0.34</text:p>
          </table:table-cell>
          <table:table-cell table:formula="of:=[.O105]/1024/1024/1024" office:value-type="float" office:value="0.149928092956543">
            <text:p>0.15</text:p>
          </table:table-cell>
          <table:table-cell table:formula="of:=[.P105]/1024/1024/1024" office:value-type="float" office:value="0.193821907043457">
            <text:p>0.19</text:p>
          </table:table-cell>
          <table:table-cell table:formula="of:=[.O105]/[.N105]*100" office:value-type="float" office:value="43.6154452237216">
            <text:p>44</text:p>
          </table:table-cell>
          <table:table-cell table:formula="of:=[.P105]/[.N105]*100" office:value-type="float" office:value="56.3845547762784">
            <text:p>56</text:p>
          </table:table-cell>
          <table:table-cell office:value-type="string">
            <text:p>091370c1-8152-4595-b360-31ca50af1a82</text:p>
          </table:table-cell>
          <table:table-cell table:number-columns-repeated="989"/>
        </table:table-row>
        <table:table-row table:style-name="ro1">
          <table:table-cell office:value-type="string">
            <text:p>Partition</text:p>
          </table:table-cell>
          <table:table-cell/>
          <table:table-cell table:style-name="ce6" office:value-type="string">
            <text:p></text:p>
          </table:table-cell>
          <table:table-cell office:value-type="string">
            <text:p>mirror2</text:p>
          </table:table-cell>
          <table:table-cell table:number-columns-repeated="5"/>
          <table:table-cell office:value-type="string">
            <text:p>mirror2</text:p>
          </table:table-cell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09715200">
            <text:p>209715200</text:p>
          </table:table-cell>
          <table:table-cell table:formula="of:=[.N106]-[.O106]" office:value-type="float" office:value="0">
            <text:p>0</text:p>
          </table:table-cell>
          <table:table-cell table:formula="of:=[.N106]/1024/1024" office:value-type="float" office:value="200">
            <text:p>200</text:p>
          </table:table-cell>
          <table:table-cell table:formula="of:=[.O106]/1024/1024" office:value-type="float" office:value="200">
            <text:p>200</text:p>
          </table:table-cell>
          <table:table-cell table:formula="of:=[.P106]/1024/1024" office:value-type="float" office:value="0">
            <text:p>0</text:p>
          </table:table-cell>
          <table:table-cell table:formula="of:=[.N106]/1024/1024/1024" office:value-type="float" office:value="0.1953125">
            <text:p>0.20</text:p>
          </table:table-cell>
          <table:table-cell table:formula="of:=[.O106]/1024/1024/1024" office:value-type="float" office:value="0.1953125">
            <text:p>0.20</text:p>
          </table:table-cell>
          <table:table-cell table:formula="of:=[.P106]/1024/1024/1024" office:value-type="float" office:value="0">
            <text:p>0.00</text:p>
          </table:table-cell>
          <table:table-cell table:formula="of:=[.O106]/[.N106]*100" office:value-type="float" office:value="100">
            <text:p>100</text:p>
          </table:table-cell>
          <table:table-cell table:formula="of:=[.P106]/[.N106]*100" office:value-type="float" office:value="0">
            <text:p>0</text:p>
          </table:table-cell>
          <table:table-cell office:value-type="string">
            <text:p>TmK27O-aRYa-eJoc-mRb0-cSrG-jV51-Bf2EBj</text:p>
          </table:table-cell>
          <table:table-cell table:number-columns-repeated="989"/>
        </table:table-row>
        <table:table-row table:style-name="ro1">
          <table:table-cell office:value-type="string">
            <text:p>Filesystem</text:p>
          </table:table-cell>
          <table:table-cell/>
          <table:table-cell table:style-name="ce6"/>
          <table:table-cell/>
          <table:table-cell office:value-type="string">
            <text:p>ext4</text:p>
          </table:table-cell>
          <table:table-cell table:number-columns-repeated="3"/>
          <table:table-cell office:value-type="float" office:value="1024">
            <text:p>1024</text:p>
          </table:table-cell>
          <table:table-cell office:value-type="string">
            <text:p>tmpvol_mirror2</text:p>
          </table:table-cell>
          <table:table-cell table:number-columns-repeated="3"/>
          <table:table-cell office:value-type="float" office:value="209715200">
            <text:p>209715200</text:p>
          </table:table-cell>
          <table:table-cell office:value-type="float" office:value="22886400">
            <text:p>22886400</text:p>
          </table:table-cell>
          <table:table-cell table:formula="of:=[.N107]-[.O107]" office:value-type="float" office:value="186828800">
            <text:p>186828800</text:p>
          </table:table-cell>
          <table:table-cell table:formula="of:=[.N107]/1024/1024" office:value-type="float" office:value="200">
            <text:p>200</text:p>
          </table:table-cell>
          <table:table-cell table:formula="of:=[.O107]/1024/1024" office:value-type="float" office:value="21.826171875">
            <text:p>22</text:p>
          </table:table-cell>
          <table:table-cell table:formula="of:=[.P107]/1024/1024" office:value-type="float" office:value="178.173828125">
            <text:p>178</text:p>
          </table:table-cell>
          <table:table-cell table:formula="of:=[.N107]/1024/1024/1024" office:value-type="float" office:value="0.1953125">
            <text:p>0.20</text:p>
          </table:table-cell>
          <table:table-cell table:formula="of:=[.O107]/1024/1024/1024" office:value-type="float" office:value="0.0213146209716797">
            <text:p>0.02</text:p>
          </table:table-cell>
          <table:table-cell table:formula="of:=[.P107]/1024/1024/1024" office:value-type="float" office:value="0.17399787902832">
            <text:p>0.17</text:p>
          </table:table-cell>
          <table:table-cell table:formula="of:=[.O107]/[.N107]*100" office:value-type="float" office:value="10.9130859375">
            <text:p>11</text:p>
          </table:table-cell>
          <table:table-cell table:formula="of:=[.P107]/[.N107]*100" office:value-type="float" office:value="89.0869140625">
            <text:p>89</text:p>
          </table:table-cell>
          <table:table-cell office:value-type="string">
            <text:p>ca4e01b1-79cd-4bde-874b-3b4dd1c9e72b</text:p>
          </table:table-cell>
          <table:table-cell table:number-columns-repeated="989"/>
        </table:table-row>
        <table:table-row table:style-name="ro1">
          <table:table-cell office:value-type="string">
            <text:p>Partition</text:p>
          </table:table-cell>
          <table:table-cell/>
          <table:table-cell table:style-name="ce6" office:value-type="string">
            <text:p></text:p>
          </table:table-cell>
          <table:table-cell office:value-type="string">
            <text:p>mirror3</text:p>
          </table:table-cell>
          <table:table-cell table:number-columns-repeated="5"/>
          <table:table-cell office:value-type="string">
            <text:p>mirror3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209715200">
            <text:p>209715200</text:p>
          </table:table-cell>
          <table:table-cell office:value-type="float" office:value="209711104">
            <text:p>209711104</text:p>
          </table:table-cell>
          <table:table-cell table:formula="of:=[.N108]-[.O108]" office:value-type="float" office:value="4096">
            <text:p>4096</text:p>
          </table:table-cell>
          <table:table-cell table:formula="of:=[.N108]/1024/1024" office:value-type="float" office:value="200">
            <text:p>200</text:p>
          </table:table-cell>
          <table:table-cell table:formula="of:=[.O108]/1024/1024" office:value-type="float" office:value="199.99609375">
            <text:p>200</text:p>
          </table:table-cell>
          <table:table-cell table:formula="of:=[.P108]/1024/1024" office:value-type="float" office:value="0.00390625">
            <text:p>0</text:p>
          </table:table-cell>
          <table:table-cell table:formula="of:=[.N108]/1024/1024/1024" office:value-type="float" office:value="0.1953125">
            <text:p>0.20</text:p>
          </table:table-cell>
          <table:table-cell table:formula="of:=[.O108]/1024/1024/1024" office:value-type="float" office:value="0.195308685302734">
            <text:p>0.20</text:p>
          </table:table-cell>
          <table:table-cell table:formula="of:=[.P108]/1024/1024/1024" office:value-type="float" office:value="0.000003814697265625">
            <text:p>0.00</text:p>
          </table:table-cell>
          <table:table-cell table:formula="of:=[.O108]/[.N108]*100" office:value-type="float" office:value="99.998046875">
            <text:p>100</text:p>
          </table:table-cell>
          <table:table-cell table:formula="of:=[.P108]/[.N108]*100" office:value-type="float" office:value="0.001953125">
            <text:p>0</text:p>
          </table:table-cell>
          <table:table-cell office:value-type="string">
            <text:p>QM90KB-lFtd-P4dh-Khsr-s0qB-4HEB-3PSPOF</text:p>
          </table:table-cell>
          <table:table-cell table:number-columns-repeated="989"/>
        </table:table-row>
        <table:table-row table:style-name="ro1">
          <table:table-cell office:value-type="string">
            <text:p>Filesystem</text:p>
          </table:table-cell>
          <table:table-cell/>
          <table:table-cell table:style-name="ce6"/>
          <table:table-cell/>
          <table:table-cell office:value-type="string">
            <text:p>ntfs</text:p>
          </table:table-cell>
          <table:table-cell table:number-columns-repeated="3"/>
          <table:table-cell office:value-type="float" office:value="4096">
            <text:p>4096</text:p>
          </table:table-cell>
          <table:table-cell office:value-type="string">
            <text:p>tmpvol_mirror3</text:p>
          </table:table-cell>
          <table:table-cell table:number-columns-repeated="3"/>
          <table:table-cell office:value-type="float" office:value="209711104">
            <text:p>209711104</text:p>
          </table:table-cell>
          <table:table-cell office:value-type="float" office:value="159899648">
            <text:p>159899648</text:p>
          </table:table-cell>
          <table:table-cell table:formula="of:=[.N109]-[.O109]" office:value-type="float" office:value="49811456">
            <text:p>49811456</text:p>
          </table:table-cell>
          <table:table-cell table:formula="of:=[.N109]/1024/1024" office:value-type="float" office:value="199.99609375">
            <text:p>200</text:p>
          </table:table-cell>
          <table:table-cell table:formula="of:=[.O109]/1024/1024" office:value-type="float" office:value="152.4921875">
            <text:p>152</text:p>
          </table:table-cell>
          <table:table-cell table:formula="of:=[.P109]/1024/1024" office:value-type="float" office:value="47.50390625">
            <text:p>48</text:p>
          </table:table-cell>
          <table:table-cell table:formula="of:=[.N109]/1024/1024/1024" office:value-type="float" office:value="0.195308685302734">
            <text:p>0.20</text:p>
          </table:table-cell>
          <table:table-cell table:formula="of:=[.O109]/1024/1024/1024" office:value-type="float" office:value="0.148918151855469">
            <text:p>0.15</text:p>
          </table:table-cell>
          <table:table-cell table:formula="of:=[.P109]/1024/1024/1024" office:value-type="float" office:value="0.0463905334472656">
            <text:p>0.05</text:p>
          </table:table-cell>
          <table:table-cell table:formula="of:=[.O109]/[.N109]*100" office:value-type="float" office:value="76.2475829606047">
            <text:p>76</text:p>
          </table:table-cell>
          <table:table-cell table:formula="of:=[.P109]/[.N109]*100" office:value-type="float" office:value="23.7524170393953">
            <text:p>24</text:p>
          </table:table-cell>
          <table:table-cell office:value-type="string">
            <text:p>0x0187DA0702D98C2D</text:p>
          </table:table-cell>
          <table:table-cell table:number-columns-repeated="989"/>
        </table:table-row>
        <table:table-row table:style-name="ro1">
          <table:table-cell office:value-type="string">
            <text:p>Partition</text:p>
          </table:table-cell>
          <table:table-cell/>
          <table:table-cell table:style-name="ce6" office:value-type="string">
            <text:p></text:p>
          </table:table-cell>
          <table:table-cell office:value-type="string">
            <text:p>root</text:p>
          </table:table-cell>
          <table:table-cell table:number-columns-repeated="5"/>
          <table:table-cell office:value-type="string">
            <text:p>root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209715200">
            <text:p>209715200</text:p>
          </table:table-cell>
          <table:table-cell table:formula="of:=[.N110]-[.O110]" office:value-type="float" office:value="0">
            <text:p>0</text:p>
          </table:table-cell>
          <table:table-cell table:formula="of:=[.N110]/1024/1024" office:value-type="float" office:value="200">
            <text:p>200</text:p>
          </table:table-cell>
          <table:table-cell table:formula="of:=[.O110]/1024/1024" office:value-type="float" office:value="200">
            <text:p>200</text:p>
          </table:table-cell>
          <table:table-cell table:formula="of:=[.P110]/1024/1024" office:value-type="float" office:value="0">
            <text:p>0</text:p>
          </table:table-cell>
          <table:table-cell table:formula="of:=[.N110]/1024/1024/1024" office:value-type="float" office:value="0.1953125">
            <text:p>0.20</text:p>
          </table:table-cell>
          <table:table-cell table:formula="of:=[.O110]/1024/1024/1024" office:value-type="float" office:value="0.1953125">
            <text:p>0.20</text:p>
          </table:table-cell>
          <table:table-cell table:formula="of:=[.P110]/1024/1024/1024" office:value-type="float" office:value="0">
            <text:p>0.00</text:p>
          </table:table-cell>
          <table:table-cell table:formula="of:=[.O110]/[.N110]*100" office:value-type="float" office:value="100">
            <text:p>100</text:p>
          </table:table-cell>
          <table:table-cell table:formula="of:=[.P110]/[.N110]*100" office:value-type="float" office:value="0">
            <text:p>0</text:p>
          </table:table-cell>
          <table:table-cell office:value-type="string">
            <text:p>x6Awqk-SsXh-fVo9-2gDI-f4gp-I9f3-Mkn4Ag</text:p>
          </table:table-cell>
          <table:table-cell table:number-columns-repeated="989"/>
        </table:table-row>
        <table:table-row table:style-name="ro1">
          <table:table-cell office:value-type="string">
            <text:p>Filesystem</text:p>
          </table:table-cell>
          <table:table-cell/>
          <table:table-cell table:style-name="ce6"/>
          <table:table-cell/>
          <table:table-cell office:value-type="string">
            <text:p>ext4</text:p>
          </table:table-cell>
          <table:table-cell table:number-columns-repeated="3"/>
          <table:table-cell office:value-type="float" office:value="1024">
            <text:p>1024</text:p>
          </table:table-cell>
          <table:table-cell office:value-type="string">
            <text:p>tmpvol_root</text:p>
          </table:table-cell>
          <table:table-cell table:number-columns-repeated="3"/>
          <table:table-cell office:value-type="float" office:value="209715200">
            <text:p>209715200</text:p>
          </table:table-cell>
          <table:table-cell office:value-type="float" office:value="75316224">
            <text:p>75316224</text:p>
          </table:table-cell>
          <table:table-cell table:formula="of:=[.N111]-[.O111]" office:value-type="float" office:value="134398976">
            <text:p>134398976</text:p>
          </table:table-cell>
          <table:table-cell table:formula="of:=[.N111]/1024/1024" office:value-type="float" office:value="200">
            <text:p>200</text:p>
          </table:table-cell>
          <table:table-cell table:formula="of:=[.O111]/1024/1024" office:value-type="float" office:value="71.8271484375">
            <text:p>72</text:p>
          </table:table-cell>
          <table:table-cell table:formula="of:=[.P111]/1024/1024" office:value-type="float" office:value="128.1728515625">
            <text:p>128</text:p>
          </table:table-cell>
          <table:table-cell table:formula="of:=[.N111]/1024/1024/1024" office:value-type="float" office:value="0.1953125">
            <text:p>0.20</text:p>
          </table:table-cell>
          <table:table-cell table:formula="of:=[.O111]/1024/1024/1024" office:value-type="float" office:value="0.0701436996459961">
            <text:p>0.07</text:p>
          </table:table-cell>
          <table:table-cell table:formula="of:=[.P111]/1024/1024/1024" office:value-type="float" office:value="0.125168800354004">
            <text:p>0.13</text:p>
          </table:table-cell>
          <table:table-cell table:formula="of:=[.O111]/[.N111]*100" office:value-type="float" office:value="35.91357421875">
            <text:p>36</text:p>
          </table:table-cell>
          <table:table-cell table:formula="of:=[.P111]/[.N111]*100" office:value-type="float" office:value="64.08642578125">
            <text:p>64</text:p>
          </table:table-cell>
          <table:table-cell office:value-type="string">
            <text:p>8681d145-a58b-4956-af74-661644c918f6</text:p>
          </table:table-cell>
          <table:table-cell table:number-columns-repeated="989"/>
        </table:table-row>
        <table:table-row table:style-name="ro1">
          <table:table-cell office:value-type="string">
            <text:p>Partition</text:p>
          </table:table-cell>
          <table:table-cell/>
          <table:table-cell table:style-name="ce6" office:value-type="string">
            <text:p></text:p>
          </table:table-cell>
          <table:table-cell office:value-type="string">
            <text:p>stripe2</text:p>
          </table:table-cell>
          <table:table-cell table:number-columns-repeated="5"/>
          <table:table-cell office:value-type="string">
            <text:p>stripe2</text:p>
          </table:table-cell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419430400">
            <text:p>419430400</text:p>
          </table:table-cell>
          <table:table-cell table:formula="of:=[.N112]-[.O112]" office:value-type="float" office:value="0">
            <text:p>0</text:p>
          </table:table-cell>
          <table:table-cell table:formula="of:=[.N112]/1024/1024" office:value-type="float" office:value="400">
            <text:p>400</text:p>
          </table:table-cell>
          <table:table-cell table:formula="of:=[.O112]/1024/1024" office:value-type="float" office:value="400">
            <text:p>400</text:p>
          </table:table-cell>
          <table:table-cell table:formula="of:=[.P112]/1024/1024" office:value-type="float" office:value="0">
            <text:p>0</text:p>
          </table:table-cell>
          <table:table-cell table:formula="of:=[.N112]/1024/1024/1024" office:value-type="float" office:value="0.390625">
            <text:p>0.39</text:p>
          </table:table-cell>
          <table:table-cell table:formula="of:=[.O112]/1024/1024/1024" office:value-type="float" office:value="0.390625">
            <text:p>0.39</text:p>
          </table:table-cell>
          <table:table-cell table:formula="of:=[.P112]/1024/1024/1024" office:value-type="float" office:value="0">
            <text:p>0.00</text:p>
          </table:table-cell>
          <table:table-cell table:formula="of:=[.O112]/[.N112]*100" office:value-type="float" office:value="100">
            <text:p>100</text:p>
          </table:table-cell>
          <table:table-cell table:formula="of:=[.P112]/[.N112]*100" office:value-type="float" office:value="0">
            <text:p>0</text:p>
          </table:table-cell>
          <table:table-cell office:value-type="string">
            <text:p>aTKMo8-RGtg-35jG-cz2a-ysPv-pBHj-UcsWoW</text:p>
          </table:table-cell>
          <table:table-cell table:number-columns-repeated="989"/>
        </table:table-row>
        <table:table-row table:style-name="ro1">
          <table:table-cell office:value-type="string">
            <text:p>Filesystem</text:p>
          </table:table-cell>
          <table:table-cell/>
          <table:table-cell table:style-name="ce6"/>
          <table:table-cell/>
          <table:table-cell office:value-type="string">
            <text:p>ext4</text:p>
          </table:table-cell>
          <table:table-cell table:number-columns-repeated="3"/>
          <table:table-cell office:value-type="float" office:value="1024">
            <text:p>1024</text:p>
          </table:table-cell>
          <table:table-cell office:value-type="string">
            <text:p>tmpvol_stripe2</text:p>
          </table:table-cell>
          <table:table-cell table:number-columns-repeated="3"/>
          <table:table-cell office:value-type="float" office:value="419430400">
            <text:p>419430400</text:p>
          </table:table-cell>
          <table:table-cell office:value-type="float" office:value="338575360">
            <text:p>338575360</text:p>
          </table:table-cell>
          <table:table-cell table:formula="of:=[.N113]-[.O113]" office:value-type="float" office:value="80855040">
            <text:p>80855040</text:p>
          </table:table-cell>
          <table:table-cell table:formula="of:=[.N113]/1024/1024" office:value-type="float" office:value="400">
            <text:p>400</text:p>
          </table:table-cell>
          <table:table-cell table:formula="of:=[.O113]/1024/1024" office:value-type="float" office:value="322.890625">
            <text:p>323</text:p>
          </table:table-cell>
          <table:table-cell table:formula="of:=[.P113]/1024/1024" office:value-type="float" office:value="77.109375">
            <text:p>77</text:p>
          </table:table-cell>
          <table:table-cell table:formula="of:=[.N113]/1024/1024/1024" office:value-type="float" office:value="0.390625">
            <text:p>0.39</text:p>
          </table:table-cell>
          <table:table-cell table:formula="of:=[.O113]/1024/1024/1024" office:value-type="float" office:value="0.315322875976562">
            <text:p>0.32</text:p>
          </table:table-cell>
          <table:table-cell table:formula="of:=[.P113]/1024/1024/1024" office:value-type="float" office:value="0.0753021240234375">
            <text:p>0.08</text:p>
          </table:table-cell>
          <table:table-cell table:formula="of:=[.O113]/[.N113]*100" office:value-type="float" office:value="80.72265625">
            <text:p>81</text:p>
          </table:table-cell>
          <table:table-cell table:formula="of:=[.P113]/[.N113]*100" office:value-type="float" office:value="19.27734375">
            <text:p>19</text:p>
          </table:table-cell>
          <table:table-cell office:value-type="string">
            <text:p>ce586c20-709a-4fd7-8e0f-105581674365</text:p>
          </table:table-cell>
          <table:table-cell table:number-columns-repeated="989"/>
        </table:table-row>
        <table:table-row table:style-name="ro1">
          <table:table-cell office:value-type="string">
            <text:p>Partition</text:p>
          </table:table-cell>
          <table:table-cell/>
          <table:table-cell table:style-name="ce6" office:value-type="string">
            <text:p></text:p>
          </table:table-cell>
          <table:table-cell office:value-type="string">
            <text:p>stripe3</text:p>
          </table:table-cell>
          <table:table-cell table:number-columns-repeated="5"/>
          <table:table-cell office:value-type="string">
            <text:p>stripe3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float" office:value="314572800">
            <text:p>314572800</text:p>
          </table:table-cell>
          <table:table-cell office:value-type="float" office:value="314568704">
            <text:p>314568704</text:p>
          </table:table-cell>
          <table:table-cell table:formula="of:=[.N114]-[.O114]" office:value-type="float" office:value="4096">
            <text:p>4096</text:p>
          </table:table-cell>
          <table:table-cell table:formula="of:=[.N114]/1024/1024" office:value-type="float" office:value="300">
            <text:p>300</text:p>
          </table:table-cell>
          <table:table-cell table:formula="of:=[.O114]/1024/1024" office:value-type="float" office:value="299.99609375">
            <text:p>300</text:p>
          </table:table-cell>
          <table:table-cell table:formula="of:=[.P114]/1024/1024" office:value-type="float" office:value="0.00390625">
            <text:p>0</text:p>
          </table:table-cell>
          <table:table-cell table:formula="of:=[.N114]/1024/1024/1024" office:value-type="float" office:value="0.29296875">
            <text:p>0.29</text:p>
          </table:table-cell>
          <table:table-cell table:formula="of:=[.O114]/1024/1024/1024" office:value-type="float" office:value="0.292964935302734">
            <text:p>0.29</text:p>
          </table:table-cell>
          <table:table-cell table:formula="of:=[.P114]/1024/1024/1024" office:value-type="float" office:value="0.000003814697265625">
            <text:p>0.00</text:p>
          </table:table-cell>
          <table:table-cell table:formula="of:=[.O114]/[.N114]*100" office:value-type="float" office:value="99.9986979166667">
            <text:p>100</text:p>
          </table:table-cell>
          <table:table-cell table:formula="of:=[.P114]/[.N114]*100" office:value-type="float" office:value="0.00130208333333333">
            <text:p>0</text:p>
          </table:table-cell>
          <table:table-cell office:value-type="string">
            <text:p>2Fv6Ez-O2BQ-iaK6-h0fC-1W6f-vdBF-e2lspv</text:p>
          </table:table-cell>
          <table:table-cell table:number-columns-repeated="989"/>
        </table:table-row>
        <table:table-row table:style-name="ro1">
          <table:table-cell office:value-type="string">
            <text:p>Filesystem</text:p>
          </table:table-cell>
          <table:table-cell/>
          <table:table-cell table:style-name="ce6"/>
          <table:table-cell/>
          <table:table-cell office:value-type="string">
            <text:p>ntfs</text:p>
          </table:table-cell>
          <table:table-cell table:number-columns-repeated="3"/>
          <table:table-cell office:value-type="float" office:value="4096">
            <text:p>4096</text:p>
          </table:table-cell>
          <table:table-cell office:value-type="string">
            <text:p>tmpvol_stripe3</text:p>
          </table:table-cell>
          <table:table-cell table:number-columns-repeated="3"/>
          <table:table-cell office:value-type="float" office:value="314568704">
            <text:p>314568704</text:p>
          </table:table-cell>
          <table:table-cell office:value-type="float" office:value="253747200">
            <text:p>253747200</text:p>
          </table:table-cell>
          <table:table-cell table:formula="of:=[.N115]-[.O115]" office:value-type="float" office:value="60821504">
            <text:p>60821504</text:p>
          </table:table-cell>
          <table:table-cell table:formula="of:=[.N115]/1024/1024" office:value-type="float" office:value="299.99609375">
            <text:p>300</text:p>
          </table:table-cell>
          <table:table-cell table:formula="of:=[.O115]/1024/1024" office:value-type="float" office:value="241.9921875">
            <text:p>242</text:p>
          </table:table-cell>
          <table:table-cell table:formula="of:=[.P115]/1024/1024" office:value-type="float" office:value="58.00390625">
            <text:p>58</text:p>
          </table:table-cell>
          <table:table-cell table:formula="of:=[.N115]/1024/1024/1024" office:value-type="float" office:value="0.292964935302734">
            <text:p>0.29</text:p>
          </table:table-cell>
          <table:table-cell table:formula="of:=[.O115]/1024/1024/1024" office:value-type="float" office:value="0.236320495605469">
            <text:p>0.24</text:p>
          </table:table-cell>
          <table:table-cell table:formula="of:=[.P115]/1024/1024/1024" office:value-type="float" office:value="0.0566444396972656">
            <text:p>0.06</text:p>
          </table:table-cell>
          <table:table-cell table:formula="of:=[.O115]/[.N115]*100" office:value-type="float" office:value="80.6651128269899">
            <text:p>81</text:p>
          </table:table-cell>
          <table:table-cell table:formula="of:=[.P115]/[.N115]*100" office:value-type="float" office:value="19.3348871730101">
            <text:p>19</text:p>
          </table:table-cell>
          <table:table-cell office:value-type="string">
            <text:p>0x0187DA0702D98C2D</text:p>
          </table:table-cell>
          <table:table-cell table:number-columns-repeated="989"/>
        </table:table-row>
        <table:table-row table:style-name="ro1">
          <table:table-cell office:value-type="string">
            <text:p>Partition</text:p>
          </table:table-cell>
          <table:table-cell/>
          <table:table-cell table:style-name="ce6" office:value-type="string">
            <text:p></text:p>
          </table:table-cell>
          <table:table-cell office:value-type="string">
            <text:p>tv</text:p>
          </table:table-cell>
          <table:table-cell table:number-columns-repeated="5"/>
          <table:table-cell office:value-type="string">
            <text:p>tv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419430400">
            <text:p>419430400</text:p>
          </table:table-cell>
          <table:table-cell office:value-type="float" office:value="419426304">
            <text:p>419426304</text:p>
          </table:table-cell>
          <table:table-cell table:formula="of:=[.N116]-[.O116]" office:value-type="float" office:value="4096">
            <text:p>4096</text:p>
          </table:table-cell>
          <table:table-cell table:formula="of:=[.N116]/1024/1024" office:value-type="float" office:value="400">
            <text:p>400</text:p>
          </table:table-cell>
          <table:table-cell table:formula="of:=[.O116]/1024/1024" office:value-type="float" office:value="399.99609375">
            <text:p>400</text:p>
          </table:table-cell>
          <table:table-cell table:formula="of:=[.P116]/1024/1024" office:value-type="float" office:value="0.00390625">
            <text:p>0</text:p>
          </table:table-cell>
          <table:table-cell table:formula="of:=[.N116]/1024/1024/1024" office:value-type="float" office:value="0.390625">
            <text:p>0.39</text:p>
          </table:table-cell>
          <table:table-cell table:formula="of:=[.O116]/1024/1024/1024" office:value-type="float" office:value="0.390621185302734">
            <text:p>0.39</text:p>
          </table:table-cell>
          <table:table-cell table:formula="of:=[.P116]/1024/1024/1024" office:value-type="float" office:value="0.000003814697265625">
            <text:p>0.00</text:p>
          </table:table-cell>
          <table:table-cell table:formula="of:=[.O116]/[.N116]*100" office:value-type="float" office:value="99.9990234375">
            <text:p>100</text:p>
          </table:table-cell>
          <table:table-cell table:formula="of:=[.P116]/[.N116]*100" office:value-type="float" office:value="0.0009765625">
            <text:p>0</text:p>
          </table:table-cell>
          <table:table-cell office:value-type="string">
            <text:p>BoHBWb-GS6e-faef-MHOp-PF6W-eJv8-ZQbIqQ</text:p>
          </table:table-cell>
          <table:table-cell table:number-columns-repeated="989"/>
        </table:table-row>
        <table:table-row table:style-name="ro1">
          <table:table-cell office:value-type="string">
            <text:p>Filesystem</text:p>
          </table:table-cell>
          <table:table-cell table:number-columns-repeated="3"/>
          <table:table-cell office:value-type="string">
            <text:p>ntfs</text:p>
          </table:table-cell>
          <table:table-cell table:number-columns-repeated="3"/>
          <table:table-cell office:value-type="float" office:value="4096">
            <text:p>4096</text:p>
          </table:table-cell>
          <table:table-cell table:style-name="ce12" office:value-type="string">
            <text:p>tmpvol_tv</text:p>
          </table:table-cell>
          <table:table-cell table:number-columns-repeated="3"/>
          <table:table-cell office:value-type="float" office:value="419426304">
            <text:p>419426304</text:p>
          </table:table-cell>
          <table:table-cell office:value-type="float" office:value="233304064">
            <text:p>233304064</text:p>
          </table:table-cell>
          <table:table-cell table:formula="of:=[.N117]-[.O117]" office:value-type="float" office:value="186122240">
            <text:p>186122240</text:p>
          </table:table-cell>
          <table:table-cell table:formula="of:=[.N117]/1024/1024" office:value-type="float" office:value="399.99609375">
            <text:p>400</text:p>
          </table:table-cell>
          <table:table-cell table:formula="of:=[.O117]/1024/1024" office:value-type="float" office:value="222.49609375">
            <text:p>222</text:p>
          </table:table-cell>
          <table:table-cell table:formula="of:=[.P117]/1024/1024" office:value-type="float" office:value="177.5">
            <text:p>178</text:p>
          </table:table-cell>
          <table:table-cell table:formula="of:=[.N117]/1024/1024/1024" office:value-type="float" office:value="0.390621185302734">
            <text:p>0.39</text:p>
          </table:table-cell>
          <table:table-cell table:formula="of:=[.O117]/1024/1024/1024" office:value-type="float" office:value="0.217281341552734">
            <text:p>0.22</text:p>
          </table:table-cell>
          <table:table-cell table:formula="of:=[.P117]/1024/1024/1024" office:value-type="float" office:value="0.17333984375">
            <text:p>0.17</text:p>
          </table:table-cell>
          <table:table-cell table:formula="of:=[.O117]/[.N117]*100" office:value-type="float" office:value="55.6245666461587">
            <text:p>56</text:p>
          </table:table-cell>
          <table:table-cell table:formula="of:=[.P117]/[.N117]*100" office:value-type="float" office:value="44.3754333538413">
            <text:p>44</text:p>
          </table:table-cell>
          <table:table-cell office:value-type="string">
            <text:p>0x0187DA0702D98C2D</text:p>
          </table:table-cell>
          <table:table-cell table:number-columns-repeated="989"/>
        </table:table-row>
        <table:table-row table:style-name="ro1">
          <table:table-cell office:value-type="string">
            <text:p>Free</text:p>
          </table:table-cell>
          <table:table-cell table:style-name="ce4"/>
          <table:table-cell/>
          <table:table-cell office:value-type="string">
            <text:p>UNUSED</text:p>
          </table:table-cell>
          <table:table-cell table:number-columns-repeated="5"/>
          <table:table-cell table:style-name="ce12"/>
          <table:table-cell table:number-columns-repeated="3"/>
          <table:table-cell office:value-type="float" office:value="104857600">
            <text:p>104857600</text:p>
          </table:table-cell>
          <table:table-cell office:value-type="float" office:value="0">
            <text:p>0</text:p>
          </table:table-cell>
          <table:table-cell table:formula="of:=[.N118]-[.O118]" office:value-type="float" office:value="104857600">
            <text:p>104857600</text:p>
          </table:table-cell>
          <table:table-cell table:formula="of:=[.N118]/1024/1024" office:value-type="float" office:value="100">
            <text:p>100</text:p>
          </table:table-cell>
          <table:table-cell table:formula="of:=[.O118]/1024/1024" office:value-type="float" office:value="0">
            <text:p>0</text:p>
          </table:table-cell>
          <table:table-cell table:formula="of:=[.P118]/1024/1024" office:value-type="float" office:value="100">
            <text:p>100</text:p>
          </table:table-cell>
          <table:table-cell table:formula="of:=[.N118]/1024/1024/1024" office:value-type="float" office:value="0.09765625">
            <text:p>0.10</text:p>
          </table:table-cell>
          <table:table-cell table:formula="of:=[.O118]/1024/1024/1024" office:value-type="float" office:value="0">
            <text:p>0.00</text:p>
          </table:table-cell>
          <table:table-cell table:formula="of:=[.P118]/1024/1024/1024" office:value-type="float" office:value="0.09765625">
            <text:p>0.10</text:p>
          </table:table-cell>
          <table:table-cell table:formula="of:=[.O118]/[.N118]*100" office:value-type="float" office:value="0">
            <text:p>0</text:p>
          </table:table-cell>
          <table:table-cell table:formula="of:=[.P118]/[.N118]*100" office:value-type="float" office:value="100">
            <text:p>100</text:p>
          </table:table-cell>
          <table:table-cell table:number-columns-repeated="990"/>
        </table:table-row>
        <table:table-row table:style-name="ro1">
          <table:table-cell table:number-columns-repeated="1014"/>
        </table:table-row>
        <table:table-row table:style-name="ro1">
          <table:table-cell table:style-name="ce1" office:value-type="string">
            <text:p>Volume Group</text:p>
          </table:table-cell>
          <table:table-cell table:style-name="ce6" office:value-type="string">
            <text:p></text:p>
          </table:table-cell>
          <table:table-cell table:style-name="ce4" office:value-type="string">
            <text:p>volumes</text:p>
          </table:table-cell>
          <table:table-cell table:number-columns-repeated="5"/>
          <table:table-cell office:value-type="float" office:value="4194304">
            <text:p>4194304</text:p>
          </table:table-cell>
          <table:table-cell office:value-type="string">
            <text:p>volumes</text:p>
          </table:table-cell>
          <table:table-cell table:number-columns-repeated="3"/>
          <table:table-cell table:number-columns-repeated="2" office:value-type="float" office:value="1000203091968">
            <text:p>1000203091968</text:p>
          </table:table-cell>
          <table:table-cell table:formula="of:=[.N120]-[.O120]" office:value-type="float" office:value="0">
            <text:p>0</text:p>
          </table:table-cell>
          <table:table-cell table:formula="of:=[.N120]/1024/1024" office:value-type="float" office:value="953868">
            <text:p>953868</text:p>
          </table:table-cell>
          <table:table-cell table:formula="of:=[.O120]/1024/1024" office:value-type="float" office:value="953868">
            <text:p>953868</text:p>
          </table:table-cell>
          <table:table-cell table:formula="of:=[.P120]/1024/1024" office:value-type="float" office:value="0">
            <text:p>0</text:p>
          </table:table-cell>
          <table:table-cell table:formula="of:=[.N120]/1024/1024/1024" office:value-type="float" office:value="931.51171875">
            <text:p>931.51</text:p>
          </table:table-cell>
          <table:table-cell table:formula="of:=[.O120]/1024/1024/1024" office:value-type="float" office:value="931.51171875">
            <text:p>931.51</text:p>
          </table:table-cell>
          <table:table-cell table:formula="of:=[.P120]/1024/1024/1024" office:value-type="float" office:value="0">
            <text:p>0.00</text:p>
          </table:table-cell>
          <table:table-cell table:formula="of:=[.O120]/[.N120]*100" office:value-type="float" office:value="100">
            <text:p>100</text:p>
          </table:table-cell>
          <table:table-cell table:formula="of:=[.P120]/[.N120]*100" office:value-type="float" office:value="0">
            <text:p>0</text:p>
          </table:table-cell>
          <table:table-cell office:value-type="string">
            <text:p>pzzgUG-I1YG-QT26-5f0L-UTGP-HSOn-M8Ck6S</text:p>
          </table:table-cell>
          <table:table-cell table:number-columns-repeated="989"/>
        </table:table-row>
        <table:table-row table:style-name="ro1">
          <table:table-cell office:value-type="string">
            <text:p>Partition</text:p>
          </table:table-cell>
          <table:table-cell/>
          <table:table-cell table:style-name="ce6" office:value-type="string">
            <text:p></text:p>
          </table:table-cell>
          <table:table-cell office:value-type="string">
            <text:p>data</text:p>
          </table:table-cell>
          <table:table-cell table:number-columns-repeated="5"/>
          <table:table-cell office:value-type="string">
            <text:p>data</text:p>
          </table:table-cell>
          <table:table-cell table:number-columns-repeated="3"/>
          <table:table-cell table:number-columns-repeated="2" office:value-type="float" office:value="1000203091968">
            <text:p>1000203091968</text:p>
          </table:table-cell>
          <table:table-cell table:formula="of:=[.N121]-[.O121]" office:value-type="float" office:value="0">
            <text:p>0</text:p>
          </table:table-cell>
          <table:table-cell table:formula="of:=[.N121]/1024/1024" office:value-type="float" office:value="953868">
            <text:p>953868</text:p>
          </table:table-cell>
          <table:table-cell table:formula="of:=[.O121]/1024/1024" office:value-type="float" office:value="953868">
            <text:p>953868</text:p>
          </table:table-cell>
          <table:table-cell table:formula="of:=[.P121]/1024/1024" office:value-type="float" office:value="0">
            <text:p>0</text:p>
          </table:table-cell>
          <table:table-cell table:formula="of:=[.N121]/1024/1024/1024" office:value-type="float" office:value="931.51171875">
            <text:p>931.51</text:p>
          </table:table-cell>
          <table:table-cell table:formula="of:=[.O121]/1024/1024/1024" office:value-type="float" office:value="931.51171875">
            <text:p>931.51</text:p>
          </table:table-cell>
          <table:table-cell table:formula="of:=[.P121]/1024/1024/1024" office:value-type="float" office:value="0">
            <text:p>0.00</text:p>
          </table:table-cell>
          <table:table-cell table:formula="of:=[.O121]/[.N121]*100" office:value-type="float" office:value="100">
            <text:p>100</text:p>
          </table:table-cell>
          <table:table-cell table:formula="of:=[.P121]/[.N121]*100" office:value-type="float" office:value="0">
            <text:p>0</text:p>
          </table:table-cell>
          <table:table-cell office:value-type="string">
            <text:p>DHVTP5-HXYP-r1P4-loFc-NNco-a1T2-6cY3u6</text:p>
          </table:table-cell>
          <table:table-cell table:number-columns-repeated="989"/>
        </table:table-row>
        <table:table-row table:style-name="ro1">
          <table:table-cell office:value-type="string">
            <text:p>Filesystem</text:p>
          </table:table-cell>
          <table:table-cell table:number-columns-repeated="3"/>
          <table:table-cell office:value-type="string">
            <text:p>ext4</text:p>
          </table:table-cell>
          <table:table-cell table:number-columns-repeated="3"/>
          <table:table-cell office:value-type="float" office:value="4096">
            <text:p>4096</text:p>
          </table:table-cell>
          <table:table-cell office:value-type="string">
            <text:p>tera</text:p>
          </table:table-cell>
          <table:table-cell table:number-columns-repeated="3"/>
          <table:table-cell office:value-type="float" office:value="1000203091968">
            <text:p>1000203091968</text:p>
          </table:table-cell>
          <table:table-cell office:value-type="float" office:value="958478524416">
            <text:p>958478524416</text:p>
          </table:table-cell>
          <table:table-cell table:formula="of:=[.N122]-[.O122]" office:value-type="float" office:value="41724567552">
            <text:p>41724567552</text:p>
          </table:table-cell>
          <table:table-cell table:formula="of:=[.N122]/1024/1024" office:value-type="float" office:value="953868">
            <text:p>953868</text:p>
          </table:table-cell>
          <table:table-cell table:formula="of:=[.O122]/1024/1024" office:value-type="float" office:value="914076.3515625">
            <text:p>914076</text:p>
          </table:table-cell>
          <table:table-cell table:formula="of:=[.P122]/1024/1024" office:value-type="float" office:value="39791.6484375">
            <text:p>39792</text:p>
          </table:table-cell>
          <table:table-cell table:formula="of:=[.N122]/1024/1024/1024" office:value-type="float" office:value="931.51171875">
            <text:p>931.51</text:p>
          </table:table-cell>
          <table:table-cell table:formula="of:=[.O122]/1024/1024/1024" office:value-type="float" office:value="892.652687072754">
            <text:p>892.65</text:p>
          </table:table-cell>
          <table:table-cell table:formula="of:=[.P122]/1024/1024/1024" office:value-type="float" office:value="38.8590316772461">
            <text:p>38.86</text:p>
          </table:table-cell>
          <table:table-cell table:formula="of:=[.O122]/[.N122]*100" office:value-type="float" office:value="95.8283904651902">
            <text:p>96</text:p>
          </table:table-cell>
          <table:table-cell table:formula="of:=[.P122]/[.N122]*100" office:value-type="float" office:value="4.17160953480985">
            <text:p>4</text:p>
          </table:table-cell>
          <table:table-cell office:value-type="string">
            <text:p>b8c3f907-43d7-4eb8-9b48-a4e67f1be5cc</text:p>
          </table:table-cell>
          <table:table-cell table:number-columns-repeated="989"/>
        </table:table-row>
        <table:table-row table:style-name="ro1">
          <table:table-cell table:number-columns-repeated="1014"/>
        </table:table-row>
        <table:table-row table:style-name="ro1">
          <table:table-cell table:style-name="ce1" office:value-type="string">
            <text:p>Volume Group</text:p>
          </table:table-cell>
          <table:table-cell table:style-name="ce6" office:value-type="string">
            <text:p></text:p>
          </table:table-cell>
          <table:table-cell table:style-name="ce4" office:value-type="string">
            <text:p>work</text:p>
          </table:table-cell>
          <table:table-cell table:number-columns-repeated="5"/>
          <table:table-cell office:value-type="float" office:value="4194304">
            <text:p>4194304</text:p>
          </table:table-cell>
          <table:table-cell office:value-type="string">
            <text:p>work</text:p>
          </table:table-cell>
          <table:table-cell table:number-columns-repeated="3"/>
          <table:table-cell office:value-type="float" office:value="269781827584">
            <text:p>269781827584</text:p>
          </table:table-cell>
          <table:table-cell office:value-type="float" office:value="268435456000">
            <text:p>268435456000</text:p>
          </table:table-cell>
          <table:table-cell table:formula="of:=[.N124]-[.O124]" office:value-type="float" office:value="1346371584">
            <text:p>1346371584</text:p>
          </table:table-cell>
          <table:table-cell table:number-columns-repeated="6"/>
          <table:table-cell table:formula="of:=[.O124]/[.N124]*100" office:value-type="float" office:value="99.5009405948291">
            <text:p>100</text:p>
          </table:table-cell>
          <table:table-cell table:formula="of:=[.P124]/[.N124]*100" office:value-type="float" office:value="0.49905940517094">
            <text:p>0</text:p>
          </table:table-cell>
          <table:table-cell office:value-type="string">
            <text:p>DaHwcB-cJBZ-oKRc-Nqt2-UJII-XEtl-l7ag3Q</text:p>
          </table:table-cell>
          <table:table-cell table:number-columns-repeated="989"/>
        </table:table-row>
        <table:table-row table:style-name="ro1">
          <table:table-cell office:value-type="string">
            <text:p>Partition</text:p>
          </table:table-cell>
          <table:table-cell/>
          <table:table-cell table:style-name="ce6" office:value-type="string">
            <text:p></text:p>
          </table:table-cell>
          <table:table-cell office:value-type="string">
            <text:p>apple</text:p>
          </table:table-cell>
          <table:table-cell table:number-columns-repeated="5"/>
          <table:table-cell office:value-type="string">
            <text:p>apple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53687091200">
            <text:p>53687091200</text:p>
          </table:table-cell>
          <table:table-cell table:formula="of:=[.N125]-[.O125]" office:value-type="float" office:value="0">
            <text:p>0</text:p>
          </table:table-cell>
          <table:table-cell table:formula="of:=[.N125]/1024/1024" office:value-type="float" office:value="51200">
            <text:p>51200</text:p>
          </table:table-cell>
          <table:table-cell table:formula="of:=[.O125]/1024/1024" office:value-type="float" office:value="51200">
            <text:p>51200</text:p>
          </table:table-cell>
          <table:table-cell table:formula="of:=[.P125]/1024/1024" office:value-type="float" office:value="0">
            <text:p>0</text:p>
          </table:table-cell>
          <table:table-cell table:formula="of:=[.N125]/1024/1024/1024" office:value-type="float" office:value="50">
            <text:p>50.00</text:p>
          </table:table-cell>
          <table:table-cell table:formula="of:=[.O125]/1024/1024/1024" office:value-type="float" office:value="50">
            <text:p>50.00</text:p>
          </table:table-cell>
          <table:table-cell table:formula="of:=[.P125]/1024/1024/1024" office:value-type="float" office:value="0">
            <text:p>0.00</text:p>
          </table:table-cell>
          <table:table-cell table:formula="of:=[.O125]/[.N125]*100" office:value-type="float" office:value="100">
            <text:p>100</text:p>
          </table:table-cell>
          <table:table-cell table:formula="of:=[.P125]/[.N125]*100" office:value-type="float" office:value="0">
            <text:p>0</text:p>
          </table:table-cell>
          <table:table-cell office:value-type="string">
            <text:p>kREvCd-6Wq5-oAHN-YAG6-S2k2-5Ev9-mQAuIw</text:p>
          </table:table-cell>
          <table:table-cell table:number-columns-repeated="989"/>
        </table:table-row>
        <table:table-row table:style-name="ro1">
          <table:table-cell office:value-type="string">
            <text:p>Filesystem</text:p>
          </table:table-cell>
          <table:table-cell table:number-columns-repeated="3"/>
          <table:table-cell office:value-type="string">
            <text:p>ext4</text:p>
          </table:table-cell>
          <table:table-cell table:number-columns-repeated="3"/>
          <table:table-cell office:value-type="float" office:value="4096">
            <text:p>4096</text:p>
          </table:table-cell>
          <table:table-cell office:value-type="string">
            <text:p>work-apple</text:p>
          </table:table-cell>
          <table:table-cell table:number-columns-repeated="3"/>
          <table:table-cell office:value-type="float" office:value="53687091200">
            <text:p>53687091200</text:p>
          </table:table-cell>
          <table:table-cell office:value-type="float" office:value="188555264">
            <text:p>188555264</text:p>
          </table:table-cell>
          <table:table-cell table:formula="of:=[.N126]-[.O126]" office:value-type="float" office:value="53498535936">
            <text:p>53498535936</text:p>
          </table:table-cell>
          <table:table-cell table:formula="of:=[.N126]/1024/1024" office:value-type="float" office:value="51200">
            <text:p>51200</text:p>
          </table:table-cell>
          <table:table-cell table:formula="of:=[.O126]/1024/1024" office:value-type="float" office:value="179.8203125">
            <text:p>180</text:p>
          </table:table-cell>
          <table:table-cell table:formula="of:=[.P126]/1024/1024" office:value-type="float" office:value="51020.1796875">
            <text:p>51020</text:p>
          </table:table-cell>
          <table:table-cell table:formula="of:=[.N126]/1024/1024/1024" office:value-type="float" office:value="50">
            <text:p>50.00</text:p>
          </table:table-cell>
          <table:table-cell table:formula="of:=[.O126]/1024/1024/1024" office:value-type="float" office:value="0.175605773925781">
            <text:p>0.18</text:p>
          </table:table-cell>
          <table:table-cell table:formula="of:=[.P126]/1024/1024/1024" office:value-type="float" office:value="49.8243942260742">
            <text:p>49.82</text:p>
          </table:table-cell>
          <table:table-cell table:formula="of:=[.O126]/[.N126]*100" office:value-type="float" office:value="0.351211547851562">
            <text:p>0</text:p>
          </table:table-cell>
          <table:table-cell table:formula="of:=[.P126]/[.N126]*100" office:value-type="float" office:value="99.6487884521484">
            <text:p>100</text:p>
          </table:table-cell>
          <table:table-cell office:value-type="string">
            <text:p>e00f0065-b71a-422b-8915-8bddca924462</text:p>
          </table:table-cell>
          <table:table-cell table:number-columns-repeated="989"/>
        </table:table-row>
        <table:table-row table:style-name="ro1">
          <table:table-cell office:value-type="string">
            <text:p>Partition</text:p>
          </table:table-cell>
          <table:table-cell/>
          <table:table-cell table:style-name="ce6" office:value-type="string">
            <text:p></text:p>
          </table:table-cell>
          <table:table-cell office:value-type="string">
            <text:p>banana</text:p>
          </table:table-cell>
          <table:table-cell table:number-columns-repeated="5"/>
          <table:table-cell office:value-type="string">
            <text:p>banana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53687091200">
            <text:p>53687091200</text:p>
          </table:table-cell>
          <table:table-cell table:formula="of:=[.N127]-[.O127]" office:value-type="float" office:value="0">
            <text:p>0</text:p>
          </table:table-cell>
          <table:table-cell table:formula="of:=[.N127]/1024/1024" office:value-type="float" office:value="51200">
            <text:p>51200</text:p>
          </table:table-cell>
          <table:table-cell table:formula="of:=[.O127]/1024/1024" office:value-type="float" office:value="51200">
            <text:p>51200</text:p>
          </table:table-cell>
          <table:table-cell table:formula="of:=[.P127]/1024/1024" office:value-type="float" office:value="0">
            <text:p>0</text:p>
          </table:table-cell>
          <table:table-cell table:formula="of:=[.N127]/1024/1024/1024" office:value-type="float" office:value="50">
            <text:p>50.00</text:p>
          </table:table-cell>
          <table:table-cell table:formula="of:=[.O127]/1024/1024/1024" office:value-type="float" office:value="50">
            <text:p>50.00</text:p>
          </table:table-cell>
          <table:table-cell table:formula="of:=[.P127]/1024/1024/1024" office:value-type="float" office:value="0">
            <text:p>0.00</text:p>
          </table:table-cell>
          <table:table-cell table:formula="of:=[.O127]/[.N127]*100" office:value-type="float" office:value="100">
            <text:p>100</text:p>
          </table:table-cell>
          <table:table-cell table:formula="of:=[.P127]/[.N127]*100" office:value-type="float" office:value="0">
            <text:p>0</text:p>
          </table:table-cell>
          <table:table-cell office:value-type="string">
            <text:p>Qb47LO-auib-3ody-owDY-L14P-dYuj-VnOh0p</text:p>
          </table:table-cell>
          <table:table-cell table:number-columns-repeated="989"/>
        </table:table-row>
        <table:table-row table:style-name="ro1">
          <table:table-cell office:value-type="string">
            <text:p>Filesystem</text:p>
          </table:table-cell>
          <table:table-cell table:number-columns-repeated="3"/>
          <table:table-cell office:value-type="string">
            <text:p>ext4</text:p>
          </table:table-cell>
          <table:table-cell table:number-columns-repeated="3"/>
          <table:table-cell office:value-type="float" office:value="4096">
            <text:p>4096</text:p>
          </table:table-cell>
          <table:table-cell office:value-type="string">
            <text:p>work-banana</text:p>
          </table:table-cell>
          <table:table-cell table:number-columns-repeated="3"/>
          <table:table-cell office:value-type="float" office:value="53687091200">
            <text:p>53687091200</text:p>
          </table:table-cell>
          <table:table-cell office:value-type="float" office:value="188555264">
            <text:p>188555264</text:p>
          </table:table-cell>
          <table:table-cell table:formula="of:=[.N128]-[.O128]" office:value-type="float" office:value="53498535936">
            <text:p>53498535936</text:p>
          </table:table-cell>
          <table:table-cell table:formula="of:=[.N128]/1024/1024" office:value-type="float" office:value="51200">
            <text:p>51200</text:p>
          </table:table-cell>
          <table:table-cell table:formula="of:=[.O128]/1024/1024" office:value-type="float" office:value="179.8203125">
            <text:p>180</text:p>
          </table:table-cell>
          <table:table-cell table:formula="of:=[.P128]/1024/1024" office:value-type="float" office:value="51020.1796875">
            <text:p>51020</text:p>
          </table:table-cell>
          <table:table-cell table:formula="of:=[.N128]/1024/1024/1024" office:value-type="float" office:value="50">
            <text:p>50.00</text:p>
          </table:table-cell>
          <table:table-cell table:formula="of:=[.O128]/1024/1024/1024" office:value-type="float" office:value="0.175605773925781">
            <text:p>0.18</text:p>
          </table:table-cell>
          <table:table-cell table:formula="of:=[.P128]/1024/1024/1024" office:value-type="float" office:value="49.8243942260742">
            <text:p>49.82</text:p>
          </table:table-cell>
          <table:table-cell table:formula="of:=[.O128]/[.N128]*100" office:value-type="float" office:value="0.351211547851562">
            <text:p>0</text:p>
          </table:table-cell>
          <table:table-cell table:formula="of:=[.P128]/[.N128]*100" office:value-type="float" office:value="99.6487884521484">
            <text:p>100</text:p>
          </table:table-cell>
          <table:table-cell office:value-type="string">
            <text:p>95bf99b4-125d-490e-b1a7-32294c075816</text:p>
          </table:table-cell>
          <table:table-cell table:number-columns-repeated="989"/>
        </table:table-row>
        <table:table-row table:style-name="ro1">
          <table:table-cell office:value-type="string">
            <text:p>Partition</text:p>
          </table:table-cell>
          <table:table-cell/>
          <table:table-cell table:style-name="ce6" office:value-type="string">
            <text:p></text:p>
          </table:table-cell>
          <table:table-cell office:value-type="string">
            <text:p>cherry</text:p>
          </table:table-cell>
          <table:table-cell table:number-columns-repeated="5"/>
          <table:table-cell office:value-type="string">
            <text:p>cherry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53687091200">
            <text:p>53687091200</text:p>
          </table:table-cell>
          <table:table-cell table:formula="of:=[.N129]-[.O129]" office:value-type="float" office:value="0">
            <text:p>0</text:p>
          </table:table-cell>
          <table:table-cell table:formula="of:=[.N129]/1024/1024" office:value-type="float" office:value="51200">
            <text:p>51200</text:p>
          </table:table-cell>
          <table:table-cell table:formula="of:=[.O129]/1024/1024" office:value-type="float" office:value="51200">
            <text:p>51200</text:p>
          </table:table-cell>
          <table:table-cell table:formula="of:=[.P129]/1024/1024" office:value-type="float" office:value="0">
            <text:p>0</text:p>
          </table:table-cell>
          <table:table-cell table:formula="of:=[.N129]/1024/1024/1024" office:value-type="float" office:value="50">
            <text:p>50.00</text:p>
          </table:table-cell>
          <table:table-cell table:formula="of:=[.O129]/1024/1024/1024" office:value-type="float" office:value="50">
            <text:p>50.00</text:p>
          </table:table-cell>
          <table:table-cell table:formula="of:=[.P129]/1024/1024/1024" office:value-type="float" office:value="0">
            <text:p>0.00</text:p>
          </table:table-cell>
          <table:table-cell table:formula="of:=[.O129]/[.N129]*100" office:value-type="float" office:value="100">
            <text:p>100</text:p>
          </table:table-cell>
          <table:table-cell table:formula="of:=[.P129]/[.N129]*100" office:value-type="float" office:value="0">
            <text:p>0</text:p>
          </table:table-cell>
          <table:table-cell office:value-type="string">
            <text:p>45zi61-E7nq-lFkS-H2ve-uKzq-mVH5-hWm3Px</text:p>
          </table:table-cell>
          <table:table-cell table:number-columns-repeated="989"/>
        </table:table-row>
        <table:table-row table:style-name="ro1">
          <table:table-cell office:value-type="string">
            <text:p>Filesystem</text:p>
          </table:table-cell>
          <table:table-cell table:number-columns-repeated="3"/>
          <table:table-cell office:value-type="string">
            <text:p>ext4</text:p>
          </table:table-cell>
          <table:table-cell table:number-columns-repeated="3"/>
          <table:table-cell office:value-type="float" office:value="4096">
            <text:p>4096</text:p>
          </table:table-cell>
          <table:table-cell office:value-type="string">
            <text:p>work-cherry</text:p>
          </table:table-cell>
          <table:table-cell table:number-columns-repeated="3"/>
          <table:table-cell office:value-type="float" office:value="53687091200">
            <text:p>53687091200</text:p>
          </table:table-cell>
          <table:table-cell office:value-type="float" office:value="188555264">
            <text:p>188555264</text:p>
          </table:table-cell>
          <table:table-cell table:formula="of:=[.N130]-[.O130]" office:value-type="float" office:value="53498535936">
            <text:p>53498535936</text:p>
          </table:table-cell>
          <table:table-cell table:formula="of:=[.N130]/1024/1024" office:value-type="float" office:value="51200">
            <text:p>51200</text:p>
          </table:table-cell>
          <table:table-cell table:formula="of:=[.O130]/1024/1024" office:value-type="float" office:value="179.8203125">
            <text:p>180</text:p>
          </table:table-cell>
          <table:table-cell table:formula="of:=[.P130]/1024/1024" office:value-type="float" office:value="51020.1796875">
            <text:p>51020</text:p>
          </table:table-cell>
          <table:table-cell table:formula="of:=[.N130]/1024/1024/1024" office:value-type="float" office:value="50">
            <text:p>50.00</text:p>
          </table:table-cell>
          <table:table-cell table:formula="of:=[.O130]/1024/1024/1024" office:value-type="float" office:value="0.175605773925781">
            <text:p>0.18</text:p>
          </table:table-cell>
          <table:table-cell table:formula="of:=[.P130]/1024/1024/1024" office:value-type="float" office:value="49.8243942260742">
            <text:p>49.82</text:p>
          </table:table-cell>
          <table:table-cell table:formula="of:=[.O130]/[.N130]*100" office:value-type="float" office:value="0.351211547851562">
            <text:p>0</text:p>
          </table:table-cell>
          <table:table-cell table:formula="of:=[.P130]/[.N130]*100" office:value-type="float" office:value="99.6487884521484">
            <text:p>100</text:p>
          </table:table-cell>
          <table:table-cell office:value-type="string">
            <text:p>e9231602-a9e8-43da-bc70-e8bf466a090e</text:p>
          </table:table-cell>
          <table:table-cell table:number-columns-repeated="989"/>
        </table:table-row>
        <table:table-row table:style-name="ro1">
          <table:table-cell office:value-type="string">
            <text:p>Partition</text:p>
          </table:table-cell>
          <table:table-cell/>
          <table:table-cell table:style-name="ce6" office:value-type="string">
            <text:p></text:p>
          </table:table-cell>
          <table:table-cell office:value-type="string">
            <text:p>date</text:p>
          </table:table-cell>
          <table:table-cell table:number-columns-repeated="5"/>
          <table:table-cell office:value-type="string">
            <text:p>date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53687091200">
            <text:p>53687091200</text:p>
          </table:table-cell>
          <table:table-cell table:formula="of:=[.N131]-[.O131]" office:value-type="float" office:value="0">
            <text:p>0</text:p>
          </table:table-cell>
          <table:table-cell table:formula="of:=[.N131]/1024/1024" office:value-type="float" office:value="51200">
            <text:p>51200</text:p>
          </table:table-cell>
          <table:table-cell table:formula="of:=[.O131]/1024/1024" office:value-type="float" office:value="51200">
            <text:p>51200</text:p>
          </table:table-cell>
          <table:table-cell table:formula="of:=[.P131]/1024/1024" office:value-type="float" office:value="0">
            <text:p>0</text:p>
          </table:table-cell>
          <table:table-cell table:formula="of:=[.N131]/1024/1024/1024" office:value-type="float" office:value="50">
            <text:p>50.00</text:p>
          </table:table-cell>
          <table:table-cell table:formula="of:=[.O131]/1024/1024/1024" office:value-type="float" office:value="50">
            <text:p>50.00</text:p>
          </table:table-cell>
          <table:table-cell table:formula="of:=[.P131]/1024/1024/1024" office:value-type="float" office:value="0">
            <text:p>0.00</text:p>
          </table:table-cell>
          <table:table-cell table:formula="of:=[.O131]/[.N131]*100" office:value-type="float" office:value="100">
            <text:p>100</text:p>
          </table:table-cell>
          <table:table-cell table:formula="of:=[.P131]/[.N131]*100" office:value-type="float" office:value="0">
            <text:p>0</text:p>
          </table:table-cell>
          <table:table-cell office:value-type="string">
            <text:p>VBmB22-2YlN-PD8S-ePRj-ct07-9Fvo-evV8eb</text:p>
          </table:table-cell>
          <table:table-cell table:number-columns-repeated="989"/>
        </table:table-row>
        <table:table-row table:style-name="ro1">
          <table:table-cell office:value-type="string">
            <text:p>Filesystem</text:p>
          </table:table-cell>
          <table:table-cell table:number-columns-repeated="3"/>
          <table:table-cell office:value-type="string">
            <text:p>ext4</text:p>
          </table:table-cell>
          <table:table-cell table:number-columns-repeated="3"/>
          <table:table-cell office:value-type="float" office:value="4096">
            <text:p>4096</text:p>
          </table:table-cell>
          <table:table-cell office:value-type="string">
            <text:p>work-date</text:p>
          </table:table-cell>
          <table:table-cell table:number-columns-repeated="3"/>
          <table:table-cell office:value-type="float" office:value="53687091200">
            <text:p>53687091200</text:p>
          </table:table-cell>
          <table:table-cell office:value-type="float" office:value="188555264">
            <text:p>188555264</text:p>
          </table:table-cell>
          <table:table-cell table:formula="of:=[.N132]-[.O132]" office:value-type="float" office:value="53498535936">
            <text:p>53498535936</text:p>
          </table:table-cell>
          <table:table-cell table:formula="of:=[.N132]/1024/1024" office:value-type="float" office:value="51200">
            <text:p>51200</text:p>
          </table:table-cell>
          <table:table-cell table:formula="of:=[.O132]/1024/1024" office:value-type="float" office:value="179.8203125">
            <text:p>180</text:p>
          </table:table-cell>
          <table:table-cell table:formula="of:=[.P132]/1024/1024" office:value-type="float" office:value="51020.1796875">
            <text:p>51020</text:p>
          </table:table-cell>
          <table:table-cell table:formula="of:=[.N132]/1024/1024/1024" office:value-type="float" office:value="50">
            <text:p>50.00</text:p>
          </table:table-cell>
          <table:table-cell table:formula="of:=[.O132]/1024/1024/1024" office:value-type="float" office:value="0.175605773925781">
            <text:p>0.18</text:p>
          </table:table-cell>
          <table:table-cell table:formula="of:=[.P132]/1024/1024/1024" office:value-type="float" office:value="49.8243942260742">
            <text:p>49.82</text:p>
          </table:table-cell>
          <table:table-cell table:formula="of:=[.O132]/[.N132]*100" office:value-type="float" office:value="0.351211547851562">
            <text:p>0</text:p>
          </table:table-cell>
          <table:table-cell table:formula="of:=[.P132]/[.N132]*100" office:value-type="float" office:value="99.6487884521484">
            <text:p>100</text:p>
          </table:table-cell>
          <table:table-cell office:value-type="string">
            <text:p>42c9be6b-b322-4e6f-8f50-d4dd5413d7d9</text:p>
          </table:table-cell>
          <table:table-cell table:number-columns-repeated="989"/>
        </table:table-row>
        <table:table-row table:style-name="ro1">
          <table:table-cell office:value-type="string">
            <text:p>Partition</text:p>
          </table:table-cell>
          <table:table-cell/>
          <table:table-cell table:style-name="ce6" office:value-type="string">
            <text:p></text:p>
          </table:table-cell>
          <table:table-cell office:value-type="string">
            <text:p>endive</text:p>
          </table:table-cell>
          <table:table-cell table:number-columns-repeated="5"/>
          <table:table-cell office:value-type="string">
            <text:p>endive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53687091200">
            <text:p>53687091200</text:p>
          </table:table-cell>
          <table:table-cell table:formula="of:=[.N133]-[.O133]" office:value-type="float" office:value="0">
            <text:p>0</text:p>
          </table:table-cell>
          <table:table-cell table:formula="of:=[.N133]/1024/1024" office:value-type="float" office:value="51200">
            <text:p>51200</text:p>
          </table:table-cell>
          <table:table-cell table:formula="of:=[.O133]/1024/1024" office:value-type="float" office:value="51200">
            <text:p>51200</text:p>
          </table:table-cell>
          <table:table-cell table:formula="of:=[.P133]/1024/1024" office:value-type="float" office:value="0">
            <text:p>0</text:p>
          </table:table-cell>
          <table:table-cell table:formula="of:=[.N133]/1024/1024/1024" office:value-type="float" office:value="50">
            <text:p>50.00</text:p>
          </table:table-cell>
          <table:table-cell table:formula="of:=[.O133]/1024/1024/1024" office:value-type="float" office:value="50">
            <text:p>50.00</text:p>
          </table:table-cell>
          <table:table-cell table:formula="of:=[.P133]/1024/1024/1024" office:value-type="float" office:value="0">
            <text:p>0.00</text:p>
          </table:table-cell>
          <table:table-cell table:formula="of:=[.O133]/[.N133]*100" office:value-type="float" office:value="100">
            <text:p>100</text:p>
          </table:table-cell>
          <table:table-cell table:formula="of:=[.P133]/[.N133]*100" office:value-type="float" office:value="0">
            <text:p>0</text:p>
          </table:table-cell>
          <table:table-cell office:value-type="string">
            <text:p>b7Y1i9-hAFH-mKZk-5hdD-8yi0-ADca-etz2xK</text:p>
          </table:table-cell>
          <table:table-cell table:number-columns-repeated="989"/>
        </table:table-row>
        <table:table-row table:style-name="ro1">
          <table:table-cell office:value-type="string">
            <text:p>Filesystem</text:p>
          </table:table-cell>
          <table:table-cell table:number-columns-repeated="3"/>
          <table:table-cell office:value-type="string">
            <text:p>ext4</text:p>
          </table:table-cell>
          <table:table-cell table:number-columns-repeated="3"/>
          <table:table-cell office:value-type="float" office:value="4096">
            <text:p>4096</text:p>
          </table:table-cell>
          <table:table-cell office:value-type="string">
            <text:p>work-endive</text:p>
          </table:table-cell>
          <table:table-cell table:number-columns-repeated="3"/>
          <table:table-cell office:value-type="float" office:value="53687091200">
            <text:p>53687091200</text:p>
          </table:table-cell>
          <table:table-cell office:value-type="float" office:value="188555264">
            <text:p>188555264</text:p>
          </table:table-cell>
          <table:table-cell table:formula="of:=[.N134]-[.O134]" office:value-type="float" office:value="53498535936">
            <text:p>53498535936</text:p>
          </table:table-cell>
          <table:table-cell table:formula="of:=[.N134]/1024/1024" office:value-type="float" office:value="51200">
            <text:p>51200</text:p>
          </table:table-cell>
          <table:table-cell table:formula="of:=[.O134]/1024/1024" office:value-type="float" office:value="179.8203125">
            <text:p>180</text:p>
          </table:table-cell>
          <table:table-cell table:formula="of:=[.P134]/1024/1024" office:value-type="float" office:value="51020.1796875">
            <text:p>51020</text:p>
          </table:table-cell>
          <table:table-cell table:formula="of:=[.N134]/1024/1024/1024" office:value-type="float" office:value="50">
            <text:p>50.00</text:p>
          </table:table-cell>
          <table:table-cell table:formula="of:=[.O134]/1024/1024/1024" office:value-type="float" office:value="0.175605773925781">
            <text:p>0.18</text:p>
          </table:table-cell>
          <table:table-cell table:formula="of:=[.P134]/1024/1024/1024" office:value-type="float" office:value="49.8243942260742">
            <text:p>49.82</text:p>
          </table:table-cell>
          <table:table-cell table:formula="of:=[.O134]/[.N134]*100" office:value-type="float" office:value="0.351211547851562">
            <text:p>0</text:p>
          </table:table-cell>
          <table:table-cell table:formula="of:=[.P134]/[.N134]*100" office:value-type="float" office:value="99.6487884521484">
            <text:p>100</text:p>
          </table:table-cell>
          <table:table-cell office:value-type="string">
            <text:p>1629101a-7329-4fbc-8288-c0783d90ff99</text:p>
          </table:table-cell>
          <table:table-cell table:number-columns-repeated="989"/>
        </table:table-row>
        <table:table-row table:style-name="ro1">
          <table:table-cell office:value-type="string">
            <text:p>Free</text:p>
          </table:table-cell>
          <table:table-cell table:style-name="ce4"/>
          <table:table-cell/>
          <table:table-cell office:value-type="string">
            <text:p>UNUSED</text:p>
          </table:table-cell>
          <table:table-cell table:number-columns-repeated="9"/>
          <table:table-cell office:value-type="float" office:value="1346371584">
            <text:p>1346371584</text:p>
          </table:table-cell>
          <table:table-cell office:value-type="float" office:value="0">
            <text:p>0</text:p>
          </table:table-cell>
          <table:table-cell table:formula="of:=[.N135]-[.O135]" office:value-type="float" office:value="1346371584">
            <text:p>1346371584</text:p>
          </table:table-cell>
          <table:table-cell table:formula="of:=[.N135]/1024/1024" office:value-type="float" office:value="1284">
            <text:p>1284</text:p>
          </table:table-cell>
          <table:table-cell table:formula="of:=[.O135]/1024/1024" office:value-type="float" office:value="0">
            <text:p>0</text:p>
          </table:table-cell>
          <table:table-cell table:formula="of:=[.P135]/1024/1024" office:value-type="float" office:value="1284">
            <text:p>1284</text:p>
          </table:table-cell>
          <table:table-cell table:formula="of:=[.N135]/1024/1024/1024" office:value-type="float" office:value="1.25390625">
            <text:p>1.25</text:p>
          </table:table-cell>
          <table:table-cell table:formula="of:=[.O135]/1024/1024/1024" office:value-type="float" office:value="0">
            <text:p>0.00</text:p>
          </table:table-cell>
          <table:table-cell table:formula="of:=[.P135]/1024/1024/1024" office:value-type="float" office:value="1.25390625">
            <text:p>1.25</text:p>
          </table:table-cell>
          <table:table-cell table:formula="of:=[.O135]/[.N135]*100" office:value-type="float" office:value="0">
            <text:p>0</text:p>
          </table:table-cell>
          <table:table-cell table:formula="of:=[.P135]/[.N135]*100" office:value-type="float" office:value="100">
            <text:p>100</text:p>
          </table:table-cell>
          <table:table-cell table:number-columns-repeated="990"/>
        </table:table-row>
        <table:table-row table:style-name="ro1" table:number-rows-repeated="1048440">
          <table:table-cell table:number-columns-repeated="1014"/>
        </table:table-row>
        <table:table-row table:style-name="ro1"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 3" svg:font-family="'Wingdings 3'" style:font-adornments="Regular" style:font-charset="x-symbol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fo:margin-top="0.64cm" fo:margin-bottom="0.64cm" fo:margin-left="0.64cm" fo:margin-right="0.64cm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6">16/11/2011</text:date>, <text:time>23:14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1-16T23:14:03</dc:date>
    <dc:creator>Richard Russon</dc:creator>
    <meta:generator>LibreOffice/3.4$Unix LibreOffice_project/340m1$Build-302</meta:generator>
    <meta:editing-duration>PT18H40M50S</meta:editing-duration>
    <meta:editing-cycles>16</meta:editing-cycles>
    <meta:document-statistic meta:table-count="1" meta:cell-count="2081" meta:object-count="0"/>
  </office:meta>
</office:document-meta>
</file>